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7583in"/>
    </style:style>
    <style:style style:name="co5" style:family="table-column">
      <style:table-column-properties fo:break-before="auto" style:column-width="0.9661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Sample#</text:p>
          </table:table-cell>
          <table:table-cell table:style-name="Default" office:value-type="string">
            <text:p>Start Time</text:p>
          </table:table-cell>
          <table:table-cell office:value-type="string">
            <text:p>Thread Name</text:p>
          </table:table-cell>
          <table:table-cell office:value-type="string">
            <text:p>Label</text:p>
          </table:table-cell>
          <table:table-cell office:value-type="string">
            <text:p>Sample Time(ms)</text:p>
          </table:table-cell>
          <table:table-cell office:value-type="string">
            <text:p>Status</text:p>
          </table:table-cell>
          <table:table-cell office:value-type="string">
            <text:p>By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24M12.708S">
            <text:p>11:24:12.71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24M12.756S">
            <text:p>11:24:12.7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24M12.764S">
            <text:p>11:24:12.76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24M12.713S">
            <text:p>11:24:12.71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24M12.781S">
            <text:p>11:24:12.78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24M12.799S">
            <text:p>11:24:12.80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24M12.76S">
            <text:p>11:24:12.76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24M12.827S">
            <text:p>11:24:12.83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24M12.825S">
            <text:p>11:24:12.83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24M12.836S">
            <text:p>11:24:12.84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24M12.863S">
            <text:p>11:24:12.8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24M12.866S">
            <text:p>11:24:12.8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24M12.873S">
            <text:p>11:24:12.87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24M12.883S">
            <text:p>11:24:12.88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24M12.907S">
            <text:p>11:24:12.91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24M12.917S">
            <text:p>11:24:12.92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24M12.781S">
            <text:p>11:24:12.78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24M12.789S">
            <text:p>11:24:12.79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24M12.933S">
            <text:p>11:24:12.93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24M12.939S">
            <text:p>11:24:12.9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24M12.941S">
            <text:p>11:24:12.94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24M12.954S">
            <text:p>11:24:12.95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24M12.975S">
            <text:p>11:24:12.98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24M12.805S">
            <text:p>11:24:12.81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24M12.991S">
            <text:p>11:24:12.99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24M12.777S">
            <text:p>11:24:12.78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24M13S">
            <text:p>11:24:13.00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24M13.013S">
            <text:p>11:24:13.0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24M12.841S">
            <text:p>11:24:12.84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24M13.021S">
            <text:p>11:24:13.02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24M12.833S">
            <text:p>11:24:12.83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24M13.028S">
            <text:p>11:24:13.03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24M13.054S">
            <text:p>11:24:13.05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24M13.061S">
            <text:p>11:24:13.06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24M13.071S">
            <text:p>11:24:13.0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24M12.83S">
            <text:p>11:24:12.83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24M13.084S">
            <text:p>11:24:13.0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24M13.083S">
            <text:p>11:24:13.08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24M13.096S">
            <text:p>11:24:13.10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24M12.88S">
            <text:p>11:24:12.88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24M13.129S">
            <text:p>11:24:13.13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24M13.131S">
            <text:p>11:24:13.13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24M12.877S">
            <text:p>11:24:12.88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24M13.139S">
            <text:p>11:24:13.14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24M13.154S">
            <text:p>11:24:13.1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24M13.156S">
            <text:p>11:24:13.16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24M13.169S">
            <text:p>11:24:13.17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24M13.029S">
            <text:p>11:24:13.03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24M13.204S">
            <text:p>11:24:13.2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24M13.206S">
            <text:p>11:24:13.21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24M13.206S">
            <text:p>11:24:13.21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24M12.868S">
            <text:p>11:24:12.87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24M13.224S">
            <text:p>11:24:13.22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24M13.226S">
            <text:p>11:24:13.23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24M13.235S">
            <text:p>11:24:13.24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24M13.269S">
            <text:p>11:24:13.27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24M12.841S">
            <text:p>11:24:12.84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24M13.278S">
            <text:p>11:24:13.2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24M13.294S">
            <text:p>11:24:13.29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24M13.293S">
            <text:p>11:24:13.29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24M13.302S">
            <text:p>11:24:13.30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24M13.307S">
            <text:p>11:24:13.31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24M13.343S">
            <text:p>11:24:13.34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24M13.137S">
            <text:p>11:24:13.14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24M13.348S">
            <text:p>11:24:13.35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24M13.148S">
            <text:p>11:24:13.15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24M13.364S">
            <text:p>11:24:13.36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24M13.366S">
            <text:p>11:24:13.37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24M13.368S">
            <text:p>11:24:13.37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24M13.375S">
            <text:p>11:24:13.38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24M13.147S">
            <text:p>11:24:13.15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24M13.41S">
            <text:p>11:24:13.41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24M13.415S">
            <text:p>11:24:13.42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24M13.435S">
            <text:p>11:24:13.44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24M13.44S">
            <text:p>11:24:13.44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24M13.232S">
            <text:p>11:24:13.23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24M13.447S">
            <text:p>11:24:13.45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24M13.458S">
            <text:p>11:24:13.46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24M13.136S">
            <text:p>11:24:13.14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24M13.1S">
            <text:p>11:24:13.10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24M13.48S">
            <text:p>11:24:13.48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24M13.483S">
            <text:p>11:24:13.48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24M13.129S">
            <text:p>11:24:13.13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24M13.516S">
            <text:p>11:24:13.52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24M13.51S">
            <text:p>11:24:13.51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24M13.503S">
            <text:p>11:24:13.50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24M13.526S">
            <text:p>11:24:13.53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24M13.088S">
            <text:p>11:24:13.09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24M13.547S">
            <text:p>11:24:13.55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24M13.551S">
            <text:p>11:24:13.55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24M13.57S">
            <text:p>11:24:13.57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24M13.575S">
            <text:p>11:24:13.58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24M13.089S">
            <text:p>11:24:13.09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24M13.587S">
            <text:p>11:24:13.59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24M13.595S">
            <text:p>11:24:13.60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24M13.618S">
            <text:p>11:24:13.62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24M13.621S">
            <text:p>11:24:13.62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24M13.075S">
            <text:p>11:24:13.08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24M13.638S">
            <text:p>11:24:13.64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24M13.649S">
            <text:p>11:24:13.65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24M13.654S">
            <text:p>11:24:13.65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24M13.664S">
            <text:p>11:24:13.66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24M13.065S">
            <text:p>11:24:13.07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24M13.684S">
            <text:p>11:24:13.68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24M13.698S">
            <text:p>11:24:13.70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24M13.076S">
            <text:p>11:24:13.08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24M13.706S">
            <text:p>11:24:13.71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24M13.718S">
            <text:p>11:24:13.72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24M13.725S">
            <text:p>11:24:13.73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24M13.058S">
            <text:p>11:24:13.06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24M13.733S">
            <text:p>11:24:13.73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24M13.754S">
            <text:p>11:24:13.75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24M13.771S">
            <text:p>11:24:13.77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24M13.789S">
            <text:p>11:24:13.79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24M13.805S">
            <text:p>11:24:13.81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24M13.037S">
            <text:p>11:24:13.04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24M13.704S">
            <text:p>11:24:13.70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24M13.032S">
            <text:p>11:24:13.03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24M13.892S">
            <text:p>11:24:13.89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24M13.025S">
            <text:p>11:24:13.03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24M13.894S">
            <text:p>11:24:13.89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24M13.019S">
            <text:p>11:24:13.02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24M13.005S">
            <text:p>11:24:13.01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967">
            <text:p>96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24M12.994S">
            <text:p>11:24:12.99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034">
            <text:p>10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24M13.005S">
            <text:p>11:24:13.01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24M12.98S">
            <text:p>11:24:12.98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24M12.98S">
            <text:p>11:24:12.98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24M12.958S">
            <text:p>11:24:12.96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24M12.943S">
            <text:p>11:24:12.94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24M12.933S">
            <text:p>11:24:12.93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310">
            <text:p>131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24M12.944S">
            <text:p>11:24:12.94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315">
            <text:p>131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24M12.936S">
            <text:p>11:24:12.94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24M12.92S">
            <text:p>11:24:12.92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24M12.925S">
            <text:p>11:24:12.93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24M12.912S">
            <text:p>11:24:12.91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548">
            <text:p>154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24M12.89S">
            <text:p>11:24:12.89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24M14.27S">
            <text:p>11:24:14.27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24M14.26S">
            <text:p>11:24:14.26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24M14.175S">
            <text:p>11:24:14.18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24M14.121S">
            <text:p>11:24:14.12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24M14.084S">
            <text:p>11:24:14.08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24M14.243S">
            <text:p>11:24:14.24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24M14.05S">
            <text:p>11:24:14.05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24M14.037S">
            <text:p>11:24:14.04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24M14.028S">
            <text:p>11:24:14.03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24M13.973S">
            <text:p>11:24:13.97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24M13.892S">
            <text:p>11:24:13.89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24M13.899S">
            <text:p>11:24:13.90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24M13.908S">
            <text:p>11:24:13.91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24M13.895S">
            <text:p>11:24:13.90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24M13.897S">
            <text:p>11:24:13.90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24M13.758S">
            <text:p>11:24:13.76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24M13.893S">
            <text:p>11:24:13.89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24M13.895S">
            <text:p>11:24:13.90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24M13.793S">
            <text:p>11:24:13.79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24M13.777S">
            <text:p>11:24:13.78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24M13.895S">
            <text:p>11:24:13.90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24M13.738S">
            <text:p>11:24:13.74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24M13.735S">
            <text:p>11:24:13.74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24M13.731S">
            <text:p>11:24:13.73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24M13.722S">
            <text:p>11:24:13.72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1363">
            <text:p>13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24M13.711S">
            <text:p>11:24:13.71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24M13.659S">
            <text:p>11:24:13.66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1536">
            <text:p>15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24M13.7S">
            <text:p>11:24:13.70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24M13.679S">
            <text:p>11:24:13.68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565">
            <text:p>156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24M13.673S">
            <text:p>11:24:13.67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24M13.652S">
            <text:p>11:24:13.65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24M13.64S">
            <text:p>11:24:13.64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24M13.642S">
            <text:p>11:24:13.64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1710">
            <text:p>171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24M13.624S">
            <text:p>11:24:13.62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24M13.621S">
            <text:p>11:24:13.62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1807">
            <text:p>180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24M13.599S">
            <text:p>11:24:13.60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24M13.591S">
            <text:p>11:24:13.59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1919">
            <text:p>191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24M13.591S">
            <text:p>11:24:13.59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932">
            <text:p>193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24M13.581S">
            <text:p>11:24:13.58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24M13.574S">
            <text:p>11:24:13.57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2027">
            <text:p>20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24M13.555S">
            <text:p>11:24:13.56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24M13.552S">
            <text:p>11:24:13.55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24M13.545S">
            <text:p>11:24:13.55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2162">
            <text:p>21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24M13.529S">
            <text:p>11:24:13.53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2215">
            <text:p>221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24M13.522S">
            <text:p>11:24:13.52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2255">
            <text:p>22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24M13.523S">
            <text:p>11:24:13.52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24M13.522S">
            <text:p>11:24:13.52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24M13.524S">
            <text:p>11:24:13.52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2353">
            <text:p>23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24M13.486S">
            <text:p>11:24:13.49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24M13.483S">
            <text:p>11:24:13.48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2494">
            <text:p>249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24M13.472S">
            <text:p>11:24:13.47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2569">
            <text:p>256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24M13.477S">
            <text:p>11:24:13.48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2602">
            <text:p>26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24M13.462S">
            <text:p>11:24:13.46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2648">
            <text:p>264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24M13.454S">
            <text:p>11:24:13.45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24M13.451S">
            <text:p>11:24:13.45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24M16.042S">
            <text:p>11:24:16.04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24M13.441S">
            <text:p>11:24:13.44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24M13.419S">
            <text:p>11:24:13.42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2861">
            <text:p>286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24M13.414S">
            <text:p>11:24:13.41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24M13.445S">
            <text:p>11:24:13.45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2883">
            <text:p>288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24M13.371S">
            <text:p>11:24:13.37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24M13.382S">
            <text:p>11:24:13.38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3034">
            <text:p>30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24M13.384S">
            <text:p>11:24:13.38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24M13.373S">
            <text:p>11:24:13.37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24M13.372S">
            <text:p>11:24:13.37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24M13.361S">
            <text:p>11:24:13.36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3191">
            <text:p>31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24M13.355S">
            <text:p>11:24:13.36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3250">
            <text:p>325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24M13.347S">
            <text:p>11:24:13.35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24M13.349S">
            <text:p>11:24:13.35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24M13.311S">
            <text:p>11:24:13.31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3405">
            <text:p>34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24M13.307S">
            <text:p>11:24:13.31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24M13.298S">
            <text:p>11:24:13.30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3466">
            <text:p>346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24M13.297S">
            <text:p>11:24:13.30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3534">
            <text:p>35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24M13.279S">
            <text:p>11:24:13.28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3600">
            <text:p>360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24M13.283S">
            <text:p>11:24:13.28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24M13.274S">
            <text:p>11:24:13.27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3625">
            <text:p>362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24M13.238S">
            <text:p>11:24:13.24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3721">
            <text:p>37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24M13.21S">
            <text:p>11:24:13.21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3805">
            <text:p>38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24M13.229S">
            <text:p>11:24:13.23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3799">
            <text:p>379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24M13.222S">
            <text:p>11:24:13.22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818">
            <text:p>381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24M13.214S">
            <text:p>11:24:13.21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3890">
            <text:p>38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24M13.208S">
            <text:p>11:24:13.21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3908">
            <text:p>390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24M13.176S">
            <text:p>11:24:13.18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24M13.172S">
            <text:p>11:24:13.17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4029">
            <text:p>40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24M14.916S">
            <text:p>11:24:14.92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24M15.911S">
            <text:p>11:24:15.91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24M14.929S">
            <text:p>11:24:14.93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24M15.085S">
            <text:p>11:24:15.09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2416">
            <text:p>241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24M15.601S">
            <text:p>11:24:15.60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2062">
            <text:p>20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24M15.634S">
            <text:p>11:24:15.63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24M16.11S">
            <text:p>11:24:16.11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24M16.137S">
            <text:p>11:24:16.14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719">
            <text:p>171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24M13.165S">
            <text:p>11:24:13.17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4995">
            <text:p>49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24M13.163S">
            <text:p>11:24:13.16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5033">
            <text:p>50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24M17.117S">
            <text:p>11:24:17.12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24M17.105S">
            <text:p>11:24:17.11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24M17.041S">
            <text:p>11:24:17.04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24M16.96S">
            <text:p>11:24:16.96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277">
            <text:p>127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24M16.901S">
            <text:p>11:24:16.90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347">
            <text:p>134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24M17.028S">
            <text:p>11:24:17.03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24M16.88S">
            <text:p>11:24:16.88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24M16.832S">
            <text:p>11:24:16.83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24M16.732S">
            <text:p>11:24:16.73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24M16.766S">
            <text:p>11:24:16.77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24M16.716S">
            <text:p>11:24:16.72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603">
            <text:p>160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24M16.664S">
            <text:p>11:24:16.66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1668">
            <text:p>166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24M16.889S">
            <text:p>11:24:16.89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24M17.016S">
            <text:p>11:24:17.02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24M16.652S">
            <text:p>11:24:16.65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717">
            <text:p>171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24M16.605S">
            <text:p>11:24:16.61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1772">
            <text:p>177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24M16.553S">
            <text:p>11:24:16.55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835">
            <text:p>18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24M16.536S">
            <text:p>11:24:16.5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24M16.509S">
            <text:p>11:24:16.51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24M16.419S">
            <text:p>11:24:16.42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010">
            <text:p>201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24M16.403S">
            <text:p>11:24:16.40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038">
            <text:p>203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24M16.331S">
            <text:p>11:24:16.33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24M16.322S">
            <text:p>11:24:16.3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24M16.283S">
            <text:p>11:24:16.28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24M16.266S">
            <text:p>11:24:16.27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221">
            <text:p>222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24M16.124S">
            <text:p>11:24:16.12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2379">
            <text:p>237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24M16.08S">
            <text:p>11:24:16.08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432">
            <text:p>243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24M15.978S">
            <text:p>11:24:15.98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24M15.878S">
            <text:p>11:24:15.88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24M15.821S">
            <text:p>11:24:15.82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2727">
            <text:p>27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24M15.777S">
            <text:p>11:24:15.78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2783">
            <text:p>278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24M15.745S">
            <text:p>11:24:15.75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828">
            <text:p>282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24M15.709S">
            <text:p>11:24:15.71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2874">
            <text:p>287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24M15.692S">
            <text:p>11:24:15.69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2902">
            <text:p>29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24M15.561S">
            <text:p>11:24:15.56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24M15.524S">
            <text:p>11:24:15.52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097">
            <text:p>30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24M15.512S">
            <text:p>11:24:15.51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3119">
            <text:p>311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24M15.464S">
            <text:p>11:24:15.46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3179">
            <text:p>317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24M15.428S">
            <text:p>11:24:15.43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24M15.352S">
            <text:p>11:24:15.35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24M15.391S">
            <text:p>11:24:15.39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3288">
            <text:p>32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24M15.341S">
            <text:p>11:24:15.34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3352">
            <text:p>335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24M15.292S">
            <text:p>11:24:15.29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3408">
            <text:p>340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24M15.259S">
            <text:p>11:24:15.26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3459">
            <text:p>34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24M15.244S">
            <text:p>11:24:15.24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484">
            <text:p>34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24M15.222S">
            <text:p>11:24:15.22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24M15.197S">
            <text:p>11:24:15.20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3556">
            <text:p>35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24M15.137S">
            <text:p>11:24:15.14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3631">
            <text:p>36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24M15.051S">
            <text:p>11:24:15.05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3728">
            <text:p>372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24M15.025S">
            <text:p>11:24:15.03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3766">
            <text:p>37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24M14.967S">
            <text:p>11:24:14.97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3837">
            <text:p>383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24M14.892S">
            <text:p>11:24:14.89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3924">
            <text:p>39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24M14.866S">
            <text:p>11:24:14.87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3961">
            <text:p>396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24M14.844S">
            <text:p>11:24:14.84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3997">
            <text:p>399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24M14.781S">
            <text:p>11:24:14.78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070">
            <text:p>407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24M14.684S">
            <text:p>11:24:14.68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4182">
            <text:p>418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24M14.672S">
            <text:p>11:24:14.67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4208">
            <text:p>420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24M14.652S">
            <text:p>11:24:14.65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4240">
            <text:p>42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24M14.613S">
            <text:p>11:24:14.61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288">
            <text:p>428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24M14.564S">
            <text:p>11:24:14.56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4348">
            <text:p>43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24M14.554S">
            <text:p>11:24:14.55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4387">
            <text:p>43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24M17.171S">
            <text:p>11:24:17.17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1774">
            <text:p>177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24M14.517S">
            <text:p>11:24:14.52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4439">
            <text:p>443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24M14.504S">
            <text:p>11:24:14.50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4464">
            <text:p>446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24M14.494S">
            <text:p>11:24:14.49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4487">
            <text:p>44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24M14.481S">
            <text:p>11:24:14.48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4510">
            <text:p>45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24M14.473S">
            <text:p>11:24:14.47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4533">
            <text:p>45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24M14.461S">
            <text:p>11:24:14.46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556">
            <text:p>45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24M14.304S">
            <text:p>11:24:14.30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768">
            <text:p>47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24M19.018S">
            <text:p>11:24:19.02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24M17.202S">
            <text:p>11:24:17.20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24M19.007S">
            <text:p>11:24:19.01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24M18.88S">
            <text:p>11:24:18.88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24M18.892S">
            <text:p>11:24:18.89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24M18.842S">
            <text:p>11:24:18.84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24M18.854S">
            <text:p>11:24:18.85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24M18.78S">
            <text:p>11:24:18.78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24M18.768S">
            <text:p>11:24:18.77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24M18.754S">
            <text:p>11:24:18.75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24M18.741S">
            <text:p>11:24:18.74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24M18.718S">
            <text:p>11:24:18.72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247">
            <text:p>12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24M18.701S">
            <text:p>11:24:18.70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272">
            <text:p>12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24M18.679S">
            <text:p>11:24:18.68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1304">
            <text:p>13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24M18.667S">
            <text:p>11:24:18.67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24M18.655S">
            <text:p>11:24:18.66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24M18.644S">
            <text:p>11:24:18.64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24M18.633S">
            <text:p>11:24:18.63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24M18.607S">
            <text:p>11:24:18.61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24M18.595S">
            <text:p>11:24:18.60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1466">
            <text:p>14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24M18.805S">
            <text:p>11:24:18.81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277">
            <text:p>127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24M18.817S">
            <text:p>11:24:18.82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24M18.574S">
            <text:p>11:24:18.57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24M18.536S">
            <text:p>11:24:18.54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719">
            <text:p>171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24M18.526S">
            <text:p>11:24:18.53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24M18.549S">
            <text:p>11:24:18.55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24M18.561S">
            <text:p>11:24:18.56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24M18.479S">
            <text:p>11:24:18.48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1993">
            <text:p>199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24M18.504S">
            <text:p>11:24:18.50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24M18.488S">
            <text:p>11:24:18.49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019">
            <text:p>201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24M18.467S">
            <text:p>11:24:18.47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2141">
            <text:p>214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24M18.453S">
            <text:p>11:24:18.45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24M18.419S">
            <text:p>11:24:18.42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2528">
            <text:p>25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24M18.402S">
            <text:p>11:24:18.40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557">
            <text:p>255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24M18.377S">
            <text:p>11:24:18.38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24M18.442S">
            <text:p>11:24:18.44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24M18.429S">
            <text:p>11:24:18.43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2594">
            <text:p>25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24M18.37S">
            <text:p>11:24:18.37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777">
            <text:p>277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24M14.529S">
            <text:p>11:24:14.5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892">
            <text:p>6892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24M14.622S">
            <text:p>11:24:14.6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802">
            <text:p>6802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24M20.037S">
            <text:p>11:24:20.0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24M20.508S">
            <text:p>11:24:20.5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24M14.878S">
            <text:p>11:24:14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623">
            <text:p>6623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24M18.197S">
            <text:p>11:24:18.20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3374">
            <text:p>33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24M15.867S">
            <text:p>11:24:15.8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761">
            <text:p>5761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24M14.793S">
            <text:p>11:24:14.7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856">
            <text:p>6856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24M13.711S">
            <text:p>11:24:13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974">
            <text:p>7974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24M18.213S">
            <text:p>11:24:18.21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3484">
            <text:p>34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24M18.956S">
            <text:p>11:24:18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80">
            <text:p>2780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24M19.943S">
            <text:p>11:24:19.9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24M19.12S">
            <text:p>11:24:19.1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24M14.54S">
            <text:p>11:24:14.5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283">
            <text:p>7283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24M19.654S">
            <text:p>11:24:19.6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74">
            <text:p>2174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24M14.317S">
            <text:p>11:24:14.3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524">
            <text:p>7524</text:p>
          </table:table-cell>
          <table:table-cell office:value-type="string">
            <text:p>Success</text:p>
          </table:table-cell>
          <table:table-cell office:value-type="float" office:value="140661">
            <text:p>14066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24M16.209S">
            <text:p>11:24:16.2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654">
            <text:p>5654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24M18.289S">
            <text:p>11:24:18.29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3603">
            <text:p>360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24M18.265S">
            <text:p>11:24:18.27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24M18.388S">
            <text:p>11:24:18.3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24M19.916S">
            <text:p>11:24:19.9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006">
            <text:p>2006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24M20.484S">
            <text:p>11:24:20.4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24M18.301S">
            <text:p>11:24:18.30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3637">
            <text:p>36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24M20.149S">
            <text:p>11:24:20.1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24M18.31S">
            <text:p>11:24:18.31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3712">
            <text:p>371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24M18.947S">
            <text:p>11:24:18.9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127">
            <text:p>3127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24M19.966S">
            <text:p>11:24:19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24M18.249S">
            <text:p>11:24:18.25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3837">
            <text:p>38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24M20.123S">
            <text:p>11:24:20.1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991">
            <text:p>1991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24M20.256S">
            <text:p>11:24:20.2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24M19.676S">
            <text:p>11:24:19.6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470">
            <text:p>2470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24M16.483S">
            <text:p>11:24:16.4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712">
            <text:p>5712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24M19.974S">
            <text:p>11:24:19.9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221">
            <text:p>2221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24M18.992S">
            <text:p>11:24:18.9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04">
            <text:p>3204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24M20.083S">
            <text:p>11:24:20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24M20.05S">
            <text:p>11:24:20.0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24M20.472S">
            <text:p>11:24:20.4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24M20.013S">
            <text:p>11:24:20.0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140747">
            <text:p>14074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24M20.948S">
            <text:p>11:24:20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56">
            <text:p>1256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24M18.238S">
            <text:p>11:24:18.24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3984">
            <text:p>39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24M18.207S">
            <text:p>11:24:18.21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4024">
            <text:p>40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24M18.16S">
            <text:p>11:24:18.16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4096">
            <text:p>409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24M17.804S">
            <text:p>11:24:17.80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4464">
            <text:p>446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24M17.688S">
            <text:p>11:24:17.69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4592">
            <text:p>459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24M17.664S">
            <text:p>11:24:17.66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4627">
            <text:p>462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24M19.954S">
            <text:p>11:24:19.9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362">
            <text:p>2362</text:p>
          </table:table-cell>
          <table:table-cell office:value-type="string">
            <text:p>Success</text:p>
          </table:table-cell>
          <table:table-cell office:value-type="float" office:value="140675">
            <text:p>14067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24M18.621S">
            <text:p>11:24:18.6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697">
            <text:p>3697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24M18.829S">
            <text:p>11:24:18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92">
            <text:p>3492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24M17.416S">
            <text:p>11:24:17.42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4911">
            <text:p>49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24M17.503S">
            <text:p>11:24:17.50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24M20.024S">
            <text:p>11:24:20.0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140711">
            <text:p>14071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24M17.404S">
            <text:p>11:24:17.40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4953">
            <text:p>495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24M18.356S">
            <text:p>11:24:18.36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4011">
            <text:p>40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24M19.144S">
            <text:p>11:24:19.14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3237">
            <text:p>32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24M19.073S">
            <text:p>11:24:19.07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3319">
            <text:p>331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24M21.571S">
            <text:p>11:24:21.57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24M18.346S">
            <text:p>11:24:18.35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4075">
            <text:p>407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24M18.322S">
            <text:p>11:24:18.32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4125">
            <text:p>41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24M22.256S">
            <text:p>11:24:22.26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24M18.225S">
            <text:p>11:24:18.2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27">
            <text:p>5227</text:p>
          </table:table-cell>
          <table:table-cell office:value-type="string">
            <text:p>Success</text:p>
          </table:table-cell>
          <table:table-cell office:value-type="float" office:value="142754">
            <text:p>14275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24M21.83S">
            <text:p>11:24:21.8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70024">
            <text:p>7002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24M19.303S">
            <text:p>11:24:19.3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142033">
            <text:p>14203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24M20.328S">
            <text:p>11:24:20.3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395">
            <text:p>3395</text:p>
          </table:table-cell>
          <table:table-cell office:value-type="string">
            <text:p>Success</text:p>
          </table:table-cell>
          <table:table-cell office:value-type="float" office:value="142073">
            <text:p>14207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24M22.292S">
            <text:p>11:24:22.2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142780">
            <text:p>14278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24M22.447S">
            <text:p>11:24:22.4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142775">
            <text:p>14277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24M18.276S">
            <text:p>11:24:18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482">
            <text:p>5482</text:p>
          </table:table-cell>
          <table:table-cell office:value-type="string">
            <text:p>Success</text:p>
          </table:table-cell>
          <table:table-cell office:value-type="float" office:value="142795">
            <text:p>14279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24M20.304S">
            <text:p>11:24:20.3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473">
            <text:p>3473</text:p>
          </table:table-cell>
          <table:table-cell office:value-type="string">
            <text:p>Success</text:p>
          </table:table-cell>
          <table:table-cell office:value-type="float" office:value="142072">
            <text:p>14207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24M20.984S">
            <text:p>11:24:20.9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25">
            <text:p>2825</text:p>
          </table:table-cell>
          <table:table-cell office:value-type="string">
            <text:p>Success</text:p>
          </table:table-cell>
          <table:table-cell office:value-type="float" office:value="142059">
            <text:p>14205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24M21.147S">
            <text:p>11:24:21.1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66">
            <text:p>2666</text:p>
          </table:table-cell>
          <table:table-cell office:value-type="string">
            <text:p>Success</text:p>
          </table:table-cell>
          <table:table-cell office:value-type="float" office:value="142758">
            <text:p>14275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24M18.333S">
            <text:p>11:24:18.3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504">
            <text:p>5504</text:p>
          </table:table-cell>
          <table:table-cell office:value-type="string">
            <text:p>Success</text:p>
          </table:table-cell>
          <table:table-cell office:value-type="float" office:value="142793">
            <text:p>1427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24M22.148S">
            <text:p>11:24:22.1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51">
            <text:p>2351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24M22.084S">
            <text:p>11:24:22.0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24M21.825S">
            <text:p>11:24:21.8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720">
            <text:p>2720</text:p>
          </table:table-cell>
          <table:table-cell office:value-type="string">
            <text:p>Success</text:p>
          </table:table-cell>
          <table:table-cell office:value-type="float" office:value="70396">
            <text:p>7039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24M22.319S">
            <text:p>11:24:22.3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24M23.599S">
            <text:p>11:24:23.6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101551">
            <text:p>10155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24M20.96S">
            <text:p>11:24:20.9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65">
            <text:p>3665</text:p>
          </table:table-cell>
          <table:table-cell office:value-type="string">
            <text:p>Success</text:p>
          </table:table-cell>
          <table:table-cell office:value-type="float" office:value="143163">
            <text:p>14316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24M20S">
            <text:p>11:24:20.0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669">
            <text:p>4669</text:p>
          </table:table-cell>
          <table:table-cell office:value-type="string">
            <text:p>Success</text:p>
          </table:table-cell>
          <table:table-cell office:value-type="float" office:value="143163">
            <text:p>14316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24M20.293S">
            <text:p>11:24:20.2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398">
            <text:p>4398</text:p>
          </table:table-cell>
          <table:table-cell office:value-type="string">
            <text:p>Success</text:p>
          </table:table-cell>
          <table:table-cell office:value-type="float" office:value="142431">
            <text:p>14243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24M21.891S">
            <text:p>11:24:21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143186">
            <text:p>14318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24M20.827S">
            <text:p>11:24:20.8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898">
            <text:p>3898</text:p>
          </table:table-cell>
          <table:table-cell office:value-type="string">
            <text:p>Success</text:p>
          </table:table-cell>
          <table:table-cell office:value-type="float" office:value="143170">
            <text:p>14317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24M24.5S">
            <text:p>11:24:24.50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24M20.062S">
            <text:p>11:24:20.0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684">
            <text:p>4684</text:p>
          </table:table-cell>
          <table:table-cell office:value-type="string">
            <text:p>Success</text:p>
          </table:table-cell>
          <table:table-cell office:value-type="float" office:value="142432">
            <text:p>14243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24M19.515S">
            <text:p>11:24:19.5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245">
            <text:p>5245</text:p>
          </table:table-cell>
          <table:table-cell office:value-type="string">
            <text:p>Success</text:p>
          </table:table-cell>
          <table:table-cell office:value-type="float" office:value="142437">
            <text:p>14243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24M24.523S">
            <text:p>11:24:24.52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24M24.545S">
            <text:p>11:24:24.5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24M24.552S">
            <text:p>11:24:24.5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01561">
            <text:p>10156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24M20.997S">
            <text:p>11:24:21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143305">
            <text:p>14330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24M22.713S">
            <text:p>11:24:22.7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143328">
            <text:p>14332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24M17.856S">
            <text:p>11:24:17.8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240">
            <text:p>7240</text:p>
          </table:table-cell>
          <table:table-cell office:value-type="string">
            <text:p>Success</text:p>
          </table:table-cell>
          <table:table-cell office:value-type="float" office:value="143344">
            <text:p>14334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24M22.023S">
            <text:p>11:24:22.0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110">
            <text:p>3110</text:p>
          </table:table-cell>
          <table:table-cell office:value-type="string">
            <text:p>Success</text:p>
          </table:table-cell>
          <table:table-cell office:value-type="float" office:value="143405">
            <text:p>1434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24M22.357S">
            <text:p>11:24:22.3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784">
            <text:p>2784</text:p>
          </table:table-cell>
          <table:table-cell office:value-type="string">
            <text:p>Success</text:p>
          </table:table-cell>
          <table:table-cell office:value-type="float" office:value="143405">
            <text:p>14340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24M21.939S">
            <text:p>11:24:21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11">
            <text:p>3211</text:p>
          </table:table-cell>
          <table:table-cell office:value-type="string">
            <text:p>Success</text:p>
          </table:table-cell>
          <table:table-cell office:value-type="float" office:value="143406">
            <text:p>14340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24M19.984S">
            <text:p>11:24:19.9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171">
            <text:p>5171</text:p>
          </table:table-cell>
          <table:table-cell office:value-type="string">
            <text:p>Success</text:p>
          </table:table-cell>
          <table:table-cell office:value-type="float" office:value="142651">
            <text:p>14265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24M24.762S">
            <text:p>11:24:24.7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24M22.207S">
            <text:p>11:24:22.2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087">
            <text:p>3087</text:p>
          </table:table-cell>
          <table:table-cell office:value-type="string">
            <text:p>Success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24M24.898S">
            <text:p>11:24:24.9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24M24.67S">
            <text:p>11:24:24.6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24M19.487S">
            <text:p>11:24:19.4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902">
            <text:p>5902</text:p>
          </table:table-cell>
          <table:table-cell office:value-type="string">
            <text:p>Success</text:p>
          </table:table-cell>
          <table:table-cell office:value-type="float" office:value="142851">
            <text:p>14285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24M25.288S">
            <text:p>11:24:25.29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24M25.363S">
            <text:p>11:24:25.36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24M21.023S">
            <text:p>11:24:21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44">
            <text:p>4444</text:p>
          </table:table-cell>
          <table:table-cell office:value-type="string">
            <text:p>Success</text:p>
          </table:table-cell>
          <table:table-cell office:value-type="float" office:value="143623">
            <text:p>14362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24M18.513S">
            <text:p>11:24:18.5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963">
            <text:p>6963</text:p>
          </table:table-cell>
          <table:table-cell office:value-type="string">
            <text:p>Success</text:p>
          </table:table-cell>
          <table:table-cell office:value-type="float" office:value="142891">
            <text:p>14289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24M25.449S">
            <text:p>11:24:25.4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24M25.463S">
            <text:p>11:24:25.4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24M25.135S">
            <text:p>11:24:25.1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24M25.511S">
            <text:p>11:24:25.5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01593">
            <text:p>10159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24M21.421S">
            <text:p>11:24:21.4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585">
            <text:p>4585</text:p>
          </table:table-cell>
          <table:table-cell office:value-type="string">
            <text:p>Success</text:p>
          </table:table-cell>
          <table:table-cell office:value-type="float" office:value="71049">
            <text:p>7104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24M25.325S">
            <text:p>11:24:25.3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101600">
            <text:p>10160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24M22.324S">
            <text:p>11:24:22.3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25">
            <text:p>3725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24M21.865S">
            <text:p>11:24:21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212">
            <text:p>4212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24M22.113S">
            <text:p>11:24:22.1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977">
            <text:p>3977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24M21.901S">
            <text:p>11:24:21.9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197">
            <text:p>4197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24M21.495S">
            <text:p>11:24:21.5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680">
            <text:p>4680</text:p>
          </table:table-cell>
          <table:table-cell office:value-type="string">
            <text:p>Success</text:p>
          </table:table-cell>
          <table:table-cell office:value-type="float" office:value="70023">
            <text:p>7002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24M22.329S">
            <text:p>11:24:22.3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884">
            <text:p>3884</text:p>
          </table:table-cell>
          <table:table-cell office:value-type="string">
            <text:p>Success</text:p>
          </table:table-cell>
          <table:table-cell office:value-type="float" office:value="143887">
            <text:p>14388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24M25.298S">
            <text:p>11:24:25.3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101605">
            <text:p>10160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24M26.033S">
            <text:p>11:24:26.0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24M22.222S">
            <text:p>11:24:22.2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094">
            <text:p>4094</text:p>
          </table:table-cell>
          <table:table-cell office:value-type="string">
            <text:p>Success</text:p>
          </table:table-cell>
          <table:table-cell office:value-type="float" office:value="143889">
            <text:p>14388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24M22.393S">
            <text:p>11:24:22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930">
            <text:p>3930</text:p>
          </table:table-cell>
          <table:table-cell office:value-type="string">
            <text:p>Success</text:p>
          </table:table-cell>
          <table:table-cell office:value-type="float" office:value="143896">
            <text:p>14389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24M21.698S">
            <text:p>11:24:21.7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143901">
            <text:p>14390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24M18.969S">
            <text:p>11:24:18.9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518">
            <text:p>7518</text:p>
          </table:table-cell>
          <table:table-cell office:value-type="string">
            <text:p>Success</text:p>
          </table:table-cell>
          <table:table-cell office:value-type="float" office:value="143141">
            <text:p>14314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24M18.942S">
            <text:p>11:24:18.9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557">
            <text:p>7557</text:p>
          </table:table-cell>
          <table:table-cell office:value-type="string">
            <text:p>Success</text:p>
          </table:table-cell>
          <table:table-cell office:value-type="float" office:value="143877">
            <text:p>143877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24M22.269S">
            <text:p>11:24:22.2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237">
            <text:p>4237</text:p>
          </table:table-cell>
          <table:table-cell office:value-type="string">
            <text:p>Success</text:p>
          </table:table-cell>
          <table:table-cell office:value-type="float" office:value="143895">
            <text:p>14389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24M18.981S">
            <text:p>11:24:18.9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546">
            <text:p>7546</text:p>
          </table:table-cell>
          <table:table-cell office:value-type="string">
            <text:p>Success</text:p>
          </table:table-cell>
          <table:table-cell office:value-type="float" office:value="143880">
            <text:p>14388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24M18.867S">
            <text:p>11:24:18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671">
            <text:p>7671</text:p>
          </table:table-cell>
          <table:table-cell office:value-type="string">
            <text:p>Success</text:p>
          </table:table-cell>
          <table:table-cell office:value-type="float" office:value="143142">
            <text:p>14314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24M22.28S">
            <text:p>11:24:22.2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98">
            <text:p>4298</text:p>
          </table:table-cell>
          <table:table-cell office:value-type="string">
            <text:p>Success</text:p>
          </table:table-cell>
          <table:table-cell office:value-type="float" office:value="143897">
            <text:p>1438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24M22.232S">
            <text:p>11:24:22.2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353">
            <text:p>4353</text:p>
          </table:table-cell>
          <table:table-cell office:value-type="string">
            <text:p>Success</text:p>
          </table:table-cell>
          <table:table-cell office:value-type="float" office:value="143905">
            <text:p>14390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24M18.584S">
            <text:p>11:24:18.5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007">
            <text:p>8007</text:p>
          </table:table-cell>
          <table:table-cell office:value-type="string">
            <text:p>Success</text:p>
          </table:table-cell>
          <table:table-cell office:value-type="float" office:value="143143">
            <text:p>14314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24M18.728S">
            <text:p>11:24:18.7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869">
            <text:p>7869</text:p>
          </table:table-cell>
          <table:table-cell office:value-type="string">
            <text:p>Success</text:p>
          </table:table-cell>
          <table:table-cell office:value-type="float" office:value="143896">
            <text:p>14389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24M18.695S">
            <text:p>11:24:18.7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039">
            <text:p>8039</text:p>
          </table:table-cell>
          <table:table-cell office:value-type="string">
            <text:p>Success</text:p>
          </table:table-cell>
          <table:table-cell office:value-type="float" office:value="143146">
            <text:p>14314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24M20.608S">
            <text:p>11:24:20.6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177">
            <text:p>6177</text:p>
          </table:table-cell>
          <table:table-cell office:value-type="string">
            <text:p>Success</text:p>
          </table:table-cell>
          <table:table-cell office:value-type="float" office:value="143147">
            <text:p>14314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24M25.553S">
            <text:p>11:24:25.5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32">
            <text:p>1232</text:p>
          </table:table-cell>
          <table:table-cell office:value-type="string">
            <text:p>Success</text:p>
          </table:table-cell>
          <table:table-cell office:value-type="float" office:value="101612">
            <text:p>10161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24M25.495S">
            <text:p>11:24:25.5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101625">
            <text:p>10162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24M18.792S">
            <text:p>11:24:18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35">
            <text:p>8035</text:p>
          </table:table-cell>
          <table:table-cell office:value-type="string">
            <text:p>Success</text:p>
          </table:table-cell>
          <table:table-cell office:value-type="float" office:value="143890">
            <text:p>14389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24M26.787S">
            <text:p>11:24:26.7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24M26.007S">
            <text:p>11:24:26.0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101624">
            <text:p>10162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24M22.368S">
            <text:p>11:24:22.3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99">
            <text:p>4499</text:p>
          </table:table-cell>
          <table:table-cell office:value-type="string">
            <text:p>Success</text:p>
          </table:table-cell>
          <table:table-cell office:value-type="float" office:value="143920">
            <text:p>14392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24M22.087S">
            <text:p>11:24:22.0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819">
            <text:p>4819</text:p>
          </table:table-cell>
          <table:table-cell office:value-type="string">
            <text:p>Success</text:p>
          </table:table-cell>
          <table:table-cell office:value-type="float" office:value="143904">
            <text:p>14390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24M17.446S">
            <text:p>11:24:17.4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468">
            <text:p>9468</text:p>
          </table:table-cell>
          <table:table-cell office:value-type="string">
            <text:p>Success</text:p>
          </table:table-cell>
          <table:table-cell office:value-type="float" office:value="143893">
            <text:p>14389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24M18.902S">
            <text:p>11:24:18.9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025">
            <text:p>8025</text:p>
          </table:table-cell>
          <table:table-cell office:value-type="string">
            <text:p>Success</text:p>
          </table:table-cell>
          <table:table-cell office:value-type="float" office:value="143897">
            <text:p>14389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24M22.328S">
            <text:p>11:24:22.3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626">
            <text:p>4626</text:p>
          </table:table-cell>
          <table:table-cell office:value-type="string">
            <text:p>Success</text:p>
          </table:table-cell>
          <table:table-cell office:value-type="float" office:value="143912">
            <text:p>14391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24M26.275S">
            <text:p>11:24:26.28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7306">
            <text:p>730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24M22.421S">
            <text:p>11:24:22.4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548">
            <text:p>4548</text:p>
          </table:table-cell>
          <table:table-cell office:value-type="string">
            <text:p>Success</text:p>
          </table:table-cell>
          <table:table-cell office:value-type="float" office:value="143906">
            <text:p>14390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24M21.894S">
            <text:p>11:24:21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095">
            <text:p>5095</text:p>
          </table:table-cell>
          <table:table-cell office:value-type="string">
            <text:p>Success</text:p>
          </table:table-cell>
          <table:table-cell office:value-type="float" office:value="143914">
            <text:p>143914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24M22.381S">
            <text:p>11:24:22.3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15">
            <text:p>4615</text:p>
          </table:table-cell>
          <table:table-cell office:value-type="string">
            <text:p>Success</text:p>
          </table:table-cell>
          <table:table-cell office:value-type="float" office:value="143914">
            <text:p>143914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24M22.405S">
            <text:p>11:24:22.4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602">
            <text:p>4602</text:p>
          </table:table-cell>
          <table:table-cell office:value-type="string">
            <text:p>Success</text:p>
          </table:table-cell>
          <table:table-cell office:value-type="float" office:value="143902">
            <text:p>143902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24M18.913S">
            <text:p>11:24:18.9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101">
            <text:p>8101</text:p>
          </table:table-cell>
          <table:table-cell office:value-type="string">
            <text:p>Success</text:p>
          </table:table-cell>
          <table:table-cell office:value-type="float" office:value="143898">
            <text:p>14389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24M26.858S">
            <text:p>11:24:26.8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24M19.928S">
            <text:p>11:24:19.9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104">
            <text:p>7104</text:p>
          </table:table-cell>
          <table:table-cell office:value-type="string">
            <text:p>Success</text:p>
          </table:table-cell>
          <table:table-cell office:value-type="float" office:value="143145">
            <text:p>14314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24M26.092S">
            <text:p>11:24:26.0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101631">
            <text:p>10163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24M25.143S">
            <text:p>11:24:25.1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71051">
            <text:p>7105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24M26.293S">
            <text:p>11:24:26.2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40">
            <text:p>1140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24M27.434S">
            <text:p>11:24:27.4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24M27.449S">
            <text:p>11:24:27.4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24M27.485S">
            <text:p>11:24:27.4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24M27.521S">
            <text:p>11:24:27.5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24M26.964S">
            <text:p>11:24:26.9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94">
            <text:p>6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24M27.659S">
            <text:p>11:24:27.6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24M27.611S">
            <text:p>11:24:27.6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24M27.725S">
            <text:p>11:24:27.7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24M27.716S">
            <text:p>11:24:27.7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24M27.747S">
            <text:p>11:24:27.75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24M27.796S">
            <text:p>11:24:27.8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24M27.768S">
            <text:p>11:24:27.77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24M27.867S">
            <text:p>11:24:27.8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24M26.174S">
            <text:p>11:24:26.1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24M25.641S">
            <text:p>11:24:25.6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390">
            <text:p>2390</text:p>
          </table:table-cell>
          <table:table-cell office:value-type="string">
            <text:p>Success</text:p>
          </table:table-cell>
          <table:table-cell office:value-type="float" office:value="46085">
            <text:p>4608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24M21.739S">
            <text:p>11:24:21.7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296">
            <text:p>6296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24M21.758S">
            <text:p>11:24:21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304">
            <text:p>6304</text:p>
          </table:table-cell>
          <table:table-cell office:value-type="string">
            <text:p>Success</text:p>
          </table:table-cell>
          <table:table-cell office:value-type="float" office:value="71047">
            <text:p>7104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24M24.937S">
            <text:p>11:24:24.94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24M27.874S">
            <text:p>11:24:27.8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24M24.907S">
            <text:p>11:24:24.9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73">
            <text:p>3173</text:p>
          </table:table-cell>
          <table:table-cell office:value-type="string">
            <text:p>Success</text:p>
          </table:table-cell>
          <table:table-cell office:value-type="float" office:value="40336">
            <text:p>4033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24M28.075S">
            <text:p>11:24:28.0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24M25.152S">
            <text:p>11:24:25.1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477">
            <text:p>34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24M28.616S">
            <text:p>11:24:28.62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24M28.032S">
            <text:p>11:24:28.0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4508">
            <text:p>2450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24M28.084S">
            <text:p>11:24:28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24M28.697S">
            <text:p>11:24:28.7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24M28.688S">
            <text:p>11:24:28.6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24M28.729S">
            <text:p>11:24:28.7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24M28.064S">
            <text:p>11:24:28.0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24M28.78S">
            <text:p>11:24:28.7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24M28.801S">
            <text:p>11:24:28.8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24M28.754S">
            <text:p>11:24:28.7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24M22.322S">
            <text:p>11:24:22.3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628">
            <text:p>6628</text:p>
          </table:table-cell>
          <table:table-cell office:value-type="string">
            <text:p>Success</text:p>
          </table:table-cell>
          <table:table-cell office:value-type="float" office:value="70487">
            <text:p>70487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24M28.63S">
            <text:p>11:24:28.6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24M27.412S">
            <text:p>11:24:27.41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24M24.561S">
            <text:p>11:24:24.56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86">
            <text:p>448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24M27.912S">
            <text:p>11:24:27.9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24M21.486S">
            <text:p>11:24:21.4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7605">
            <text:p>7605</text:p>
          </table:table-cell>
          <table:table-cell office:value-type="string">
            <text:p>Success</text:p>
          </table:table-cell>
          <table:table-cell office:value-type="float" office:value="70399">
            <text:p>7039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24M22.21S">
            <text:p>11:24:22.2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887">
            <text:p>6887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24M21.628S">
            <text:p>11:24:21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475">
            <text:p>7475</text:p>
          </table:table-cell>
          <table:table-cell office:value-type="string">
            <text:p>Success</text:p>
          </table:table-cell>
          <table:table-cell office:value-type="float" office:value="70372">
            <text:p>7037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24M21.843S">
            <text:p>11:24:21.8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283">
            <text:p>7283</text:p>
          </table:table-cell>
          <table:table-cell office:value-type="string">
            <text:p>Success</text:p>
          </table:table-cell>
          <table:table-cell office:value-type="float" office:value="70396">
            <text:p>7039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24M27.047S">
            <text:p>11:24:27.05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24M21.652S">
            <text:p>11:24:21.6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502">
            <text:p>7502</text:p>
          </table:table-cell>
          <table:table-cell office:value-type="string">
            <text:p>Success</text:p>
          </table:table-cell>
          <table:table-cell office:value-type="float" office:value="70396">
            <text:p>7039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24M28.831S">
            <text:p>11:24:28.8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24M23.726S">
            <text:p>11:24:23.7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445">
            <text:p>5445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24M29.158S">
            <text:p>11:24:29.1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24M22.335S">
            <text:p>11:24:22.3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864">
            <text:p>6864</text:p>
          </table:table-cell>
          <table:table-cell office:value-type="string">
            <text:p>Success</text:p>
          </table:table-cell>
          <table:table-cell office:value-type="float" office:value="72078">
            <text:p>7207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24M22.206S">
            <text:p>11:24:22.2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999">
            <text:p>6999</text:p>
          </table:table-cell>
          <table:table-cell office:value-type="string">
            <text:p>Success</text:p>
          </table:table-cell>
          <table:table-cell office:value-type="float" office:value="70399">
            <text:p>7039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24M28.822S">
            <text:p>11:24:28.8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24M23.739S">
            <text:p>11:24:23.7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97">
            <text:p>5497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24M24.745S">
            <text:p>11:24:24.7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504">
            <text:p>4504</text:p>
          </table:table-cell>
          <table:table-cell office:value-type="string">
            <text:p>Success</text:p>
          </table:table-cell>
          <table:table-cell office:value-type="float" office:value="20161">
            <text:p>2016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24M29.215S">
            <text:p>11:24:29.2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24M29.19S">
            <text:p>11:24:29.1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24M28.951S">
            <text:p>11:24:28.9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24M29.291S">
            <text:p>11:24:29.2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24M29.399S">
            <text:p>11:24:29.4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24M29.527S">
            <text:p>11:24:29.53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24M29.61S">
            <text:p>11:24:29.6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24M29.678S">
            <text:p>11:24:29.6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24M29.757S">
            <text:p>11:24:29.76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24M29.258S">
            <text:p>11:24:29.26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9149">
            <text:p>914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24M29.78S">
            <text:p>11:24:29.78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24M29.804S">
            <text:p>11:24:29.80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24M29.794S">
            <text:p>11:24:29.7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24M29.249S">
            <text:p>11:24:29.2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24M29.156S">
            <text:p>11:24:29.1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24M29.836S">
            <text:p>11:24:29.8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24M29.098S">
            <text:p>11:24:29.1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29">
            <text:p>1129</text:p>
          </table:table-cell>
          <table:table-cell office:value-type="string">
            <text:p>Success</text:p>
          </table:table-cell>
          <table:table-cell office:value-type="float" office:value="101656">
            <text:p>101656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24M29.107S">
            <text:p>11:24:29.1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101656">
            <text:p>10165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24M28.97S">
            <text:p>11:24:28.9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40402">
            <text:p>4040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24M28.794S">
            <text:p>11:24:28.7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01">
            <text:p>160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24M29.347S">
            <text:p>11:24:29.3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24M29.047S">
            <text:p>11:24:29.0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90">
            <text:p>1390</text:p>
          </table:table-cell>
          <table:table-cell office:value-type="string">
            <text:p>Success</text:p>
          </table:table-cell>
          <table:table-cell office:value-type="float" office:value="40403">
            <text:p>4040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24M28.035S">
            <text:p>11:24:28.04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24M26.787S">
            <text:p>11:24:26.7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24M26.078S">
            <text:p>11:24:26.08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34">
            <text:p>443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24M26.05S">
            <text:p>11:24:26.0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02">
            <text:p>450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24M28.002S">
            <text:p>11:24:28.0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24M21.753S">
            <text:p>11:24:21.7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874">
            <text:p>8874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24M21.922S">
            <text:p>11:24:21.9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706">
            <text:p>8706</text:p>
          </table:table-cell>
          <table:table-cell office:value-type="string">
            <text:p>Success</text:p>
          </table:table-cell>
          <table:table-cell office:value-type="float" office:value="70788">
            <text:p>7078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24M22.196S">
            <text:p>11:24:22.2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8441">
            <text:p>8441</text:p>
          </table:table-cell>
          <table:table-cell office:value-type="string">
            <text:p>Success</text:p>
          </table:table-cell>
          <table:table-cell office:value-type="float" office:value="70399">
            <text:p>7039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24M22.125S">
            <text:p>11:24:22.1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520">
            <text:p>8520</text:p>
          </table:table-cell>
          <table:table-cell office:value-type="string">
            <text:p>Success</text:p>
          </table:table-cell>
          <table:table-cell office:value-type="float" office:value="72105">
            <text:p>7210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24M23.76S">
            <text:p>11:24:23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94">
            <text:p>6894</text:p>
          </table:table-cell>
          <table:table-cell office:value-type="string">
            <text:p>Success</text:p>
          </table:table-cell>
          <table:table-cell office:value-type="float" office:value="72102">
            <text:p>7210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24M22.196S">
            <text:p>11:24:22.2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461">
            <text:p>8461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24M26.325S">
            <text:p>11:24:26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36">
            <text:p>4336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24M26.1S">
            <text:p>11:24:26.1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24M25.089S">
            <text:p>11:24:25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573">
            <text:p>5573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24M22.213S">
            <text:p>11:24:22.2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450">
            <text:p>8450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24M28.071S">
            <text:p>11:24:28.0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40360">
            <text:p>4036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24M21.687S">
            <text:p>11:24:21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990">
            <text:p>8990</text:p>
          </table:table-cell>
          <table:table-cell office:value-type="string">
            <text:p>Success</text:p>
          </table:table-cell>
          <table:table-cell office:value-type="float" office:value="70489">
            <text:p>7048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24M26.91S">
            <text:p>11:24:26.9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774">
            <text:p>3774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24M21.425S">
            <text:p>11:24:21.4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283">
            <text:p>9283</text:p>
          </table:table-cell>
          <table:table-cell office:value-type="string">
            <text:p>Success</text:p>
          </table:table-cell>
          <table:table-cell office:value-type="float" office:value="70370">
            <text:p>7037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24M26.864S">
            <text:p>11:24:26.8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858">
            <text:p>385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24M28.722S">
            <text:p>11:24:28.7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24M22.198S">
            <text:p>11:24:22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565">
            <text:p>8565</text:p>
          </table:table-cell>
          <table:table-cell office:value-type="string">
            <text:p>Success</text:p>
          </table:table-cell>
          <table:table-cell office:value-type="float" office:value="72105">
            <text:p>7210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24M27.018S">
            <text:p>11:24:27.0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757">
            <text:p>3757</text:p>
          </table:table-cell>
          <table:table-cell office:value-type="string">
            <text:p>Success</text:p>
          </table:table-cell>
          <table:table-cell office:value-type="float" office:value="52574">
            <text:p>5257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24M30.438S">
            <text:p>11:24:30.4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55279">
            <text:p>55279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24M30.728S">
            <text:p>11:24:30.7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24M30.492S">
            <text:p>11:24:30.4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24M30.36S">
            <text:p>11:24:30.3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24M26.808S">
            <text:p>11:24:26.8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57">
            <text:p>4057</text:p>
          </table:table-cell>
          <table:table-cell office:value-type="string">
            <text:p>Success</text:p>
          </table:table-cell>
          <table:table-cell office:value-type="float" office:value="40283">
            <text:p>402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24M30.823S">
            <text:p>11:24:30.8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24M30.71S">
            <text:p>11:24:30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24M30.903S">
            <text:p>11:24:30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24M30.997S">
            <text:p>11:24:31.0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24M24.628S">
            <text:p>11:24:24.6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501">
            <text:p>6501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24M30.639S">
            <text:p>11:24:30.6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24M30.664S">
            <text:p>11:24:30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24M31.066S">
            <text:p>11:24:31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331">
            <text:p>2333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24M30.866S">
            <text:p>11:24:30.8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24M31.344S">
            <text:p>11:24:31.3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24M30.665S">
            <text:p>11:24:30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24M30.686S">
            <text:p>11:24:30.6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101656">
            <text:p>10165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24M31.377S">
            <text:p>11:24:31.3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24M31.44S">
            <text:p>11:24:31.4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24M31.483S">
            <text:p>11:24:31.4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24M29.092S">
            <text:p>11:24:29.09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28">
            <text:p>25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24M29.126S">
            <text:p>11:24:29.1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08">
            <text:p>250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24M30.167S">
            <text:p>11:24:30.1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15567">
            <text:p>1556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24M30.787S">
            <text:p>11:24:30.7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24M30.774S">
            <text:p>11:24:30.7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24M29.198S">
            <text:p>11:24:29.20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24M31.699S">
            <text:p>11:24:31.7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24M26.957S">
            <text:p>11:24:26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789">
            <text:p>4789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24M30.133S">
            <text:p>11:24:30.1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24M30.278S">
            <text:p>11:24:30.2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24M31.208S">
            <text:p>11:24:31.2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24M29.154S">
            <text:p>11:24:29.1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665">
            <text:p>2665</text:p>
          </table:table-cell>
          <table:table-cell office:value-type="string">
            <text:p>Success</text:p>
          </table:table-cell>
          <table:table-cell office:value-type="float" office:value="40474">
            <text:p>4047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24M29.171S">
            <text:p>11:24:29.17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84">
            <text:p>268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24M31.683S">
            <text:p>11:24:31.68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24M26.999S">
            <text:p>11:24:27.0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75">
            <text:p>4875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24M23.731S">
            <text:p>11:24:23.7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156">
            <text:p>8156</text:p>
          </table:table-cell>
          <table:table-cell office:value-type="string">
            <text:p>Success</text:p>
          </table:table-cell>
          <table:table-cell office:value-type="float" office:value="72078">
            <text:p>7207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24M26.594S">
            <text:p>11:24:26.5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301">
            <text:p>5301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24M24.727S">
            <text:p>11:24:24.7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174">
            <text:p>7174</text:p>
          </table:table-cell>
          <table:table-cell office:value-type="string">
            <text:p>Success</text:p>
          </table:table-cell>
          <table:table-cell office:value-type="float" office:value="72202">
            <text:p>7220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24M26.927S">
            <text:p>11:24:26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991">
            <text:p>4991</text:p>
          </table:table-cell>
          <table:table-cell office:value-type="string">
            <text:p>Success</text:p>
          </table:table-cell>
          <table:table-cell office:value-type="float" office:value="72214">
            <text:p>72214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24M27.017S">
            <text:p>11:24:27.0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908">
            <text:p>4908</text:p>
          </table:table-cell>
          <table:table-cell office:value-type="string">
            <text:p>Success</text:p>
          </table:table-cell>
          <table:table-cell office:value-type="float" office:value="72147">
            <text:p>7214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24M27.008S">
            <text:p>11:24:27.0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942">
            <text:p>4942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24M26.83S">
            <text:p>11:24:26.8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130">
            <text:p>5130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24M26.972S">
            <text:p>11:24:26.9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993">
            <text:p>4993</text:p>
          </table:table-cell>
          <table:table-cell office:value-type="string">
            <text:p>Success</text:p>
          </table:table-cell>
          <table:table-cell office:value-type="float" office:value="72147">
            <text:p>7214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24M26.599S">
            <text:p>11:24:26.6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367">
            <text:p>5367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24M31.28S">
            <text:p>11:24:31.2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91">
            <text:p>691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24M31.539S">
            <text:p>11:24:31.5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24M29.003S">
            <text:p>11:24:29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971">
            <text:p>2971</text:p>
          </table:table-cell>
          <table:table-cell office:value-type="string">
            <text:p>Success</text:p>
          </table:table-cell>
          <table:table-cell office:value-type="float" office:value="40454">
            <text:p>40454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24M31.972S">
            <text:p>11:24:31.9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24M31.971S">
            <text:p>11:24:31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24M29.855S">
            <text:p>11:24:29.8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24M31.997S">
            <text:p>11:24:32.0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24M31.997S">
            <text:p>11:24:32.00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24M32.057S">
            <text:p>11:24:32.0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24M32.074S">
            <text:p>11:24:32.0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24M31.975S">
            <text:p>11:24:31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24M31.968S">
            <text:p>11:24:31.9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24M31.859S">
            <text:p>11:24:31.8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24M32.313S">
            <text:p>11:24:32.3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24M31.875S">
            <text:p>11:24:31.8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24M30.647S">
            <text:p>11:24:30.6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24M31.744S">
            <text:p>11:24:31.7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24M32.443S">
            <text:p>11:24:32.4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24M32.037S">
            <text:p>11:24:32.0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11606">
            <text:p>1160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24M32.014S">
            <text:p>11:24:32.0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24M32.581S">
            <text:p>11:24:32.5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24M32.403S">
            <text:p>11:24:32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40534">
            <text:p>4053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24M24.748S">
            <text:p>11:24:24.7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960">
            <text:p>796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24M21.503S">
            <text:p>11:24:21.5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266">
            <text:p>11266</text:p>
          </table:table-cell>
          <table:table-cell office:value-type="string">
            <text:p>Success</text:p>
          </table:table-cell>
          <table:table-cell office:value-type="float" office:value="72098">
            <text:p>7209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24M30.764S">
            <text:p>11:24:30.7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24M30.447S">
            <text:p>11:24:30.4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37">
            <text:p>2337</text:p>
          </table:table-cell>
          <table:table-cell office:value-type="string">
            <text:p>Success</text:p>
          </table:table-cell>
          <table:table-cell office:value-type="float" office:value="40530">
            <text:p>4053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24M22.208S">
            <text:p>11:24:22.2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585">
            <text:p>10585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24M23.812S">
            <text:p>11:24:23.8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986">
            <text:p>8986</text:p>
          </table:table-cell>
          <table:table-cell office:value-type="string">
            <text:p>Success</text:p>
          </table:table-cell>
          <table:table-cell office:value-type="float" office:value="72148">
            <text:p>72148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24M30.632S">
            <text:p>11:24:30.63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70">
            <text:p>217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24M30.513S">
            <text:p>11:24:30.5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40530">
            <text:p>4053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24M32.596S">
            <text:p>11:24:32.6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24M30.656S">
            <text:p>11:24:30.6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67">
            <text:p>216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24M22.077S">
            <text:p>11:24:22.0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772">
            <text:p>10772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24M32.404S">
            <text:p>11:24:32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40530">
            <text:p>4053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24M32.815S">
            <text:p>11:24:32.8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24M21.927S">
            <text:p>11:24:21.9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0957">
            <text:p>10957</text:p>
          </table:table-cell>
          <table:table-cell office:value-type="string">
            <text:p>Success</text:p>
          </table:table-cell>
          <table:table-cell office:value-type="float" office:value="72105">
            <text:p>7210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24M21.993S">
            <text:p>11:24:21.9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901">
            <text:p>10901</text:p>
          </table:table-cell>
          <table:table-cell office:value-type="string">
            <text:p>Success</text:p>
          </table:table-cell>
          <table:table-cell office:value-type="float" office:value="70394">
            <text:p>7039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24M32.879S">
            <text:p>11:24:32.8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24M32.709S">
            <text:p>11:24:32.7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24M32.685S">
            <text:p>11:24:32.6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24M32.849S">
            <text:p>11:24:32.8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24M32.857S">
            <text:p>11:24:32.8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24M32.787S">
            <text:p>11:24:32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24M32.806S">
            <text:p>11:24:32.8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24M25.392S">
            <text:p>11:24:25.3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802">
            <text:p>7802</text:p>
          </table:table-cell>
          <table:table-cell office:value-type="string">
            <text:p>Success</text:p>
          </table:table-cell>
          <table:table-cell office:value-type="float" office:value="72082">
            <text:p>72082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24M32.771S">
            <text:p>11:24:32.77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24M32.885S">
            <text:p>11:24:32.89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24M32.942S">
            <text:p>11:24:32.9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101713">
            <text:p>10171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24M33.111S">
            <text:p>11:24:33.1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24M32.794S">
            <text:p>11:24:32.7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24M32.949S">
            <text:p>11:24:32.9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24M32.824S">
            <text:p>11:24:32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40570">
            <text:p>4057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24M32.895S">
            <text:p>11:24:32.9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24M33.144S">
            <text:p>11:24:33.1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24M33.104S">
            <text:p>11:24:33.10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24M25.099S">
            <text:p>11:24:25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334">
            <text:p>8334</text:p>
          </table:table-cell>
          <table:table-cell office:value-type="string">
            <text:p>Success</text:p>
          </table:table-cell>
          <table:table-cell office:value-type="float" office:value="72084">
            <text:p>7208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24M23.839S">
            <text:p>11:24:23.8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602">
            <text:p>9602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24M29.064S">
            <text:p>11:24:29.0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385">
            <text:p>4385</text:p>
          </table:table-cell>
          <table:table-cell office:value-type="string">
            <text:p>Success</text:p>
          </table:table-cell>
          <table:table-cell office:value-type="float" office:value="55440">
            <text:p>5544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24M33.327S">
            <text:p>11:24:33.3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24M33.19S">
            <text:p>11:24:33.1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24M33.418S">
            <text:p>11:24:33.4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24M26.486S">
            <text:p>11:24:26.4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067">
            <text:p>7067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24M30.663S">
            <text:p>11:24:30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40525">
            <text:p>4052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24M32.152S">
            <text:p>11:24:32.1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15567">
            <text:p>1556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24M24.994S">
            <text:p>11:24:24.9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608">
            <text:p>8608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24M31.232S">
            <text:p>11:24:31.2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24M30.722S">
            <text:p>11:24:30.7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86">
            <text:p>2886</text:p>
          </table:table-cell>
          <table:table-cell office:value-type="string">
            <text:p>Success</text:p>
          </table:table-cell>
          <table:table-cell office:value-type="float" office:value="40481">
            <text:p>4048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24M30.678S">
            <text:p>11:24:30.6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30">
            <text:p>293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24M31.79S">
            <text:p>11:24:31.7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24M30.551S">
            <text:p>11:24:30.5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90">
            <text:p>3090</text:p>
          </table:table-cell>
          <table:table-cell office:value-type="string">
            <text:p>Success</text:p>
          </table:table-cell>
          <table:table-cell office:value-type="float" office:value="40525">
            <text:p>4052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24M30.396S">
            <text:p>11:24:30.4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24M31.424S">
            <text:p>11:24:31.4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35">
            <text:p>22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24M31.398S">
            <text:p>11:24:31.4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24M33.344S">
            <text:p>11:24:33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24M32.778S">
            <text:p>11:24:32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40568">
            <text:p>4056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24M25.468S">
            <text:p>11:24:25.4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23">
            <text:p>8223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24M24.693S">
            <text:p>11:24:24.6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025">
            <text:p>9025</text:p>
          </table:table-cell>
          <table:table-cell office:value-type="string">
            <text:p>Success</text:p>
          </table:table-cell>
          <table:table-cell office:value-type="float" office:value="72087">
            <text:p>7208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24M30.629S">
            <text:p>11:24:30.63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97">
            <text:p>309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24M33.67S">
            <text:p>11:24:33.6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24M23.815S">
            <text:p>11:24:23.8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915">
            <text:p>9915</text:p>
          </table:table-cell>
          <table:table-cell office:value-type="string">
            <text:p>Success</text:p>
          </table:table-cell>
          <table:table-cell office:value-type="float" office:value="72100">
            <text:p>7210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24M32.573S">
            <text:p>11:24:32.5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24M33.459S">
            <text:p>11:24:33.46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24M31.13S">
            <text:p>11:24:31.1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23">
            <text:p>262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24M30.844S">
            <text:p>11:24:30.8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32">
            <text:p>29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24M26.991S">
            <text:p>11:24:26.9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793">
            <text:p>6793</text:p>
          </table:table-cell>
          <table:table-cell office:value-type="string">
            <text:p>Success</text:p>
          </table:table-cell>
          <table:table-cell office:value-type="float" office:value="72199">
            <text:p>72199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24M30.959S">
            <text:p>11:24:30.96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827">
            <text:p>282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24M25.48S">
            <text:p>11:24:25.4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310">
            <text:p>8310</text:p>
          </table:table-cell>
          <table:table-cell office:value-type="string">
            <text:p>Success</text:p>
          </table:table-cell>
          <table:table-cell office:value-type="float" office:value="72104">
            <text:p>72104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24M30.414S">
            <text:p>11:24:30.4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77">
            <text:p>3377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24M30.661S">
            <text:p>11:24:30.66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24M25.156S">
            <text:p>11:24:25.1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643">
            <text:p>8643</text:p>
          </table:table-cell>
          <table:table-cell office:value-type="string">
            <text:p>Success</text:p>
          </table:table-cell>
          <table:table-cell office:value-type="float" office:value="72087">
            <text:p>7208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24M26.588S">
            <text:p>11:24:26.5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220">
            <text:p>7220</text:p>
          </table:table-cell>
          <table:table-cell office:value-type="string">
            <text:p>Success</text:p>
          </table:table-cell>
          <table:table-cell office:value-type="float" office:value="72147">
            <text:p>7214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24M30.859S">
            <text:p>11:24:30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40873">
            <text:p>40873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24M33.484S">
            <text:p>11:24:33.4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24M23.614S">
            <text:p>11:24:23.6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222">
            <text:p>10222</text:p>
          </table:table-cell>
          <table:table-cell office:value-type="string">
            <text:p>Success</text:p>
          </table:table-cell>
          <table:table-cell office:value-type="float" office:value="72083">
            <text:p>7208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24M23.454S">
            <text:p>11:24:23.4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395">
            <text:p>10395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24M26.216S">
            <text:p>11:24:26.2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661">
            <text:p>7661</text:p>
          </table:table-cell>
          <table:table-cell office:value-type="string">
            <text:p>Success</text:p>
          </table:table-cell>
          <table:table-cell office:value-type="float" office:value="72199">
            <text:p>7219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24M31.676S">
            <text:p>11:24:31.6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50">
            <text:p>2250</text:p>
          </table:table-cell>
          <table:table-cell office:value-type="string">
            <text:p>Success</text:p>
          </table:table-cell>
          <table:table-cell office:value-type="float" office:value="19785">
            <text:p>1978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24M33.749S">
            <text:p>11:24:33.7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24M33.73S">
            <text:p>11:24:33.7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24M33.467S">
            <text:p>11:24:33.4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24M33.828S">
            <text:p>11:24:33.8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24M33.442S">
            <text:p>11:24:33.4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24M33.45S">
            <text:p>11:24:33.4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24M33.433S">
            <text:p>11:24:33.4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24M33.999S">
            <text:p>11:24:34.0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24M34.083S">
            <text:p>11:24:34.0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24M33.643S">
            <text:p>11:24:33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24M34.108S">
            <text:p>11:24:34.1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24M33.381S">
            <text:p>11:24:33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24M33.932S">
            <text:p>11:24:33.9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24M34.053S">
            <text:p>11:24:34.0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24M33.876S">
            <text:p>11:24:33.8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24M33.928S">
            <text:p>11:24:33.9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24M34.1S">
            <text:p>11:24:34.1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24M33.948S">
            <text:p>11:24:33.9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24M33.578S">
            <text:p>11:24:33.5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24M34.213S">
            <text:p>11:24:34.2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24M26.581S">
            <text:p>11:24:26.5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731">
            <text:p>7731</text:p>
          </table:table-cell>
          <table:table-cell office:value-type="string">
            <text:p>Success</text:p>
          </table:table-cell>
          <table:table-cell office:value-type="float" office:value="72190">
            <text:p>7219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24M26.507S">
            <text:p>11:24:26.5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820">
            <text:p>7820</text:p>
          </table:table-cell>
          <table:table-cell office:value-type="string">
            <text:p>Success</text:p>
          </table:table-cell>
          <table:table-cell office:value-type="float" office:value="72214">
            <text:p>7221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24M34.242S">
            <text:p>11:24:34.2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24M34.256S">
            <text:p>11:24:34.2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24M34.223S">
            <text:p>11:24:34.2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24M34.354S">
            <text:p>11:24:34.35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24M34.36S">
            <text:p>11:24:34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24M34.402S">
            <text:p>11:24:34.40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24M33.809S">
            <text:p>11:24:33.8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24M34.468S">
            <text:p>11:24:34.4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24M33.735S">
            <text:p>11:24:33.7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30">
            <text:p>830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24M33.681S">
            <text:p>11:24:33.6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24M34.556S">
            <text:p>11:24:34.5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24M33.556S">
            <text:p>11:24:33.5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24M33.718S">
            <text:p>11:24:33.7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24M34.657S">
            <text:p>11:24:34.66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24M34.678S">
            <text:p>11:24:34.68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24M33.732S">
            <text:p>11:24:33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24M34.687S">
            <text:p>11:24:34.69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24M29.235S">
            <text:p>11:24:29.2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625">
            <text:p>562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24M33.824S">
            <text:p>11:24:33.8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24M34.188S">
            <text:p>11:24:34.1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24M34.89S">
            <text:p>11:24:34.8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24M34.909S">
            <text:p>11:24:34.9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24M34.153S">
            <text:p>11:24:34.15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24M34.944S">
            <text:p>11:24:34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24M34.994S">
            <text:p>11:24:34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24M30.605S">
            <text:p>11:24:30.6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015">
            <text:p>5015</text:p>
          </table:table-cell>
          <table:table-cell office:value-type="string">
            <text:p>Success</text:p>
          </table:table-cell>
          <table:table-cell office:value-type="float" office:value="40480">
            <text:p>4048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24M26.53S">
            <text:p>11:24:26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095">
            <text:p>9095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24M35.625S">
            <text:p>11:24:35.63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24M30.659S">
            <text:p>11:24:30.6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09">
            <text:p>520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24M35.621S">
            <text:p>11:24:35.6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55524">
            <text:p>5552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24M29.206S">
            <text:p>11:24:29.21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730">
            <text:p>673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24M34.07S">
            <text:p>11:24:34.0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70">
            <text:p>187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24M30.229S">
            <text:p>11:24:30.23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730">
            <text:p>573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24M34.965S">
            <text:p>11:24:34.97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27959">
            <text:p>27959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24M34.17S">
            <text:p>11:24:34.1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24M35.882S">
            <text:p>11:24:35.8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24M26.452S">
            <text:p>11:24:26.4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513">
            <text:p>9513</text:p>
          </table:table-cell>
          <table:table-cell office:value-type="string">
            <text:p>Success</text:p>
          </table:table-cell>
          <table:table-cell office:value-type="float" office:value="72177">
            <text:p>7217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24M34.14S">
            <text:p>11:24:34.1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45722">
            <text:p>4572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24M23.777S">
            <text:p>11:24:23.7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217">
            <text:p>12217</text:p>
          </table:table-cell>
          <table:table-cell office:value-type="string">
            <text:p>Success</text:p>
          </table:table-cell>
          <table:table-cell office:value-type="float" office:value="72220">
            <text:p>7222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24M35.965S">
            <text:p>11:24:35.9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24M26.5S">
            <text:p>11:24:26.5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516">
            <text:p>9516</text:p>
          </table:table-cell>
          <table:table-cell office:value-type="string">
            <text:p>Success</text:p>
          </table:table-cell>
          <table:table-cell office:value-type="float" office:value="72214">
            <text:p>7221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24M35.97S">
            <text:p>11:24:35.9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24M26.318S">
            <text:p>11:24:26.3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721">
            <text:p>9721</text:p>
          </table:table-cell>
          <table:table-cell office:value-type="string">
            <text:p>Success</text:p>
          </table:table-cell>
          <table:table-cell office:value-type="float" office:value="72177">
            <text:p>7217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24M30.666S">
            <text:p>11:24:30.6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374">
            <text:p>5374</text:p>
          </table:table-cell>
          <table:table-cell office:value-type="string">
            <text:p>Success</text:p>
          </table:table-cell>
          <table:table-cell office:value-type="float" office:value="55524">
            <text:p>555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24M26.735S">
            <text:p>11:24:26.7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316">
            <text:p>9316</text:p>
          </table:table-cell>
          <table:table-cell office:value-type="string">
            <text:p>Success</text:p>
          </table:table-cell>
          <table:table-cell office:value-type="float" office:value="72125">
            <text:p>7212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24M31.82S">
            <text:p>11:24:31.8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261">
            <text:p>4261</text:p>
          </table:table-cell>
          <table:table-cell office:value-type="string">
            <text:p>Success</text:p>
          </table:table-cell>
          <table:table-cell office:value-type="float" office:value="55524">
            <text:p>5552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24M36.024S">
            <text:p>11:24:36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24M36.084S">
            <text:p>11:24:36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24M36.144S">
            <text:p>11:24:36.1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24M34.674S">
            <text:p>11:24:34.6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24M34.312S">
            <text:p>11:24:34.3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24M36.063S">
            <text:p>11:24:36.0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24M36.354S">
            <text:p>11:24:36.35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24M33.785S">
            <text:p>11:24:33.79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97">
            <text:p>259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24M36.04S">
            <text:p>11:24:36.0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24M33.691S">
            <text:p>11:24:33.6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24M36.388S">
            <text:p>11:24:36.39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24M33.8S">
            <text:p>11:24:33.80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24M34.503S">
            <text:p>11:24:34.5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51">
            <text:p>195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24M34.252S">
            <text:p>11:24:34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211">
            <text:p>2211</text:p>
          </table:table-cell>
          <table:table-cell office:value-type="string">
            <text:p>Success</text:p>
          </table:table-cell>
          <table:table-cell office:value-type="float" office:value="45722">
            <text:p>4572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24M36.465S">
            <text:p>11:24:36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24M33.666S">
            <text:p>11:24:33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843">
            <text:p>2843</text:p>
          </table:table-cell>
          <table:table-cell office:value-type="string">
            <text:p>Success</text:p>
          </table:table-cell>
          <table:table-cell office:value-type="float" office:value="40668">
            <text:p>4066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24M36.186S">
            <text:p>11:24:36.1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24M36.485S">
            <text:p>11:24:36.4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24M36.533S">
            <text:p>11:24:36.5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24M36.567S">
            <text:p>11:24:36.5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24M33.837S">
            <text:p>11:24:33.8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37">
            <text:p>293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24M31.62S">
            <text:p>11:24:31.6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185">
            <text:p>5185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24M33.851S">
            <text:p>11:24:33.8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71">
            <text:p>297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24M33.602S">
            <text:p>11:24:33.6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33">
            <text:p>323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24M33.584S">
            <text:p>11:24:33.5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268">
            <text:p>3268</text:p>
          </table:table-cell>
          <table:table-cell office:value-type="string">
            <text:p>Success</text:p>
          </table:table-cell>
          <table:table-cell office:value-type="float" office:value="19884">
            <text:p>1988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24M31.856S">
            <text:p>11:24:31.8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997">
            <text:p>4997</text:p>
          </table:table-cell>
          <table:table-cell office:value-type="string">
            <text:p>Success</text:p>
          </table:table-cell>
          <table:table-cell office:value-type="float" office:value="40574">
            <text:p>4057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24M26.539S">
            <text:p>11:24:26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331">
            <text:p>10331</text:p>
          </table:table-cell>
          <table:table-cell office:value-type="string">
            <text:p>Success</text:p>
          </table:table-cell>
          <table:table-cell office:value-type="float" office:value="72214">
            <text:p>7221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24M36.607S">
            <text:p>11:24:36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24M33.609S">
            <text:p>11:24:33.6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55537">
            <text:p>55537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24M31.747S">
            <text:p>11:24:31.75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128">
            <text:p>51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24M31.921S">
            <text:p>11:24:31.9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55">
            <text:p>495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24M31.896S">
            <text:p>11:24:31.9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81">
            <text:p>49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24M26.889S">
            <text:p>11:24:26.8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996">
            <text:p>9996</text:p>
          </table:table-cell>
          <table:table-cell office:value-type="string">
            <text:p>Success</text:p>
          </table:table-cell>
          <table:table-cell office:value-type="float" office:value="72192">
            <text:p>7219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24M32.327S">
            <text:p>11:24:32.33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60889">
            <text:p>6088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24M36.874S">
            <text:p>11:24:36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24M31.965S">
            <text:p>11:24:31.9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361">
            <text:p>536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24M31.767S">
            <text:p>11:24:31.7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561">
            <text:p>5561</text:p>
          </table:table-cell>
          <table:table-cell office:value-type="string">
            <text:p>Success</text:p>
          </table:table-cell>
          <table:table-cell office:value-type="float" office:value="40570">
            <text:p>4057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24M31.887S">
            <text:p>11:24:31.8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57">
            <text:p>545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24M32.214S">
            <text:p>11:24:32.21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138">
            <text:p>51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24M31.953S">
            <text:p>11:24:31.9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01">
            <text:p>540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24M31.775S">
            <text:p>11:24:31.7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589">
            <text:p>5589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24M31.903S">
            <text:p>11:24:31.9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74">
            <text:p>547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24M27.034S">
            <text:p>11:24:27.0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351">
            <text:p>10351</text:p>
          </table:table-cell>
          <table:table-cell office:value-type="string">
            <text:p>Success</text:p>
          </table:table-cell>
          <table:table-cell office:value-type="float" office:value="72199">
            <text:p>72199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24M31.96S">
            <text:p>11:24:31.96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31">
            <text:p>543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24M31.733S">
            <text:p>11:24:31.7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660">
            <text:p>5660</text:p>
          </table:table-cell>
          <table:table-cell office:value-type="string">
            <text:p>Success</text:p>
          </table:table-cell>
          <table:table-cell office:value-type="float" office:value="40569">
            <text:p>40569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24M31.635S">
            <text:p>11:24:31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766">
            <text:p>5766</text:p>
          </table:table-cell>
          <table:table-cell office:value-type="string">
            <text:p>Success</text:p>
          </table:table-cell>
          <table:table-cell office:value-type="float" office:value="39825">
            <text:p>3982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24M37.327S">
            <text:p>11:24:37.3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24M32.8S">
            <text:p>11:24:32.80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658">
            <text:p>465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24M33.194S">
            <text:p>11:24:33.19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296">
            <text:p>429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24M31.925S">
            <text:p>11:24:31.9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568">
            <text:p>556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24M32.47S">
            <text:p>11:24:32.47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035">
            <text:p>5035</text:p>
          </table:table-cell>
          <table:table-cell office:value-type="string">
            <text:p>Success</text:p>
          </table:table-cell>
          <table:table-cell office:value-type="float" office:value="55367">
            <text:p>5536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24M32.972S">
            <text:p>11:24:32.9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570">
            <text:p>4570</text:p>
          </table:table-cell>
          <table:table-cell office:value-type="string">
            <text:p>Success</text:p>
          </table:table-cell>
          <table:table-cell office:value-type="float" office:value="52894">
            <text:p>5289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24M37.541S">
            <text:p>11:24:37.5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24M37.569S">
            <text:p>11:24:37.5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24M37.626S">
            <text:p>11:24:37.6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24M37.667S">
            <text:p>11:24:37.6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24M36.871S">
            <text:p>11:24:36.8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24M32.803S">
            <text:p>11:24:32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967">
            <text:p>4967</text:p>
          </table:table-cell>
          <table:table-cell office:value-type="string">
            <text:p>Success</text:p>
          </table:table-cell>
          <table:table-cell office:value-type="float" office:value="40678">
            <text:p>4067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24M24.714S">
            <text:p>11:24:24.7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068">
            <text:p>13068</text:p>
          </table:table-cell>
          <table:table-cell office:value-type="string">
            <text:p>Success</text:p>
          </table:table-cell>
          <table:table-cell office:value-type="float" office:value="72202">
            <text:p>7220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24M32.188S">
            <text:p>11:24:32.1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606">
            <text:p>5606</text:p>
          </table:table-cell>
          <table:table-cell office:value-type="string">
            <text:p>Success</text:p>
          </table:table-cell>
          <table:table-cell office:value-type="float" office:value="45694">
            <text:p>45694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24M37.506S">
            <text:p>11:24:37.5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0440">
            <text:p>2044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24M33.777S">
            <text:p>11:24:33.7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60">
            <text:p>4460</text:p>
          </table:table-cell>
          <table:table-cell office:value-type="string">
            <text:p>Success</text:p>
          </table:table-cell>
          <table:table-cell office:value-type="float" office:value="40672">
            <text:p>4067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24M33.787S">
            <text:p>11:24:33.7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488">
            <text:p>4488</text:p>
          </table:table-cell>
          <table:table-cell office:value-type="string">
            <text:p>Success</text:p>
          </table:table-cell>
          <table:table-cell office:value-type="float" office:value="40665">
            <text:p>4066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24M33.756S">
            <text:p>11:24:33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29">
            <text:p>4529</text:p>
          </table:table-cell>
          <table:table-cell office:value-type="string">
            <text:p>Success</text:p>
          </table:table-cell>
          <table:table-cell office:value-type="float" office:value="40672">
            <text:p>4067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24M37.707S">
            <text:p>11:24:37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8315">
            <text:p>2831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24M36.052S">
            <text:p>11:24:36.0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41">
            <text:p>224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24M33.791S">
            <text:p>11:24:33.7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04">
            <text:p>450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24M36.423S">
            <text:p>11:24:36.4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80">
            <text:p>1880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24M36.04S">
            <text:p>11:24:36.0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24M33.61S">
            <text:p>11:24:33.6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10">
            <text:p>4710</text:p>
          </table:table-cell>
          <table:table-cell office:value-type="string">
            <text:p>Success</text:p>
          </table:table-cell>
          <table:table-cell office:value-type="float" office:value="39944">
            <text:p>3994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24M36.889S">
            <text:p>11:24:36.8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20445">
            <text:p>20445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24M33.792S">
            <text:p>11:24:33.7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574">
            <text:p>4574</text:p>
          </table:table-cell>
          <table:table-cell office:value-type="string">
            <text:p>Success</text:p>
          </table:table-cell>
          <table:table-cell office:value-type="float" office:value="55559">
            <text:p>5555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24M37.795S">
            <text:p>11:24:37.8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24M35.964S">
            <text:p>11:24:35.9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447">
            <text:p>2447</text:p>
          </table:table-cell>
          <table:table-cell office:value-type="string">
            <text:p>Success</text:p>
          </table:table-cell>
          <table:table-cell office:value-type="float" office:value="55559">
            <text:p>5555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24M38.391S">
            <text:p>11:24:38.3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24M38.368S">
            <text:p>11:24:38.3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24M38.44S">
            <text:p>11:24:38.4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24M38.429S">
            <text:p>11:24:38.4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24M38.489S">
            <text:p>11:24:38.4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24M38.531S">
            <text:p>11:24:38.5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24M34.688S">
            <text:p>11:24:34.6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168">
            <text:p>516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24M34.328S">
            <text:p>11:24:34.3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540">
            <text:p>554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24M35.966S">
            <text:p>11:24:35.9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917">
            <text:p>39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24M34.213S">
            <text:p>11:24:34.2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72">
            <text:p>56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24M34.093S">
            <text:p>11:24:34.0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810">
            <text:p>581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24M36.318S">
            <text:p>11:24:36.3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618">
            <text:p>3618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24M38.295S">
            <text:p>11:24:38.3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80">
            <text:p>1680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24M36.396S">
            <text:p>11:24:36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619">
            <text:p>3619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24M33.427S">
            <text:p>11:24:33.4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599">
            <text:p>6599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24M33.608S">
            <text:p>11:24:33.6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419">
            <text:p>6419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24M33.345S">
            <text:p>11:24:33.3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684">
            <text:p>6684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24M35.936S">
            <text:p>11:24:35.9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107">
            <text:p>4107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24M33.408S">
            <text:p>11:24:33.4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44">
            <text:p>6644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24M33.294S">
            <text:p>11:24:33.2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769">
            <text:p>6769</text:p>
          </table:table-cell>
          <table:table-cell office:value-type="string">
            <text:p>Success</text:p>
          </table:table-cell>
          <table:table-cell office:value-type="float" office:value="39940">
            <text:p>3994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24M35.863S">
            <text:p>11:24:35.8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200">
            <text:p>4200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24M33.661S">
            <text:p>11:24:33.6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405">
            <text:p>6405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24M35.869S">
            <text:p>11:24:35.8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95">
            <text:p>4195</text:p>
          </table:table-cell>
          <table:table-cell office:value-type="string">
            <text:p>Success</text:p>
          </table:table-cell>
          <table:table-cell office:value-type="float" office:value="39943">
            <text:p>39943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24M36.887S">
            <text:p>11:24:36.8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81">
            <text:p>31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24M33.794S">
            <text:p>11:24:33.7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301">
            <text:p>6301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24M33.344S">
            <text:p>11:24:33.3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768">
            <text:p>6768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24M33.727S">
            <text:p>11:24:33.7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392">
            <text:p>6392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24M37.494S">
            <text:p>11:24:37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24M36.311S">
            <text:p>11:24:36.3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836">
            <text:p>3836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24M34.862S">
            <text:p>11:24:34.8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292">
            <text:p>5292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24M33.304S">
            <text:p>11:24:33.3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855">
            <text:p>6855</text:p>
          </table:table-cell>
          <table:table-cell office:value-type="string">
            <text:p>Success</text:p>
          </table:table-cell>
          <table:table-cell office:value-type="float" office:value="40683">
            <text:p>4068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24M34.675S">
            <text:p>11:24:34.68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493">
            <text:p>549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24M34.164S">
            <text:p>11:24:34.1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005">
            <text:p>6005</text:p>
          </table:table-cell>
          <table:table-cell office:value-type="string">
            <text:p>Success</text:p>
          </table:table-cell>
          <table:table-cell office:value-type="float" office:value="45723">
            <text:p>45723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24M35.94S">
            <text:p>11:24:35.9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233">
            <text:p>4233</text:p>
          </table:table-cell>
          <table:table-cell office:value-type="string">
            <text:p>Success</text:p>
          </table:table-cell>
          <table:table-cell office:value-type="float" office:value="40688">
            <text:p>40688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24M26.916S">
            <text:p>11:24:26.9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292">
            <text:p>13292</text:p>
          </table:table-cell>
          <table:table-cell office:value-type="string">
            <text:p>Success</text:p>
          </table:table-cell>
          <table:table-cell office:value-type="float" office:value="72224">
            <text:p>72224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24M40.169S">
            <text:p>11:24:40.1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24M33.655S">
            <text:p>11:24:33.6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577">
            <text:p>6577</text:p>
          </table:table-cell>
          <table:table-cell office:value-type="string">
            <text:p>Success</text:p>
          </table:table-cell>
          <table:table-cell office:value-type="float" office:value="55559">
            <text:p>5555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24M34.564S">
            <text:p>11:24:34.5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682">
            <text:p>5682</text:p>
          </table:table-cell>
          <table:table-cell office:value-type="string">
            <text:p>Success</text:p>
          </table:table-cell>
          <table:table-cell office:value-type="float" office:value="77630">
            <text:p>7763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24M36.509S">
            <text:p>11:24:36.5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789">
            <text:p>3789</text:p>
          </table:table-cell>
          <table:table-cell office:value-type="string">
            <text:p>Success</text:p>
          </table:table-cell>
          <table:table-cell office:value-type="float" office:value="55559">
            <text:p>5555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24M40.218S">
            <text:p>11:24:40.2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24M40.248S">
            <text:p>11:24:40.2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24M40.305S">
            <text:p>11:24:40.3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24M40.364S">
            <text:p>11:24:40.3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24M40.346S">
            <text:p>11:24:40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24M40.409S">
            <text:p>11:24:40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24M40.299S">
            <text:p>11:24:40.3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24M40.903S">
            <text:p>11:24:40.9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24M40.406S">
            <text:p>11:24:40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24M34.649S">
            <text:p>11:24:34.6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662">
            <text:p>10662</text:p>
          </table:table-cell>
          <table:table-cell office:value-type="string">
            <text:p>Success</text:p>
          </table:table-cell>
          <table:table-cell office:value-type="float" office:value="45722">
            <text:p>45722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24M45.311S">
            <text:p>11:24:45.3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24M45.332S">
            <text:p>11:24:45.3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24M45.368S">
            <text:p>11:24:45.3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24M34.34S">
            <text:p>11:24:34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090">
            <text:p>11090</text:p>
          </table:table-cell>
          <table:table-cell office:value-type="string">
            <text:p>Success</text:p>
          </table:table-cell>
          <table:table-cell office:value-type="float" office:value="99002">
            <text:p>99002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24M45.404S">
            <text:p>11:24:45.4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24M45.43S">
            <text:p>11:24:45.4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24M45.463S">
            <text:p>11:24:45.4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24M45.5S">
            <text:p>11:24:45.5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24M45.513S">
            <text:p>11:24:45.5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193">
            <text:p>9193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24M40.234S">
            <text:p>11:24:40.2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372">
            <text:p>537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24M45.606S">
            <text:p>11:24:45.6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24M40.066S">
            <text:p>11:24:40.0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591">
            <text:p>5591</text:p>
          </table:table-cell>
          <table:table-cell office:value-type="string">
            <text:p>Success</text:p>
          </table:table-cell>
          <table:table-cell office:value-type="float" office:value="55564">
            <text:p>55564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24M37.46S">
            <text:p>11:24:37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220">
            <text:p>8220</text:p>
          </table:table-cell>
          <table:table-cell office:value-type="string">
            <text:p>Success</text:p>
          </table:table-cell>
          <table:table-cell office:value-type="float" office:value="39943">
            <text:p>3994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24M39.858S">
            <text:p>11:24:39.8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855">
            <text:p>5855</text:p>
          </table:table-cell>
          <table:table-cell office:value-type="string">
            <text:p>Success</text:p>
          </table:table-cell>
          <table:table-cell office:value-type="float" office:value="40693">
            <text:p>40693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24M36.876S">
            <text:p>11:24:36.8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848">
            <text:p>8848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24M38.293S">
            <text:p>11:24:38.2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432">
            <text:p>7432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24M36.456S">
            <text:p>11:24:36.4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272">
            <text:p>9272</text:p>
          </table:table-cell>
          <table:table-cell office:value-type="string">
            <text:p>Success</text:p>
          </table:table-cell>
          <table:table-cell office:value-type="float" office:value="40692">
            <text:p>40692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24M36.383S">
            <text:p>11:24:36.3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346">
            <text:p>9346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24M36.877S">
            <text:p>11:24:36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886">
            <text:p>8886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24M37.392S">
            <text:p>11:24:37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375">
            <text:p>8375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24M40.15S">
            <text:p>11:24:40.1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623">
            <text:p>5623</text:p>
          </table:table-cell>
          <table:table-cell office:value-type="string">
            <text:p>Success</text:p>
          </table:table-cell>
          <table:table-cell office:value-type="float" office:value="55564">
            <text:p>55564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24M37.754S">
            <text:p>11:24:37.7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020">
            <text:p>8020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24M37.355S">
            <text:p>11:24:37.3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429">
            <text:p>8429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24M37.378S">
            <text:p>11:24:37.3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411">
            <text:p>8411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24M45.459S">
            <text:p>11:24:45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24M45.774S">
            <text:p>11:24:45.7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24M48.515S">
            <text:p>11:24:48.5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24M45.659S">
            <text:p>11:24:45.6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981">
            <text:p>598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24M37.782S">
            <text:p>11:24:37.7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861">
            <text:p>13861</text:p>
          </table:table-cell>
          <table:table-cell office:value-type="string">
            <text:p>Success</text:p>
          </table:table-cell>
          <table:table-cell office:value-type="float" office:value="17639">
            <text:p>1763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24M35.96S">
            <text:p>11:24:35.9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5687">
            <text:p>15687</text:p>
          </table:table-cell>
          <table:table-cell office:value-type="string">
            <text:p>Success</text:p>
          </table:table-cell>
          <table:table-cell office:value-type="float" office:value="39943">
            <text:p>3994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24M38.238S">
            <text:p>11:24:38.2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424">
            <text:p>13424</text:p>
          </table:table-cell>
          <table:table-cell office:value-type="string">
            <text:p>Success</text:p>
          </table:table-cell>
          <table:table-cell office:value-type="float" office:value="54082">
            <text:p>54082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24M51.642S">
            <text:p>11:24:51.64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24M33.614S">
            <text:p>11:24:33.6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8051">
            <text:p>18051</text:p>
          </table:table-cell>
          <table:table-cell office:value-type="string">
            <text:p>Success</text:p>
          </table:table-cell>
          <table:table-cell office:value-type="float" office:value="54817">
            <text:p>54817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24M51.667S">
            <text:p>11:24:51.6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24M52.072S">
            <text:p>11:24:52.07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24M34.412S">
            <text:p>11:24:34.4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8102">
            <text:p>18102</text:p>
          </table:table-cell>
          <table:table-cell office:value-type="string">
            <text:p>Success</text:p>
          </table:table-cell>
          <table:table-cell office:value-type="float" office:value="100083">
            <text:p>100083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24M52.514S">
            <text:p>11:24:52.5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24M52.527S">
            <text:p>11:24:52.5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24M52.564S">
            <text:p>11:24:52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24M52.579S">
            <text:p>11:24:52.5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193">
            <text:p>919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24M40.043S">
            <text:p>11:24:40.0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2580">
            <text:p>12580</text:p>
          </table:table-cell>
          <table:table-cell office:value-type="string">
            <text:p>Success</text:p>
          </table:table-cell>
          <table:table-cell office:value-type="float" office:value="74674">
            <text:p>7467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24M51.662S">
            <text:p>11:24:51.6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24M52.765S">
            <text:p>11:24:52.7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24M35.962S">
            <text:p>11:24:35.9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833">
            <text:p>16833</text:p>
          </table:table-cell>
          <table:table-cell office:value-type="string">
            <text:p>Success</text:p>
          </table:table-cell>
          <table:table-cell office:value-type="float" office:value="40852">
            <text:p>40852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24M37.386S">
            <text:p>11:24:37.3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413">
            <text:p>15413</text:p>
          </table:table-cell>
          <table:table-cell office:value-type="string">
            <text:p>Success</text:p>
          </table:table-cell>
          <table:table-cell office:value-type="float" office:value="17639">
            <text:p>1763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24M36.879S">
            <text:p>11:24:36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921">
            <text:p>15921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24M36.775S">
            <text:p>11:24:36.7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033">
            <text:p>16033</text:p>
          </table:table-cell>
          <table:table-cell office:value-type="string">
            <text:p>Success</text:p>
          </table:table-cell>
          <table:table-cell office:value-type="float" office:value="39943">
            <text:p>39943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24M36.018S">
            <text:p>11:24:36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901">
            <text:p>17901</text:p>
          </table:table-cell>
          <table:table-cell office:value-type="string">
            <text:p>Success</text:p>
          </table:table-cell>
          <table:table-cell office:value-type="float" office:value="98201">
            <text:p>9820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24M36.514S">
            <text:p>11:24:36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506">
            <text:p>17506</text:p>
          </table:table-cell>
          <table:table-cell office:value-type="string">
            <text:p>Success</text:p>
          </table:table-cell>
          <table:table-cell office:value-type="float" office:value="98299">
            <text:p>9829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24M54.022S">
            <text:p>11:24:54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24M54.034S">
            <text:p>11:24:54.0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24M54.066S">
            <text:p>11:24:54.0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24M52.797S">
            <text:p>11:24:52.8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24M54.612S">
            <text:p>11:24:54.61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24M54.62S">
            <text:p>11:24:54.62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24M54.624S">
            <text:p>11:24:54.62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24M36.872S">
            <text:p>11:24:36.8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074">
            <text:p>18074</text:p>
          </table:table-cell>
          <table:table-cell office:value-type="string">
            <text:p>Success</text:p>
          </table:table-cell>
          <table:table-cell office:value-type="float" office:value="95945">
            <text:p>95945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24M54.947S">
            <text:p>11:24:54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24M37.771S">
            <text:p>11:24:37.7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195">
            <text:p>17195</text:p>
          </table:table-cell>
          <table:table-cell office:value-type="string">
            <text:p>Success</text:p>
          </table:table-cell>
          <table:table-cell office:value-type="float" office:value="93589">
            <text:p>93589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24M54.959S">
            <text:p>11:24:54.9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24M55.015S">
            <text:p>11:24:55.0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24M36.822S">
            <text:p>11:24:36.8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598">
            <text:p>18598</text:p>
          </table:table-cell>
          <table:table-cell office:value-type="string">
            <text:p>Success</text:p>
          </table:table-cell>
          <table:table-cell office:value-type="float" office:value="39944">
            <text:p>3994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24M37.353S">
            <text:p>11:24:37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077">
            <text:p>18077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24M52.615S">
            <text:p>11:24:52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24M37.346S">
            <text:p>11:24:37.3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108">
            <text:p>18108</text:p>
          </table:table-cell>
          <table:table-cell office:value-type="string">
            <text:p>Success</text:p>
          </table:table-cell>
          <table:table-cell office:value-type="float" office:value="39943">
            <text:p>39943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24M38.311S">
            <text:p>11:24:38.3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150">
            <text:p>17150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24M37.327S">
            <text:p>11:24:37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134">
            <text:p>18134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24M37.488S">
            <text:p>11:24:37.4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7976">
            <text:p>17976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24M36.837S">
            <text:p>11:24:36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640">
            <text:p>18640</text:p>
          </table:table-cell>
          <table:table-cell office:value-type="string">
            <text:p>Success</text:p>
          </table:table-cell>
          <table:table-cell office:value-type="float" office:value="39947">
            <text:p>3994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24M40.162S">
            <text:p>11:24:40.1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006">
            <text:p>16006</text:p>
          </table:table-cell>
          <table:table-cell office:value-type="string">
            <text:p>Success</text:p>
          </table:table-cell>
          <table:table-cell office:value-type="float" office:value="77814">
            <text:p>77814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24M36.852S">
            <text:p>11:24:36.8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9687">
            <text:p>19687</text:p>
          </table:table-cell>
          <table:table-cell office:value-type="string">
            <text:p>Success</text:p>
          </table:table-cell>
          <table:table-cell office:value-type="float" office:value="95750">
            <text:p>9575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24M56.541S">
            <text:p>11:24:56.5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24M56.553S">
            <text:p>11:24:56.5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24M56.579S">
            <text:p>11:24:56.58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24M56.634S">
            <text:p>11:24:56.63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24M56.672S">
            <text:p>11:24:56.6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24M40.146S">
            <text:p>11:24:40.1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7951">
            <text:p>17951</text:p>
          </table:table-cell>
          <table:table-cell office:value-type="string">
            <text:p>Success</text:p>
          </table:table-cell>
          <table:table-cell office:value-type="float" office:value="70649">
            <text:p>70649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24M55.431S">
            <text:p>11:24:55.4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037">
            <text:p>4037</text:p>
          </table:table-cell>
          <table:table-cell office:value-type="string">
            <text:p>Success</text:p>
          </table:table-cell>
          <table:table-cell office:value-type="float" office:value="55569">
            <text:p>5556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24M37.366S">
            <text:p>11:24:37.3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109">
            <text:p>22109</text:p>
          </table:table-cell>
          <table:table-cell office:value-type="string">
            <text:p>Success</text:p>
          </table:table-cell>
          <table:table-cell office:value-type="float" office:value="54087">
            <text:p>5408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24M56.701S">
            <text:p>11:24:56.7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319">
            <text:p>33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25M00.021S">
            <text:p>11:25:00.02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25M00.031S">
            <text:p>11:25:00.03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25M00.035S">
            <text:p>11:25:00.04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24M35.997S">
            <text:p>11:24:36.0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4360">
            <text:p>24360</text:p>
          </table:table-cell>
          <table:table-cell office:value-type="string">
            <text:p>Success</text:p>
          </table:table-cell>
          <table:table-cell office:value-type="float" office:value="97704">
            <text:p>97704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24M39.87S">
            <text:p>11:24:39.8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932">
            <text:p>20932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24M45.555S">
            <text:p>11:24:45.5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289">
            <text:p>1528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24M38.334S">
            <text:p>11:24:38.3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2563">
            <text:p>22563</text:p>
          </table:table-cell>
          <table:table-cell office:value-type="string">
            <text:p>Success</text:p>
          </table:table-cell>
          <table:table-cell office:value-type="float" office:value="78224">
            <text:p>78224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24M40.026S">
            <text:p>11:24:40.0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0879">
            <text:p>20879</text:p>
          </table:table-cell>
          <table:table-cell office:value-type="string">
            <text:p>Success</text:p>
          </table:table-cell>
          <table:table-cell office:value-type="float" office:value="54827">
            <text:p>54827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24M40.175S">
            <text:p>11:24:40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731">
            <text:p>20731</text:p>
          </table:table-cell>
          <table:table-cell office:value-type="string">
            <text:p>Success</text:p>
          </table:table-cell>
          <table:table-cell office:value-type="float" office:value="54827">
            <text:p>5482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24M38.225S">
            <text:p>11:24:38.2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694">
            <text:p>22694</text:p>
          </table:table-cell>
          <table:table-cell office:value-type="string">
            <text:p>Success</text:p>
          </table:table-cell>
          <table:table-cell office:value-type="float" office:value="78223">
            <text:p>7822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25M00.359S">
            <text:p>11:25:00.36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24M59.476S">
            <text:p>11:24:59.4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24M59.469S">
            <text:p>11:24:59.4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24M39.885S">
            <text:p>11:24:39.8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054">
            <text:p>21054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24M45.715S">
            <text:p>11:24:45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236">
            <text:p>15236</text:p>
          </table:table-cell>
          <table:table-cell office:value-type="string">
            <text:p>Success</text:p>
          </table:table-cell>
          <table:table-cell office:value-type="float" office:value="54092">
            <text:p>5409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24M40.49S">
            <text:p>11:24:40.4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451">
            <text:p>20451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25M00.938S">
            <text:p>11:25:00.9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25M00.932S">
            <text:p>11:25:00.9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24M34.894S">
            <text:p>11:24:34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336">
            <text:p>26336</text:p>
          </table:table-cell>
          <table:table-cell office:value-type="string">
            <text:p>Success</text:p>
          </table:table-cell>
          <table:table-cell office:value-type="float" office:value="98594">
            <text:p>9859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25M01.231S">
            <text:p>11:25:01.2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25M01.247S">
            <text:p>11:25:01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25M01.279S">
            <text:p>11:25:01.2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24M40.064S">
            <text:p>11:24:40.0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1407">
            <text:p>21407</text:p>
          </table:table-cell>
          <table:table-cell office:value-type="string">
            <text:p>Success</text:p>
          </table:table-cell>
          <table:table-cell office:value-type="float" office:value="71432">
            <text:p>7143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24M38.286S">
            <text:p>11:24:38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3633">
            <text:p>23633</text:p>
          </table:table-cell>
          <table:table-cell office:value-type="string">
            <text:p>Success</text:p>
          </table:table-cell>
          <table:table-cell office:value-type="float" office:value="89274">
            <text:p>89274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24M40.921S">
            <text:p>11:24:40.9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121">
            <text:p>21121</text:p>
          </table:table-cell>
          <table:table-cell office:value-type="string">
            <text:p>Success</text:p>
          </table:table-cell>
          <table:table-cell office:value-type="float" office:value="74270">
            <text:p>74270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25M02.044S">
            <text:p>11:25:02.0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25M00.952S">
            <text:p>11:25:00.9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25M02.7S">
            <text:p>11:25:02.70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24M35.034S">
            <text:p>11:24:35.0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239">
            <text:p>28239</text:p>
          </table:table-cell>
          <table:table-cell office:value-type="string">
            <text:p>Success</text:p>
          </table:table-cell>
          <table:table-cell office:value-type="float" office:value="98503">
            <text:p>9850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25M03.274S">
            <text:p>11:25:03.2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24M40.097S">
            <text:p>11:24:40.1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3217">
            <text:p>23217</text:p>
          </table:table-cell>
          <table:table-cell office:value-type="string">
            <text:p>Success</text:p>
          </table:table-cell>
          <table:table-cell office:value-type="float" office:value="70942">
            <text:p>7094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25M03.293S">
            <text:p>11:25:03.2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25M03.332S">
            <text:p>11:25:03.3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25M03.352S">
            <text:p>11:25:03.3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193">
            <text:p>9193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25M00.907S">
            <text:p>11:25:00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25M00.907S">
            <text:p>11:25:00.9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25M03.608S">
            <text:p>11:25:03.6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25M03.607S">
            <text:p>11:25:03.6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24M37.403S">
            <text:p>11:24:37.4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156">
            <text:p>27156</text:p>
          </table:table-cell>
          <table:table-cell office:value-type="string">
            <text:p>Success</text:p>
          </table:table-cell>
          <table:table-cell office:value-type="float" office:value="94257">
            <text:p>94257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24M39.938S">
            <text:p>11:24:39.9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5284">
            <text:p>25284</text:p>
          </table:table-cell>
          <table:table-cell office:value-type="string">
            <text:p>Success</text:p>
          </table:table-cell>
          <table:table-cell office:value-type="float" office:value="70162">
            <text:p>7016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24M40.209S">
            <text:p>11:24:40.2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248">
            <text:p>2524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25M03.388S">
            <text:p>11:25:03.3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112">
            <text:p>2112</text:p>
          </table:table-cell>
          <table:table-cell office:value-type="string">
            <text:p>Success</text:p>
          </table:table-cell>
          <table:table-cell office:value-type="float" office:value="16157">
            <text:p>16157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24M55.05S">
            <text:p>11:24:55.0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451">
            <text:p>1045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24M40.168S">
            <text:p>11:24:40.1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5336">
            <text:p>25336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24M39.886S">
            <text:p>11:24:39.8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5627">
            <text:p>25627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25M04.56S">
            <text:p>11:25:04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45722">
            <text:p>4572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24M40.069S">
            <text:p>11:24:40.0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5447">
            <text:p>25447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24M51.644S">
            <text:p>11:24:51.6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873">
            <text:p>13873</text:p>
          </table:table-cell>
          <table:table-cell office:value-type="string">
            <text:p>Success</text:p>
          </table:table-cell>
          <table:table-cell office:value-type="float" office:value="39957">
            <text:p>3995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24M39.903S">
            <text:p>11:24:39.9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5643">
            <text:p>25643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25M01.472S">
            <text:p>11:25:01.4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082">
            <text:p>4082</text:p>
          </table:table-cell>
          <table:table-cell office:value-type="string">
            <text:p>Success</text:p>
          </table:table-cell>
          <table:table-cell office:value-type="float" office:value="49232">
            <text:p>49232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24M54.967S">
            <text:p>11:24:54.9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594">
            <text:p>10594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25M01.92S">
            <text:p>11:25:01.9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55">
            <text:p>3655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25M01.315S">
            <text:p>11:25:01.3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24M54.1S">
            <text:p>11:24:54.1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483">
            <text:p>1148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25M05.515S">
            <text:p>11:25:05.5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24M53.92S">
            <text:p>11:24:53.9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685">
            <text:p>1168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24M45.728S">
            <text:p>11:24:45.7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888">
            <text:p>19888</text:p>
          </table:table-cell>
          <table:table-cell office:value-type="string">
            <text:p>Success</text:p>
          </table:table-cell>
          <table:table-cell office:value-type="float" office:value="54092">
            <text:p>5409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24M40.031S">
            <text:p>11:24:40.0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5624">
            <text:p>25624</text:p>
          </table:table-cell>
          <table:table-cell office:value-type="string">
            <text:p>Success</text:p>
          </table:table-cell>
          <table:table-cell office:value-type="float" office:value="54092">
            <text:p>5409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25M05.562S">
            <text:p>11:25:05.5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25M00.845S">
            <text:p>11:25:00.8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24M40.028S">
            <text:p>11:24:40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650">
            <text:p>25650</text:p>
          </table:table-cell>
          <table:table-cell office:value-type="string">
            <text:p>Success</text:p>
          </table:table-cell>
          <table:table-cell office:value-type="float" office:value="54092">
            <text:p>5409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25M05.6S">
            <text:p>11:25:05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25M05.658S">
            <text:p>11:25:05.6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25M05.687S">
            <text:p>11:25:05.6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25M05.731S">
            <text:p>11:25:05.7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25M05.746S">
            <text:p>11:25:05.7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25M05.783S">
            <text:p>11:25:05.7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24M40.112S">
            <text:p>11:24:40.1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6151">
            <text:p>26151</text:p>
          </table:table-cell>
          <table:table-cell office:value-type="string">
            <text:p>Success</text:p>
          </table:table-cell>
          <table:table-cell office:value-type="float" office:value="73679">
            <text:p>73679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25M05.656S">
            <text:p>11:25:05.6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25M05.679S">
            <text:p>11:25:05.6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25M05.798S">
            <text:p>11:25:05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5856">
            <text:p>25856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25M06.614S">
            <text:p>11:25:06.61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25M05.86S">
            <text:p>11:25:05.8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25856">
            <text:p>25856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25M06.616S">
            <text:p>11:25:06.6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24M36.416S">
            <text:p>11:24:36.4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1092">
            <text:p>31092</text:p>
          </table:table-cell>
          <table:table-cell office:value-type="string">
            <text:p>Success</text:p>
          </table:table-cell>
          <table:table-cell office:value-type="float" office:value="96119">
            <text:p>96119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25M07.509S">
            <text:p>11:25:07.5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24M36.375S">
            <text:p>11:24:36.3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1176">
            <text:p>31176</text:p>
          </table:table-cell>
          <table:table-cell office:value-type="string">
            <text:p>Success</text:p>
          </table:table-cell>
          <table:table-cell office:value-type="float" office:value="97205">
            <text:p>9720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25M07.554S">
            <text:p>11:25:07.5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24M40.066S">
            <text:p>11:24:40.0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538">
            <text:p>27538</text:p>
          </table:table-cell>
          <table:table-cell office:value-type="string">
            <text:p>Success</text:p>
          </table:table-cell>
          <table:table-cell office:value-type="float" office:value="72504">
            <text:p>7250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24M36.009S">
            <text:p>11:24:36.0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071">
            <text:p>32071</text:p>
          </table:table-cell>
          <table:table-cell office:value-type="string">
            <text:p>Success</text:p>
          </table:table-cell>
          <table:table-cell office:value-type="float" office:value="97111">
            <text:p>9711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25M08.08S">
            <text:p>11:25:08.0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25M05.556S">
            <text:p>11:25:05.5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59">
            <text:p>2959</text:p>
          </table:table-cell>
          <table:table-cell office:value-type="string">
            <text:p>Success</text:p>
          </table:table-cell>
          <table:table-cell office:value-type="float" office:value="25856">
            <text:p>25856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25M08.515S">
            <text:p>11:25:08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25M05.577S">
            <text:p>11:25:05.5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963">
            <text:p>2963</text:p>
          </table:table-cell>
          <table:table-cell office:value-type="string">
            <text:p>Success</text:p>
          </table:table-cell>
          <table:table-cell office:value-type="float" office:value="25856">
            <text:p>25856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24M52.799S">
            <text:p>11:24:52.8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742">
            <text:p>15742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25M00.931S">
            <text:p>11:25:00.9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7612">
            <text:p>7612</text:p>
          </table:table-cell>
          <table:table-cell office:value-type="string">
            <text:p>Success</text:p>
          </table:table-cell>
          <table:table-cell office:value-type="float" office:value="39936">
            <text:p>39936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25M08.541S">
            <text:p>11:25:08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25M05.514S">
            <text:p>11:25:05.5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048">
            <text:p>3048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25M05.506S">
            <text:p>11:25:05.5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058">
            <text:p>3058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24M38.275S">
            <text:p>11:24:38.2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0320">
            <text:p>30320</text:p>
          </table:table-cell>
          <table:table-cell office:value-type="string">
            <text:p>Success</text:p>
          </table:table-cell>
          <table:table-cell office:value-type="float" office:value="54090">
            <text:p>5409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25M08.539S">
            <text:p>11:25:08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25M08.561S">
            <text:p>11:25:08.5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25M08.605S">
            <text:p>11:25:08.6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25M08.618S">
            <text:p>11:25:08.6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25M08.635S">
            <text:p>11:25:08.6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25M08.655S">
            <text:p>11:25:08.6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24M38.57S">
            <text:p>11:24:38.5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0424">
            <text:p>30424</text:p>
          </table:table-cell>
          <table:table-cell office:value-type="string">
            <text:p>Success</text:p>
          </table:table-cell>
          <table:table-cell office:value-type="float" office:value="88080">
            <text:p>88080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25M08.994S">
            <text:p>11:25:08.9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25M09.007S">
            <text:p>11:25:09.01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25M09.033S">
            <text:p>11:25:09.0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25M09.05S">
            <text:p>11:25:09.0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25M08.597S">
            <text:p>11:25:08.6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25M08.565S">
            <text:p>11:25:08.5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25M08.564S">
            <text:p>11:25:08.5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25M09.81S">
            <text:p>11:25:09.8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25M09.811S">
            <text:p>11:25:09.8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25M09.815S">
            <text:p>11:25:09.82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24M40.121S">
            <text:p>11:24:40.1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9971">
            <text:p>29971</text:p>
          </table:table-cell>
          <table:table-cell office:value-type="string">
            <text:p>Success</text:p>
          </table:table-cell>
          <table:table-cell office:value-type="float" office:value="73687">
            <text:p>7368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24M36.855S">
            <text:p>11:24:36.8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3332">
            <text:p>33332</text:p>
          </table:table-cell>
          <table:table-cell office:value-type="string">
            <text:p>Success</text:p>
          </table:table-cell>
          <table:table-cell office:value-type="float" office:value="93584">
            <text:p>93584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25M05.617S">
            <text:p>11:25:05.6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996">
            <text:p>499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25M10.615S">
            <text:p>11:25:10.62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24M37.395S">
            <text:p>11:24:37.4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5468">
            <text:p>35468</text:p>
          </table:table-cell>
          <table:table-cell office:value-type="string">
            <text:p>Success</text:p>
          </table:table-cell>
          <table:table-cell office:value-type="float" office:value="93370">
            <text:p>9337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24M55.463S">
            <text:p>11:24:55.4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500">
            <text:p>17500</text:p>
          </table:table-cell>
          <table:table-cell office:value-type="string">
            <text:p>Success</text:p>
          </table:table-cell>
          <table:table-cell office:value-type="float" office:value="45164">
            <text:p>45164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24M40.054S">
            <text:p>11:24:40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3169">
            <text:p>33169</text:p>
          </table:table-cell>
          <table:table-cell office:value-type="string">
            <text:p>Success</text:p>
          </table:table-cell>
          <table:table-cell office:value-type="float" office:value="67101">
            <text:p>67101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24M55.463S">
            <text:p>11:24:55.4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302">
            <text:p>18302</text:p>
          </table:table-cell>
          <table:table-cell office:value-type="string">
            <text:p>Success</text:p>
          </table:table-cell>
          <table:table-cell office:value-type="float" office:value="45063">
            <text:p>4506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24M58.098S">
            <text:p>11:24:58.1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389">
            <text:p>16389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25M12.865S">
            <text:p>11:25:12.8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25M07.606S">
            <text:p>11:25:07.6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886">
            <text:p>6886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25M05.459S">
            <text:p>11:25:05.4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033">
            <text:p>9033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24M37.329S">
            <text:p>11:24:37.3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172">
            <text:p>37172</text:p>
          </table:table-cell>
          <table:table-cell office:value-type="string">
            <text:p>Success</text:p>
          </table:table-cell>
          <table:table-cell office:value-type="float" office:value="54090">
            <text:p>54090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25M14.489S">
            <text:p>11:25:14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25M08.545S">
            <text:p>11:25:08.5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973">
            <text:p>5973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25M14.509S">
            <text:p>11:25:14.5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25M14.546S">
            <text:p>11:25:14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25M14.603S">
            <text:p>11:25:14.6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24M45.795S">
            <text:p>11:24:45.8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732">
            <text:p>29732</text:p>
          </table:table-cell>
          <table:table-cell office:value-type="string">
            <text:p>Success</text:p>
          </table:table-cell>
          <table:table-cell office:value-type="float" office:value="74910">
            <text:p>7491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24M55.422S">
            <text:p>11:24:55.4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115">
            <text:p>20115</text:p>
          </table:table-cell>
          <table:table-cell office:value-type="string">
            <text:p>Success</text:p>
          </table:table-cell>
          <table:table-cell office:value-type="float" office:value="44676">
            <text:p>44676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24M45.727S">
            <text:p>11:24:45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9815">
            <text:p>29815</text:p>
          </table:table-cell>
          <table:table-cell office:value-type="string">
            <text:p>Success</text:p>
          </table:table-cell>
          <table:table-cell office:value-type="float" office:value="71089">
            <text:p>71089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25M15.527S">
            <text:p>11:25:15.5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24M52.789S">
            <text:p>11:24:52.7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783">
            <text:p>22783</text:p>
          </table:table-cell>
          <table:table-cell office:value-type="string">
            <text:p>Success</text:p>
          </table:table-cell>
          <table:table-cell office:value-type="float" office:value="56252">
            <text:p>56252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25M15.573S">
            <text:p>11:25:15.5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25M15.555S">
            <text:p>11:25:15.5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25M15.593S">
            <text:p>11:25:15.5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25M05.503S">
            <text:p>11:25:05.5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182">
            <text:p>10182</text:p>
          </table:table-cell>
          <table:table-cell office:value-type="string">
            <text:p>Success</text:p>
          </table:table-cell>
          <table:table-cell office:value-type="float" office:value="38599">
            <text:p>38599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24M38.305S">
            <text:p>11:24:38.3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7859">
            <text:p>37859</text:p>
          </table:table-cell>
          <table:table-cell office:value-type="string">
            <text:p>Success</text:p>
          </table:table-cell>
          <table:table-cell office:value-type="float" office:value="87356">
            <text:p>87356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24M45.769S">
            <text:p>11:24:45.7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855">
            <text:p>30855</text:p>
          </table:table-cell>
          <table:table-cell office:value-type="string">
            <text:p>Success</text:p>
          </table:table-cell>
          <table:table-cell office:value-type="float" office:value="71067">
            <text:p>7106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24M38.321S">
            <text:p>11:24:38.3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432">
            <text:p>38432</text:p>
          </table:table-cell>
          <table:table-cell office:value-type="string">
            <text:p>Success</text:p>
          </table:table-cell>
          <table:table-cell office:value-type="float" office:value="94393">
            <text:p>94393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24M37.426S">
            <text:p>11:24:37.4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9327">
            <text:p>39327</text:p>
          </table:table-cell>
          <table:table-cell office:value-type="string">
            <text:p>Success</text:p>
          </table:table-cell>
          <table:table-cell office:value-type="float" office:value="94287">
            <text:p>94287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25M16.755S">
            <text:p>11:25:16.7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24M55.469S">
            <text:p>11:24:55.4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1329">
            <text:p>21329</text:p>
          </table:table-cell>
          <table:table-cell office:value-type="string">
            <text:p>Success</text:p>
          </table:table-cell>
          <table:table-cell office:value-type="float" office:value="45462">
            <text:p>4546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24M45.789S">
            <text:p>11:24:45.7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021">
            <text:p>31021</text:p>
          </table:table-cell>
          <table:table-cell office:value-type="string">
            <text:p>Success</text:p>
          </table:table-cell>
          <table:table-cell office:value-type="float" office:value="74710">
            <text:p>7471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24M45.776S">
            <text:p>11:24:45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1037">
            <text:p>31037</text:p>
          </table:table-cell>
          <table:table-cell office:value-type="string">
            <text:p>Success</text:p>
          </table:table-cell>
          <table:table-cell office:value-type="float" office:value="71757">
            <text:p>71757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24M45.785S">
            <text:p>11:24:45.7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034">
            <text:p>31034</text:p>
          </table:table-cell>
          <table:table-cell office:value-type="string">
            <text:p>Success</text:p>
          </table:table-cell>
          <table:table-cell office:value-type="float" office:value="75116">
            <text:p>75116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24M45.765S">
            <text:p>11:24:45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1068">
            <text:p>31068</text:p>
          </table:table-cell>
          <table:table-cell office:value-type="string">
            <text:p>Success</text:p>
          </table:table-cell>
          <table:table-cell office:value-type="float" office:value="71077">
            <text:p>71077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25M14.647S">
            <text:p>11:25:14.6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74">
            <text:p>2474</text:p>
          </table:table-cell>
          <table:table-cell office:value-type="string">
            <text:p>Success</text:p>
          </table:table-cell>
          <table:table-cell office:value-type="float" office:value="29124">
            <text:p>29124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25M14.52S">
            <text:p>11:25:14.5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612">
            <text:p>261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25M17.132S">
            <text:p>11:25:17.13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25M10.188S">
            <text:p>11:25:10.1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387">
            <text:p>7387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25M14.492S">
            <text:p>11:25:14.4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29124">
            <text:p>29124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25M17.576S">
            <text:p>11:25:17.5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25M14.49S">
            <text:p>11:25:14.4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118">
            <text:p>3118</text:p>
          </table:table-cell>
          <table:table-cell office:value-type="string">
            <text:p>Success</text:p>
          </table:table-cell>
          <table:table-cell office:value-type="float" office:value="29124">
            <text:p>29124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25M17.597S">
            <text:p>11:25:17.6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25M17.609S">
            <text:p>11:25:17.6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25M17.618S">
            <text:p>11:25:17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25M17.601S">
            <text:p>11:25:17.6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25M17.635S">
            <text:p>11:25:17.6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25M17.655S">
            <text:p>11:25:17.6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25M17.668S">
            <text:p>11:25:17.6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25M17.697S">
            <text:p>11:25:17.7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25M17.684S">
            <text:p>11:25:17.6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25M17.726S">
            <text:p>11:25:17.7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25M17.753S">
            <text:p>11:25:17.7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25M00.921S">
            <text:p>11:25:00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7337">
            <text:p>17337</text:p>
          </table:table-cell>
          <table:table-cell office:value-type="string">
            <text:p>Success</text:p>
          </table:table-cell>
          <table:table-cell office:value-type="float" office:value="43084">
            <text:p>43084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25M00.939S">
            <text:p>11:25:00.9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339">
            <text:p>17339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25M00.899S">
            <text:p>11:25:00.9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7380">
            <text:p>17380</text:p>
          </table:table-cell>
          <table:table-cell office:value-type="string">
            <text:p>Success</text:p>
          </table:table-cell>
          <table:table-cell office:value-type="float" office:value="41091">
            <text:p>41091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25M18.258S">
            <text:p>11:25:18.2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25M18.281S">
            <text:p>11:25:18.2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25M18.293S">
            <text:p>11:25:18.2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25M18.295S">
            <text:p>11:25:18.3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25M18.304S">
            <text:p>11:25:18.3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25M18.307S">
            <text:p>11:25:18.3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25M18.318S">
            <text:p>11:25:18.3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25M14.502S">
            <text:p>11:25:14.5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904">
            <text:p>3904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25M18.408S">
            <text:p>11:25:18.4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25M18.318S">
            <text:p>11:25:18.3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25M02.712S">
            <text:p>11:25:02.7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769">
            <text:p>15769</text:p>
          </table:table-cell>
          <table:table-cell office:value-type="string">
            <text:p>Success</text:p>
          </table:table-cell>
          <table:table-cell office:value-type="float" office:value="38404">
            <text:p>38404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25M18.481S">
            <text:p>11:25:18.4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24M40.93S">
            <text:p>11:24:40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8275">
            <text:p>38275</text:p>
          </table:table-cell>
          <table:table-cell office:value-type="string">
            <text:p>Success</text:p>
          </table:table-cell>
          <table:table-cell office:value-type="float" office:value="71839">
            <text:p>71839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25M19.207S">
            <text:p>11:25:19.2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25M19.225S">
            <text:p>11:25:19.2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24M38.288S">
            <text:p>11:24:38.2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1008">
            <text:p>41008</text:p>
          </table:table-cell>
          <table:table-cell office:value-type="string">
            <text:p>Success</text:p>
          </table:table-cell>
          <table:table-cell office:value-type="float" office:value="72149">
            <text:p>72149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24M40.015S">
            <text:p>11:24:40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9296">
            <text:p>39296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25M19.296S">
            <text:p>11:25:19.3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25M19.317S">
            <text:p>11:25:19.3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25M19.262S">
            <text:p>11:25:19.2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24M39.975S">
            <text:p>11:24:39.9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9392">
            <text:p>39392</text:p>
          </table:table-cell>
          <table:table-cell office:value-type="string">
            <text:p>Success</text:p>
          </table:table-cell>
          <table:table-cell office:value-type="float" office:value="68127">
            <text:p>68127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24M40.066S">
            <text:p>11:24:40.0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706">
            <text:p>39706</text:p>
          </table:table-cell>
          <table:table-cell office:value-type="string">
            <text:p>Success</text:p>
          </table:table-cell>
          <table:table-cell office:value-type="float" office:value="75919">
            <text:p>75919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24M55.479S">
            <text:p>11:24:55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554">
            <text:p>24554</text:p>
          </table:table-cell>
          <table:table-cell office:value-type="string">
            <text:p>Success</text:p>
          </table:table-cell>
          <table:table-cell office:value-type="float" office:value="55659">
            <text:p>55659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24M36.806S">
            <text:p>11:24:36.8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3414">
            <text:p>43414</text:p>
          </table:table-cell>
          <table:table-cell office:value-type="string">
            <text:p>Success</text:p>
          </table:table-cell>
          <table:table-cell office:value-type="float" office:value="97154">
            <text:p>97154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24M38.464S">
            <text:p>11:24:38.4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1774">
            <text:p>41774</text:p>
          </table:table-cell>
          <table:table-cell office:value-type="string">
            <text:p>Success</text:p>
          </table:table-cell>
          <table:table-cell office:value-type="float" office:value="87351">
            <text:p>87351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24M52.629S">
            <text:p>11:24:52.6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7683">
            <text:p>27683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25M05.223S">
            <text:p>11:25:05.2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089">
            <text:p>15089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25M06.265S">
            <text:p>11:25:06.2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083">
            <text:p>14083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25M09.085S">
            <text:p>11:25:09.0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272">
            <text:p>1127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25M20.238S">
            <text:p>11:25:20.2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25M19.333S">
            <text:p>11:25:19.3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17257">
            <text:p>17257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25M16.799S">
            <text:p>11:25:16.8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661">
            <text:p>3661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25M10.092S">
            <text:p>11:25:10.0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372">
            <text:p>10372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25M05.607S">
            <text:p>11:25:05.6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864">
            <text:p>14864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24M51.648S">
            <text:p>11:24:51.6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8823">
            <text:p>28823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25M18.28S">
            <text:p>11:25:18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92">
            <text:p>2192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25M02.054S">
            <text:p>11:25:02.05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420">
            <text:p>18420</text:p>
          </table:table-cell>
          <table:table-cell office:value-type="string">
            <text:p>Success</text:p>
          </table:table-cell>
          <table:table-cell office:value-type="float" office:value="57143">
            <text:p>57143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25M20.349S">
            <text:p>11:25:20.3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25M19.349S">
            <text:p>11:25:19.3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25M15.62S">
            <text:p>11:25:15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867">
            <text:p>486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25M16.821S">
            <text:p>11:25:16.8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25M16.833S">
            <text:p>11:25:16.8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666">
            <text:p>3666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25M16.625S">
            <text:p>11:25:16.6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878">
            <text:p>3878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25M18.36S">
            <text:p>11:25:18.3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25M13.766S">
            <text:p>11:25:13.7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745">
            <text:p>6745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24M56.169S">
            <text:p>11:24:56.1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4344">
            <text:p>24344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25M03.316S">
            <text:p>11:25:03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211">
            <text:p>17211</text:p>
          </table:table-cell>
          <table:table-cell office:value-type="string">
            <text:p>Success</text:p>
          </table:table-cell>
          <table:table-cell office:value-type="float" office:value="52882">
            <text:p>52882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25M17.812S">
            <text:p>11:25:17.8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717">
            <text:p>2717</text:p>
          </table:table-cell>
          <table:table-cell office:value-type="string">
            <text:p>Success</text:p>
          </table:table-cell>
          <table:table-cell office:value-type="float" office:value="31582">
            <text:p>31582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25M16.815S">
            <text:p>11:25:16.8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724">
            <text:p>3724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25M20.314S">
            <text:p>11:25:20.3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25M05.501S">
            <text:p>11:25:05.5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059">
            <text:p>15059</text:p>
          </table:table-cell>
          <table:table-cell office:value-type="string">
            <text:p>Success</text:p>
          </table:table-cell>
          <table:table-cell office:value-type="float" office:value="52869">
            <text:p>52869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25M20.034S">
            <text:p>11:25:20.0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25M12.965S">
            <text:p>11:25:12.9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02">
            <text:p>7602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25M03.62S">
            <text:p>11:25:03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958">
            <text:p>16958</text:p>
          </table:table-cell>
          <table:table-cell office:value-type="string">
            <text:p>Success</text:p>
          </table:table-cell>
          <table:table-cell office:value-type="float" office:value="41245">
            <text:p>41245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25M07.564S">
            <text:p>11:25:07.56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026">
            <text:p>13026</text:p>
          </table:table-cell>
          <table:table-cell office:value-type="string">
            <text:p>Success</text:p>
          </table:table-cell>
          <table:table-cell office:value-type="float" office:value="57201">
            <text:p>5720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25M20.465S">
            <text:p>11:25:20.4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25M20.474S">
            <text:p>11:25:20.4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25M20.512S">
            <text:p>11:25:20.5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25M20.514S">
            <text:p>11:25:20.5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25M20.579S">
            <text:p>11:25:20.5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25M20.479S">
            <text:p>11:25:20.4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25M20.461S">
            <text:p>11:25:20.4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32399">
            <text:p>32399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25M20.314S">
            <text:p>11:25:20.3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32399">
            <text:p>32399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25M20.567S">
            <text:p>11:25:20.5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25M20.674S">
            <text:p>11:25:20.6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25M05.549S">
            <text:p>11:25:05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197">
            <text:p>15197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24M55.438S">
            <text:p>11:24:55.4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312">
            <text:p>25312</text:p>
          </table:table-cell>
          <table:table-cell office:value-type="string">
            <text:p>Success</text:p>
          </table:table-cell>
          <table:table-cell office:value-type="float" office:value="54100">
            <text:p>54100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25M20.682S">
            <text:p>11:25:20.6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25M20.604S">
            <text:p>11:25:20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25M20.688S">
            <text:p>11:25:20.6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25M20.547S">
            <text:p>11:25:20.5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25M20.74S">
            <text:p>11:25:20.7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25M20.635S">
            <text:p>11:25:20.6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25M20.636S">
            <text:p>11:25:20.6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25M20.662S">
            <text:p>11:25:20.6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25M20.596S">
            <text:p>11:25:20.6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25M20.776S">
            <text:p>11:25:20.7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25M20.779S">
            <text:p>11:25:20.7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25M20.792S">
            <text:p>11:25:20.7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25M20.841S">
            <text:p>11:25:20.8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25M20.911S">
            <text:p>11:25:20.9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25M20.887S">
            <text:p>11:25:20.8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25M20.81S">
            <text:p>11:25:20.8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25M20.909S">
            <text:p>11:25:20.9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25M20.954S">
            <text:p>11:25:20.9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25M20.865S">
            <text:p>11:25:20.87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25M20.848S">
            <text:p>11:25:20.8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25M20.949S">
            <text:p>11:25:20.9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25M20.843S">
            <text:p>11:25:20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25M21.007S">
            <text:p>11:25:21.0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25M21.076S">
            <text:p>11:25:21.0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25M20.985S">
            <text:p>11:25:20.99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25M21.054S">
            <text:p>11:25:21.0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25M21.087S">
            <text:p>11:25:21.0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24M52.8S">
            <text:p>11:24:52.8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722">
            <text:p>28722</text:p>
          </table:table-cell>
          <table:table-cell office:value-type="string">
            <text:p>Success</text:p>
          </table:table-cell>
          <table:table-cell office:value-type="float" office:value="58196">
            <text:p>58196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24M45.725S">
            <text:p>11:24:45.7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5911">
            <text:p>35911</text:p>
          </table:table-cell>
          <table:table-cell office:value-type="string">
            <text:p>Success</text:p>
          </table:table-cell>
          <table:table-cell office:value-type="float" office:value="69700">
            <text:p>69700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25M05.518S">
            <text:p>11:25:05.5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180">
            <text:p>16180</text:p>
          </table:table-cell>
          <table:table-cell office:value-type="string">
            <text:p>Success</text:p>
          </table:table-cell>
          <table:table-cell office:value-type="float" office:value="40946">
            <text:p>40946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25M05.584S">
            <text:p>11:25:05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121">
            <text:p>16121</text:p>
          </table:table-cell>
          <table:table-cell office:value-type="string">
            <text:p>Success</text:p>
          </table:table-cell>
          <table:table-cell office:value-type="float" office:value="41048">
            <text:p>41048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25M05.517S">
            <text:p>11:25:05.5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196">
            <text:p>16196</text:p>
          </table:table-cell>
          <table:table-cell office:value-type="string">
            <text:p>Success</text:p>
          </table:table-cell>
          <table:table-cell office:value-type="float" office:value="39088">
            <text:p>39088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25M00.955S">
            <text:p>11:25:00.9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0770">
            <text:p>20770</text:p>
          </table:table-cell>
          <table:table-cell office:value-type="string">
            <text:p>Success</text:p>
          </table:table-cell>
          <table:table-cell office:value-type="float" office:value="42609">
            <text:p>42609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25M21.727S">
            <text:p>11:25:21.7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25M05.583S">
            <text:p>11:25:05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222">
            <text:p>16222</text:p>
          </table:table-cell>
          <table:table-cell office:value-type="string">
            <text:p>Success</text:p>
          </table:table-cell>
          <table:table-cell office:value-type="float" office:value="38693">
            <text:p>38693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25M00.956S">
            <text:p>11:25:00.9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853">
            <text:p>20853</text:p>
          </table:table-cell>
          <table:table-cell office:value-type="string">
            <text:p>Success</text:p>
          </table:table-cell>
          <table:table-cell office:value-type="float" office:value="42654">
            <text:p>42654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25M21.811S">
            <text:p>11:25:21.8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25M21.824S">
            <text:p>11:25:21.8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25M00.961S">
            <text:p>11:25:00.9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945">
            <text:p>20945</text:p>
          </table:table-cell>
          <table:table-cell office:value-type="string">
            <text:p>Success</text:p>
          </table:table-cell>
          <table:table-cell office:value-type="float" office:value="35756">
            <text:p>35756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25M06.627S">
            <text:p>11:25:06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279">
            <text:p>15279</text:p>
          </table:table-cell>
          <table:table-cell office:value-type="string">
            <text:p>Success</text:p>
          </table:table-cell>
          <table:table-cell office:value-type="float" office:value="37423">
            <text:p>37423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25M09.825S">
            <text:p>11:25:09.8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084">
            <text:p>12084</text:p>
          </table:table-cell>
          <table:table-cell office:value-type="string">
            <text:p>Success</text:p>
          </table:table-cell>
          <table:table-cell office:value-type="float" office:value="37620">
            <text:p>3762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25M06.632S">
            <text:p>11:25:06.6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277">
            <text:p>15277</text:p>
          </table:table-cell>
          <table:table-cell office:value-type="string">
            <text:p>Success</text:p>
          </table:table-cell>
          <table:table-cell office:value-type="float" office:value="37424">
            <text:p>37424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25M08.542S">
            <text:p>11:25:08.5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3367">
            <text:p>13367</text:p>
          </table:table-cell>
          <table:table-cell office:value-type="string">
            <text:p>Success</text:p>
          </table:table-cell>
          <table:table-cell office:value-type="float" office:value="38501">
            <text:p>38501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25M06.63S">
            <text:p>11:25:06.6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280">
            <text:p>15280</text:p>
          </table:table-cell>
          <table:table-cell office:value-type="string">
            <text:p>Success</text:p>
          </table:table-cell>
          <table:table-cell office:value-type="float" office:value="36347">
            <text:p>36347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25M06.633S">
            <text:p>11:25:06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280">
            <text:p>15280</text:p>
          </table:table-cell>
          <table:table-cell office:value-type="string">
            <text:p>Success</text:p>
          </table:table-cell>
          <table:table-cell office:value-type="float" office:value="38600">
            <text:p>3860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25M00.802S">
            <text:p>11:25:00.8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110">
            <text:p>21110</text:p>
          </table:table-cell>
          <table:table-cell office:value-type="string">
            <text:p>Success</text:p>
          </table:table-cell>
          <table:table-cell office:value-type="float" office:value="42418">
            <text:p>42418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25M21.91S">
            <text:p>11:25:21.9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25M21.907S">
            <text:p>11:25:21.9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25M21.912S">
            <text:p>11:25:21.9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25M21.913S">
            <text:p>11:25:21.9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25M21.909S">
            <text:p>11:25:21.9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25M21.909S">
            <text:p>11:25:21.9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25M20.564S">
            <text:p>11:25:20.5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25M21.925S">
            <text:p>11:25:21.9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25M22.001S">
            <text:p>11:25:22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25M21.971S">
            <text:p>11:25:21.9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25M22.021S">
            <text:p>11:25:22.0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25M22.018S">
            <text:p>11:25:22.02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25M22.023S">
            <text:p>11:25:22.0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24M55.455S">
            <text:p>11:24:55.4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6627">
            <text:p>26627</text:p>
          </table:table-cell>
          <table:table-cell office:value-type="string">
            <text:p>Success</text:p>
          </table:table-cell>
          <table:table-cell office:value-type="float" office:value="42716">
            <text:p>42716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25M22.053S">
            <text:p>11:25:22.0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25M22.11S">
            <text:p>11:25:22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25M20.501S">
            <text:p>11:25:20.5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25M20.529S">
            <text:p>11:25:20.5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35667">
            <text:p>35667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25M20.541S">
            <text:p>11:25:20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25M22.35S">
            <text:p>11:25:22.3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25M22.352S">
            <text:p>11:25:22.3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25M22.353S">
            <text:p>11:25:22.3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25M22.366S">
            <text:p>11:25:22.3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25M22.38S">
            <text:p>11:25:22.3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25M22.393S">
            <text:p>11:25:22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25M22.372S">
            <text:p>11:25:22.3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25M22.365S">
            <text:p>11:25:22.3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25M22.407S">
            <text:p>11:25:22.4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25M22.409S">
            <text:p>11:25:22.4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25M22.442S">
            <text:p>11:25:22.4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25M22.441S">
            <text:p>11:25:22.4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24M52.809S">
            <text:p>11:24:52.8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931">
            <text:p>29931</text:p>
          </table:table-cell>
          <table:table-cell office:value-type="string">
            <text:p>Success</text:p>
          </table:table-cell>
          <table:table-cell office:value-type="float" office:value="59181">
            <text:p>59181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25M08.661S">
            <text:p>11:25:08.6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144">
            <text:p>14144</text:p>
          </table:table-cell>
          <table:table-cell office:value-type="string">
            <text:p>Success</text:p>
          </table:table-cell>
          <table:table-cell office:value-type="float" office:value="41048">
            <text:p>41048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25M22.806S">
            <text:p>11:25:22.8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25M22.82S">
            <text:p>11:25:22.8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25M22.842S">
            <text:p>11:25:22.8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25M22.853S">
            <text:p>11:25:22.8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6546">
            <text:p>16546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24M51.663S">
            <text:p>11:24:51.6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404">
            <text:p>31404</text:p>
          </table:table-cell>
          <table:table-cell office:value-type="string">
            <text:p>Success</text:p>
          </table:table-cell>
          <table:table-cell office:value-type="float" office:value="62115">
            <text:p>62115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25M23.068S">
            <text:p>11:25:23.0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25M20.472S">
            <text:p>11:25:20.4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745">
            <text:p>274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25M23.219S">
            <text:p>11:25:23.22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25M20.496S">
            <text:p>11:25:20.5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25M20.505S">
            <text:p>11:25:20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50">
            <text:p>2750</text:p>
          </table:table-cell>
          <table:table-cell office:value-type="string">
            <text:p>Success</text:p>
          </table:table-cell>
          <table:table-cell office:value-type="float" office:value="32391">
            <text:p>3239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25M23.242S">
            <text:p>11:25:23.2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25M23.256S">
            <text:p>11:25:23.2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25M23.277S">
            <text:p>11:25:23.2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25M23.262S">
            <text:p>11:25:23.2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25M23.31S">
            <text:p>11:25:23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25M23.317S">
            <text:p>11:25:23.3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25M23.347S">
            <text:p>11:25:23.3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25M23.359S">
            <text:p>11:25:23.3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25M03.62S">
            <text:p>11:25:03.6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378">
            <text:p>20378</text:p>
          </table:table-cell>
          <table:table-cell office:value-type="string">
            <text:p>Success</text:p>
          </table:table-cell>
          <table:table-cell office:value-type="float" office:value="36635">
            <text:p>36635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25M23.999S">
            <text:p>11:25:24.0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25M05.674S">
            <text:p>11:25:05.6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402">
            <text:p>18402</text:p>
          </table:table-cell>
          <table:table-cell office:value-type="string">
            <text:p>Success</text:p>
          </table:table-cell>
          <table:table-cell office:value-type="float" office:value="37911">
            <text:p>37911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25M24.078S">
            <text:p>11:25:24.0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25M24.111S">
            <text:p>11:25:24.1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25M21.193S">
            <text:p>11:25:21.1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55">
            <text:p>3855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25M21.144S">
            <text:p>11:25:21.1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907">
            <text:p>3907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24M38.412S">
            <text:p>11:24:38.4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6683">
            <text:p>46683</text:p>
          </table:table-cell>
          <table:table-cell office:value-type="string">
            <text:p>Success</text:p>
          </table:table-cell>
          <table:table-cell office:value-type="float" office:value="87319">
            <text:p>87319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25M25.096S">
            <text:p>11:25:25.1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25M25.11S">
            <text:p>11:25:25.1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25M21.155S">
            <text:p>11:25:21.1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009">
            <text:p>4009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24M48.527S">
            <text:p>11:24:48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6669">
            <text:p>36669</text:p>
          </table:table-cell>
          <table:table-cell office:value-type="string">
            <text:p>Success</text:p>
          </table:table-cell>
          <table:table-cell office:value-type="float" office:value="68304">
            <text:p>68304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25M25.197S">
            <text:p>11:25:25.2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25M08.681S">
            <text:p>11:25:08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825">
            <text:p>16825</text:p>
          </table:table-cell>
          <table:table-cell office:value-type="string">
            <text:p>Success</text:p>
          </table:table-cell>
          <table:table-cell office:value-type="float" office:value="39187">
            <text:p>39187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25M25.507S">
            <text:p>11:25:25.5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25M25.521S">
            <text:p>11:25:25.52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25M25.56S">
            <text:p>11:25:25.5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25M25.571S">
            <text:p>11:25:25.5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1447">
            <text:p>21447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25M20.967S">
            <text:p>11:25:20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780">
            <text:p>4780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25M21.071S">
            <text:p>11:25:21.0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683">
            <text:p>4683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25M21.129S">
            <text:p>11:25:21.1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633">
            <text:p>4633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25M21.082S">
            <text:p>11:25:21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691">
            <text:p>4691</text:p>
          </table:table-cell>
          <table:table-cell office:value-type="string">
            <text:p>Success</text:p>
          </table:table-cell>
          <table:table-cell office:value-type="float" office:value="37292">
            <text:p>37292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25M20.747S">
            <text:p>11:25:20.7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56">
            <text:p>515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25M25.904S">
            <text:p>11:25:25.9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24M45.729S">
            <text:p>11:24:45.7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0729">
            <text:p>40729</text:p>
          </table:table-cell>
          <table:table-cell office:value-type="string">
            <text:p>Success</text:p>
          </table:table-cell>
          <table:table-cell office:value-type="float" office:value="68522">
            <text:p>68522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24M45.681S">
            <text:p>11:24:45.6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794">
            <text:p>40794</text:p>
          </table:table-cell>
          <table:table-cell office:value-type="string">
            <text:p>Success</text:p>
          </table:table-cell>
          <table:table-cell office:value-type="float" office:value="73913">
            <text:p>73913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24M52.084S">
            <text:p>11:24:52.0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4608">
            <text:p>34608</text:p>
          </table:table-cell>
          <table:table-cell office:value-type="string">
            <text:p>Success</text:p>
          </table:table-cell>
          <table:table-cell office:value-type="float" office:value="50454">
            <text:p>50454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25M26.693S">
            <text:p>11:25:26.6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24M45.627S">
            <text:p>11:24:45.6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1174">
            <text:p>41174</text:p>
          </table:table-cell>
          <table:table-cell office:value-type="string">
            <text:p>Success</text:p>
          </table:table-cell>
          <table:table-cell office:value-type="float" office:value="71013">
            <text:p>7101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25M26.802S">
            <text:p>11:25:26.8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24M40.154S">
            <text:p>11:24:40.1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7174">
            <text:p>47174</text:p>
          </table:table-cell>
          <table:table-cell office:value-type="string">
            <text:p>Success</text:p>
          </table:table-cell>
          <table:table-cell office:value-type="float" office:value="72441">
            <text:p>72441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25M25.126S">
            <text:p>11:25:25.13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470">
            <text:p>247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25M24.125S">
            <text:p>11:25:24.1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005">
            <text:p>400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25M14.497S">
            <text:p>11:25:14.5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001">
            <text:p>14001</text:p>
          </table:table-cell>
          <table:table-cell office:value-type="string">
            <text:p>Success</text:p>
          </table:table-cell>
          <table:table-cell office:value-type="float" office:value="38211">
            <text:p>3821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25M09.828S">
            <text:p>11:25:09.8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8706">
            <text:p>18706</text:p>
          </table:table-cell>
          <table:table-cell office:value-type="string">
            <text:p>Success</text:p>
          </table:table-cell>
          <table:table-cell office:value-type="float" office:value="38307">
            <text:p>38307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25M28.535S">
            <text:p>11:25:28.5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25M20.53S">
            <text:p>11:25:20.5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057">
            <text:p>8057</text:p>
          </table:table-cell>
          <table:table-cell office:value-type="string">
            <text:p>Success</text:p>
          </table:table-cell>
          <table:table-cell office:value-type="float" office:value="39671">
            <text:p>3967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25M28.588S">
            <text:p>11:25:28.5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25M28.606S">
            <text:p>11:25:28.6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25M28.634S">
            <text:p>11:25:28.6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25M17.154S">
            <text:p>11:25:17.1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770">
            <text:p>11770</text:p>
          </table:table-cell>
          <table:table-cell office:value-type="string">
            <text:p>Success</text:p>
          </table:table-cell>
          <table:table-cell office:value-type="float" office:value="39382">
            <text:p>39382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25M28.925S">
            <text:p>11:25:28.9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25M10.63S">
            <text:p>11:25:10.6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8890">
            <text:p>18890</text:p>
          </table:table-cell>
          <table:table-cell office:value-type="string">
            <text:p>Success</text:p>
          </table:table-cell>
          <table:table-cell office:value-type="float" office:value="34976">
            <text:p>34976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25M29.522S">
            <text:p>11:25:29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25M20.562S">
            <text:p>11:25:20.5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998">
            <text:p>8998</text:p>
          </table:table-cell>
          <table:table-cell office:value-type="string">
            <text:p>Success</text:p>
          </table:table-cell>
          <table:table-cell office:value-type="float" office:value="36927">
            <text:p>36927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25M29.562S">
            <text:p>11:25:29.5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25M29.575S">
            <text:p>11:25:29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25M29.586S">
            <text:p>11:25:29.5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25M22.14S">
            <text:p>11:25:22.1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124">
            <text:p>8124</text:p>
          </table:table-cell>
          <table:table-cell office:value-type="string">
            <text:p>Success</text:p>
          </table:table-cell>
          <table:table-cell office:value-type="float" office:value="40842">
            <text:p>40842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25M30.264S">
            <text:p>11:25:30.2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25M30.281S">
            <text:p>11:25:30.2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25M28.668S">
            <text:p>11:25:28.6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25M30.325S">
            <text:p>11:25:30.3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25M30.348S">
            <text:p>11:25:30.3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171">
            <text:p>2717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25M17.747S">
            <text:p>11:25:17.7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936">
            <text:p>12936</text:p>
          </table:table-cell>
          <table:table-cell office:value-type="string">
            <text:p>Success</text:p>
          </table:table-cell>
          <table:table-cell office:value-type="float" office:value="37713">
            <text:p>37713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25M30.684S">
            <text:p>11:25:30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25M18.425S">
            <text:p>11:25:18.4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280">
            <text:p>12280</text:p>
          </table:table-cell>
          <table:table-cell office:value-type="string">
            <text:p>Success</text:p>
          </table:table-cell>
          <table:table-cell office:value-type="float" office:value="39188">
            <text:p>39188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25M30.706S">
            <text:p>11:25:30.7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25M30.698S">
            <text:p>11:25:30.7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25M30.732S">
            <text:p>11:25:30.7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25M17.122S">
            <text:p>11:25:17.1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665">
            <text:p>13665</text:p>
          </table:table-cell>
          <table:table-cell office:value-type="string">
            <text:p>Success</text:p>
          </table:table-cell>
          <table:table-cell office:value-type="float" office:value="36935">
            <text:p>36935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25M30.746S">
            <text:p>11:25:30.7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171">
            <text:p>27171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25M30.789S">
            <text:p>11:25:30.7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25M30.801S">
            <text:p>11:25:30.8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25M30.854S">
            <text:p>11:25:30.8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25M30.789S">
            <text:p>11:25:30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25M30.892S">
            <text:p>11:25:30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25M16.813S">
            <text:p>11:25:16.8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221">
            <text:p>14221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25M15.538S">
            <text:p>11:25:15.5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506">
            <text:p>15506</text:p>
          </table:table-cell>
          <table:table-cell office:value-type="string">
            <text:p>Success</text:p>
          </table:table-cell>
          <table:table-cell office:value-type="float" office:value="45722">
            <text:p>45722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25M30.39S">
            <text:p>11:25:30.3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25M20.223S">
            <text:p>11:25:20.2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0823">
            <text:p>10823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25M13.224S">
            <text:p>11:25:13.2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850">
            <text:p>17850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25M20.592S">
            <text:p>11:25:20.5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497">
            <text:p>10497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25M16.776S">
            <text:p>11:25:16.7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358">
            <text:p>14358</text:p>
          </table:table-cell>
          <table:table-cell office:value-type="string">
            <text:p>Success</text:p>
          </table:table-cell>
          <table:table-cell office:value-type="float" office:value="57165">
            <text:p>5716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25M20.452S">
            <text:p>11:25:20.4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689">
            <text:p>10689</text:p>
          </table:table-cell>
          <table:table-cell office:value-type="string">
            <text:p>Success</text:p>
          </table:table-cell>
          <table:table-cell office:value-type="float" office:value="57201">
            <text:p>572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25M26.702S">
            <text:p>11:25:26.70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450">
            <text:p>4450</text:p>
          </table:table-cell>
          <table:table-cell office:value-type="string">
            <text:p>Success</text:p>
          </table:table-cell>
          <table:table-cell office:value-type="float" office:value="57167">
            <text:p>57167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25M08.093S">
            <text:p>11:25:08.09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069">
            <text:p>23069</text:p>
          </table:table-cell>
          <table:table-cell office:value-type="string">
            <text:p>Success</text:p>
          </table:table-cell>
          <table:table-cell office:value-type="float" office:value="57167">
            <text:p>57167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25M18.494S">
            <text:p>11:25:18.4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676">
            <text:p>12676</text:p>
          </table:table-cell>
          <table:table-cell office:value-type="string">
            <text:p>Success</text:p>
          </table:table-cell>
          <table:table-cell office:value-type="float" office:value="57165">
            <text:p>57165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25M20.656S">
            <text:p>11:25:20.6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520">
            <text:p>10520</text:p>
          </table:table-cell>
          <table:table-cell office:value-type="string">
            <text:p>Success</text:p>
          </table:table-cell>
          <table:table-cell office:value-type="float" office:value="57143">
            <text:p>57143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25M24.009S">
            <text:p>11:25:24.0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168">
            <text:p>7168</text:p>
          </table:table-cell>
          <table:table-cell office:value-type="string">
            <text:p>Success</text:p>
          </table:table-cell>
          <table:table-cell office:value-type="float" office:value="57201">
            <text:p>57201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25M19.37S">
            <text:p>11:25:19.3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816">
            <text:p>11816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25M16.165S">
            <text:p>11:25:16.1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5039">
            <text:p>15039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25M22.058S">
            <text:p>11:25:22.0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151">
            <text:p>915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25M19.772S">
            <text:p>11:25:19.7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439">
            <text:p>11439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25M22.882S">
            <text:p>11:25:22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333">
            <text:p>8333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25M15.585S">
            <text:p>11:25:15.5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632">
            <text:p>15632</text:p>
          </table:table-cell>
          <table:table-cell office:value-type="string">
            <text:p>Success</text:p>
          </table:table-cell>
          <table:table-cell office:value-type="float" office:value="57171">
            <text:p>5717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25M21.992S">
            <text:p>11:25:21.99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228">
            <text:p>9228</text:p>
          </table:table-cell>
          <table:table-cell office:value-type="string">
            <text:p>Success</text:p>
          </table:table-cell>
          <table:table-cell office:value-type="float" office:value="60251">
            <text:p>60251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25M22.063S">
            <text:p>11:25:22.0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155">
            <text:p>9155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25M20.475S">
            <text:p>11:25:20.4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749">
            <text:p>10749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25M21.871S">
            <text:p>11:25:21.8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350">
            <text:p>9350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25M20.452S">
            <text:p>11:25:20.4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770">
            <text:p>1077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25M25.611S">
            <text:p>11:25:25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612">
            <text:p>561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25M22.742S">
            <text:p>11:25:22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91">
            <text:p>8491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25M26.477S">
            <text:p>11:25:26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775">
            <text:p>4775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25M26.46S">
            <text:p>11:25:26.4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95">
            <text:p>4795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25M31.045S">
            <text:p>11:25:31.0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25M07.523S">
            <text:p>11:25:07.52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768">
            <text:p>23768</text:p>
          </table:table-cell>
          <table:table-cell office:value-type="string">
            <text:p>Success</text:p>
          </table:table-cell>
          <table:table-cell office:value-type="float" office:value="57167">
            <text:p>57167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25M31.048S">
            <text:p>11:25:31.0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25M31.225S">
            <text:p>11:25:31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25M31.188S">
            <text:p>11:25:31.1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25M31.206S">
            <text:p>11:25:31.2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25M31.254S">
            <text:p>11:25:31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25M20.359S">
            <text:p>11:25:20.3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989">
            <text:p>10989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25M31.234S">
            <text:p>11:25:31.2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25M31.33S">
            <text:p>11:25:31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25M31.299S">
            <text:p>11:25:31.3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25M31.264S">
            <text:p>11:25:31.2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25M31.3S">
            <text:p>11:25:31.3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25M31.308S">
            <text:p>11:25:31.3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25M31.377S">
            <text:p>11:25:31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25M31.355S">
            <text:p>11:25:31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25M31.441S">
            <text:p>11:25:31.4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25M31.435S">
            <text:p>11:25:31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25M31.378S">
            <text:p>11:25:31.3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25M20.486S">
            <text:p>11:25:20.4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088">
            <text:p>11088</text:p>
          </table:table-cell>
          <table:table-cell office:value-type="string">
            <text:p>Success</text:p>
          </table:table-cell>
          <table:table-cell office:value-type="float" office:value="39574">
            <text:p>39574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25M09.831S">
            <text:p>11:25:09.8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1754">
            <text:p>21754</text:p>
          </table:table-cell>
          <table:table-cell office:value-type="string">
            <text:p>Success</text:p>
          </table:table-cell>
          <table:table-cell office:value-type="float" office:value="36938">
            <text:p>36938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25M31.451S">
            <text:p>11:25:31.4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25M31.587S">
            <text:p>11:25:31.5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25M31.487S">
            <text:p>11:25:31.4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25M31.506S">
            <text:p>11:25:31.5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25M31.544S">
            <text:p>11:25:31.5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25M31.536S">
            <text:p>11:25:31.5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25M31.591S">
            <text:p>11:25:31.59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25M31.548S">
            <text:p>11:25:31.5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25M31.635S">
            <text:p>11:25:31.6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25M21.07S">
            <text:p>11:25:21.0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011">
            <text:p>11011</text:p>
          </table:table-cell>
          <table:table-cell office:value-type="string">
            <text:p>Success</text:p>
          </table:table-cell>
          <table:table-cell office:value-type="float" office:value="42019">
            <text:p>4201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25M32.081S">
            <text:p>11:25:32.0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25M22.469S">
            <text:p>11:25:22.4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671">
            <text:p>9671</text:p>
          </table:table-cell>
          <table:table-cell office:value-type="string">
            <text:p>Success</text:p>
          </table:table-cell>
          <table:table-cell office:value-type="float" office:value="40649">
            <text:p>40649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25M32.095S">
            <text:p>11:25:32.10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25M32.139S">
            <text:p>11:25:32.1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25M20.488S">
            <text:p>11:25:20.4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685">
            <text:p>11685</text:p>
          </table:table-cell>
          <table:table-cell office:value-type="string">
            <text:p>Success</text:p>
          </table:table-cell>
          <table:table-cell office:value-type="float" office:value="39275">
            <text:p>39275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25M32.152S">
            <text:p>11:25:32.1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25M32.162S">
            <text:p>11:25:32.16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25M32.197S">
            <text:p>11:25:32.2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25M32.18S">
            <text:p>11:25:32.1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987">
            <text:p>27987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25M32.212S">
            <text:p>11:25:32.2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7987">
            <text:p>27987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25M22.406S">
            <text:p>11:25:22.4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081">
            <text:p>10081</text:p>
          </table:table-cell>
          <table:table-cell office:value-type="string">
            <text:p>Success</text:p>
          </table:table-cell>
          <table:table-cell office:value-type="float" office:value="39571">
            <text:p>39571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25M32.487S">
            <text:p>11:25:32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25M25.166S">
            <text:p>11:25:25.1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242">
            <text:p>8242</text:p>
          </table:table-cell>
          <table:table-cell office:value-type="string">
            <text:p>Success</text:p>
          </table:table-cell>
          <table:table-cell office:value-type="float" office:value="45149">
            <text:p>45149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25M33.409S">
            <text:p>11:25:33.4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25M33.424S">
            <text:p>11:25:33.4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25M33.456S">
            <text:p>11:25:33.46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25M25.773S">
            <text:p>11:25:25.7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778">
            <text:p>7778</text:p>
          </table:table-cell>
          <table:table-cell office:value-type="string">
            <text:p>Success</text:p>
          </table:table-cell>
          <table:table-cell office:value-type="float" office:value="41625">
            <text:p>41625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25M33.552S">
            <text:p>11:25:33.5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25M33.565S">
            <text:p>11:25:33.5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25M33.594S">
            <text:p>11:25:33.5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25M31.076S">
            <text:p>11:25:31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44650">
            <text:p>44650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25M33.668S">
            <text:p>11:25:33.6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25M18.431S">
            <text:p>11:25:18.43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294">
            <text:p>1529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25M33.486S">
            <text:p>11:25:33.4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25M31.035S">
            <text:p>11:25:31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25M31.213S">
            <text:p>11:25:31.2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25M28.545S">
            <text:p>11:25:28.55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60282">
            <text:p>6028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25M33.68S">
            <text:p>11:25:33.6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25M33.761S">
            <text:p>11:25:33.7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25M33.767S">
            <text:p>11:25:33.7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25M31.256S">
            <text:p>11:25:31.2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49">
            <text:p>2549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25M32.501S">
            <text:p>11:25:32.50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31224">
            <text:p>3122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25M33.806S">
            <text:p>11:25:33.8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25M33.824S">
            <text:p>11:25:33.8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25M33.797S">
            <text:p>11:25:33.8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25M33.779S">
            <text:p>11:25:33.7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25M33.797S">
            <text:p>11:25:33.8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25M33.861S">
            <text:p>11:25:33.8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25M33.884S">
            <text:p>11:25:33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25M33.841S">
            <text:p>11:25:33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25M33.904S">
            <text:p>11:25:33.9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25M33.961S">
            <text:p>11:25:33.9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25M33.942S">
            <text:p>11:25:33.9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25M33.997S">
            <text:p>11:25:34.0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25M33.99S">
            <text:p>11:25:33.9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25M25.055S">
            <text:p>11:25:25.0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028">
            <text:p>9028</text:p>
          </table:table-cell>
          <table:table-cell office:value-type="string">
            <text:p>Success</text:p>
          </table:table-cell>
          <table:table-cell office:value-type="float" office:value="45241">
            <text:p>45241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25M21.177S">
            <text:p>11:25:21.1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2918">
            <text:p>12918</text:p>
          </table:table-cell>
          <table:table-cell office:value-type="string">
            <text:p>Success</text:p>
          </table:table-cell>
          <table:table-cell office:value-type="float" office:value="45242">
            <text:p>45242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25M25.755S">
            <text:p>11:25:25.7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350">
            <text:p>8350</text:p>
          </table:table-cell>
          <table:table-cell office:value-type="string">
            <text:p>Success</text:p>
          </table:table-cell>
          <table:table-cell office:value-type="float" office:value="43774">
            <text:p>4377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25M34.095S">
            <text:p>11:25:34.1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25M34.083S">
            <text:p>11:25:34.0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25M34.106S">
            <text:p>11:25:34.1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25M20.751S">
            <text:p>11:25:20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402">
            <text:p>13402</text:p>
          </table:table-cell>
          <table:table-cell office:value-type="string">
            <text:p>Success</text:p>
          </table:table-cell>
          <table:table-cell office:value-type="float" office:value="41723">
            <text:p>41723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25M34.123S">
            <text:p>11:25:34.12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25M34.164S">
            <text:p>11:25:34.1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25M34.132S">
            <text:p>11:25:34.1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25M34.141S">
            <text:p>11:25:34.1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25M34.155S">
            <text:p>11:25:34.1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25M34.237S">
            <text:p>11:25:34.2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25M25.917S">
            <text:p>11:25:25.9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382">
            <text:p>8382</text:p>
          </table:table-cell>
          <table:table-cell office:value-type="string">
            <text:p>Success</text:p>
          </table:table-cell>
          <table:table-cell office:value-type="float" office:value="41131">
            <text:p>4113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25M34.216S">
            <text:p>11:25:34.22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25M34.232S">
            <text:p>11:25:34.2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25M34.18S">
            <text:p>11:25:34.1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9635">
            <text:p>29635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25M23.235S">
            <text:p>11:25:23.2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107">
            <text:p>11107</text:p>
          </table:table-cell>
          <table:table-cell office:value-type="string">
            <text:p>Success</text:p>
          </table:table-cell>
          <table:table-cell office:value-type="float" office:value="43284">
            <text:p>43284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25M25.05S">
            <text:p>11:25:25.0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304">
            <text:p>9304</text:p>
          </table:table-cell>
          <table:table-cell office:value-type="string">
            <text:p>Success</text:p>
          </table:table-cell>
          <table:table-cell office:value-type="float" office:value="46225">
            <text:p>46225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25M22.467S">
            <text:p>11:25:22.4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1894">
            <text:p>11894</text:p>
          </table:table-cell>
          <table:table-cell office:value-type="string">
            <text:p>Success</text:p>
          </table:table-cell>
          <table:table-cell office:value-type="float" office:value="45242">
            <text:p>45242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25M34.363S">
            <text:p>11:25:34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25M25.763S">
            <text:p>11:25:25.7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619">
            <text:p>8619</text:p>
          </table:table-cell>
          <table:table-cell office:value-type="string">
            <text:p>Success</text:p>
          </table:table-cell>
          <table:table-cell office:value-type="float" office:value="47007">
            <text:p>47007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25M34.343S">
            <text:p>11:25:34.3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25M34.383S">
            <text:p>11:25:34.3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25M17.829S">
            <text:p>11:25:17.8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579">
            <text:p>16579</text:p>
          </table:table-cell>
          <table:table-cell office:value-type="string">
            <text:p>Success</text:p>
          </table:table-cell>
          <table:table-cell office:value-type="float" office:value="36243">
            <text:p>36243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25M34.409S">
            <text:p>11:25:34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25M34.355S">
            <text:p>11:25:34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25M34.301S">
            <text:p>11:25:34.3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25M31.64S">
            <text:p>11:25:31.6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51">
            <text:p>2851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25M34.435S">
            <text:p>11:25:34.4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25M31.762S">
            <text:p>11:25:31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25M34.427S">
            <text:p>11:25:34.43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25M34.405S">
            <text:p>11:25:34.4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25M31.7S">
            <text:p>11:25:31.7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45475">
            <text:p>45475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25M34.379S">
            <text:p>11:25:34.3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25M31.616S">
            <text:p>11:25:31.6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65">
            <text:p>2965</text:p>
          </table:table-cell>
          <table:table-cell office:value-type="string">
            <text:p>Success</text:p>
          </table:table-cell>
          <table:table-cell office:value-type="float" office:value="46292">
            <text:p>46292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25M34.539S">
            <text:p>11:25:34.5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25M34.563S">
            <text:p>11:25:34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25M34.497S">
            <text:p>11:25:34.5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25M34.543S">
            <text:p>11:25:34.54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25M34.586S">
            <text:p>11:25:34.5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30452">
            <text:p>30452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25M34.591S">
            <text:p>11:25:34.5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30452">
            <text:p>30452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25M34.285S">
            <text:p>11:25:34.2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34">
            <text:p>12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25M31.701S">
            <text:p>11:25:31.7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820">
            <text:p>3820</text:p>
          </table:table-cell>
          <table:table-cell office:value-type="string">
            <text:p>Success</text:p>
          </table:table-cell>
          <table:table-cell office:value-type="float" office:value="47928">
            <text:p>47928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25M31.665S">
            <text:p>11:25:31.6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885">
            <text:p>3885</text:p>
          </table:table-cell>
          <table:table-cell office:value-type="string">
            <text:p>Success</text:p>
          </table:table-cell>
          <table:table-cell office:value-type="float" office:value="47928">
            <text:p>47928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25M23.383S">
            <text:p>11:25:23.3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545">
            <text:p>12545</text:p>
          </table:table-cell>
          <table:table-cell office:value-type="string">
            <text:p>Success</text:p>
          </table:table-cell>
          <table:table-cell office:value-type="float" office:value="45154">
            <text:p>45154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25M35.928S">
            <text:p>11:25:35.9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25M35.944S">
            <text:p>11:25:35.9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25M35.978S">
            <text:p>11:25:35.9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25M35.991S">
            <text:p>11:25:35.9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2088">
            <text:p>32088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25M33.849S">
            <text:p>11:25:33.8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482">
            <text:p>2482</text:p>
          </table:table-cell>
          <table:table-cell office:value-type="string">
            <text:p>Success</text:p>
          </table:table-cell>
          <table:table-cell office:value-type="float" office:value="30444">
            <text:p>30444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25M23.394S">
            <text:p>11:25:23.3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042">
            <text:p>13042</text:p>
          </table:table-cell>
          <table:table-cell office:value-type="string">
            <text:p>Success</text:p>
          </table:table-cell>
          <table:table-cell office:value-type="float" office:value="45253">
            <text:p>45253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25M36.438S">
            <text:p>11:25:36.4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25M36.454S">
            <text:p>11:25:36.4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25M36.485S">
            <text:p>11:25:36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25M36.498S">
            <text:p>11:25:36.5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0444">
            <text:p>30444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25M26.813S">
            <text:p>11:25:26.8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74">
            <text:p>9874</text:p>
          </table:table-cell>
          <table:table-cell office:value-type="string">
            <text:p>Success</text:p>
          </table:table-cell>
          <table:table-cell office:value-type="float" office:value="57167">
            <text:p>57167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25M30.007S">
            <text:p>11:25:30.01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689">
            <text:p>6689</text:p>
          </table:table-cell>
          <table:table-cell office:value-type="string">
            <text:p>Success</text:p>
          </table:table-cell>
          <table:table-cell office:value-type="float" office:value="21493">
            <text:p>21493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25M25.748S">
            <text:p>11:25:25.7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323">
            <text:p>11323</text:p>
          </table:table-cell>
          <table:table-cell office:value-type="string">
            <text:p>Success</text:p>
          </table:table-cell>
          <table:table-cell office:value-type="float" office:value="43003">
            <text:p>43003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25M37.071S">
            <text:p>11:25:37.0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25M37.085S">
            <text:p>11:25:37.0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25M37.125S">
            <text:p>11:25:37.13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25M15.544S">
            <text:p>11:25:15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746">
            <text:p>21746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25M33.776S">
            <text:p>11:25:33.7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533">
            <text:p>3533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25M37.292S">
            <text:p>11:25:37.2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25M34.665S">
            <text:p>11:25:34.6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93">
            <text:p>269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25M36.543S">
            <text:p>11:25:36.5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25M36.03S">
            <text:p>11:25:36.0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42">
            <text:p>134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25M34.318S">
            <text:p>11:25:34.3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25M34.651S">
            <text:p>11:25:34.6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738">
            <text:p>273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25M36.689S">
            <text:p>11:25:36.6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25M21.959S">
            <text:p>11:25:21.96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465">
            <text:p>15465</text:p>
          </table:table-cell>
          <table:table-cell office:value-type="string">
            <text:p>Success</text:p>
          </table:table-cell>
          <table:table-cell office:value-type="float" office:value="57201">
            <text:p>57201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25M23.079S">
            <text:p>11:25:23.08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347">
            <text:p>14347</text:p>
          </table:table-cell>
          <table:table-cell office:value-type="string">
            <text:p>Success</text:p>
          </table:table-cell>
          <table:table-cell office:value-type="float" office:value="57205">
            <text:p>57205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25M34.323S">
            <text:p>11:25:34.3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103">
            <text:p>310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25M34.335S">
            <text:p>11:25:34.3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25M20.472S">
            <text:p>11:25:20.4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990">
            <text:p>16990</text:p>
          </table:table-cell>
          <table:table-cell office:value-type="string">
            <text:p>Success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25M37.356S">
            <text:p>11:25:37.3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25M37.481S">
            <text:p>11:25:37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25M37.537S">
            <text:p>11:25:37.5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25M30.326S">
            <text:p>11:25:30.3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680">
            <text:p>7680</text:p>
          </table:table-cell>
          <table:table-cell office:value-type="string">
            <text:p>Success</text:p>
          </table:table-cell>
          <table:table-cell office:value-type="float" office:value="42903">
            <text:p>42903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25M32.255S">
            <text:p>11:25:32.2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125">
            <text:p>6125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25M31.298S">
            <text:p>11:25:31.3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117">
            <text:p>7117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25M37.426S">
            <text:p>11:25:37.4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01">
            <text:p>100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25M31.171S">
            <text:p>11:25:31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266">
            <text:p>7266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25M31.22S">
            <text:p>11:25:31.2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218">
            <text:p>7218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25M31.292S">
            <text:p>11:25:31.2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151">
            <text:p>715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25M31.222S">
            <text:p>11:25:31.2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224">
            <text:p>7224</text:p>
          </table:table-cell>
          <table:table-cell office:value-type="string">
            <text:p>Success</text:p>
          </table:table-cell>
          <table:table-cell office:value-type="float" office:value="20461">
            <text:p>2046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25M31.217S">
            <text:p>11:25:31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233">
            <text:p>7233</text:p>
          </table:table-cell>
          <table:table-cell office:value-type="string">
            <text:p>Success</text:p>
          </table:table-cell>
          <table:table-cell office:value-type="float" office:value="52887">
            <text:p>52887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25M37.425S">
            <text:p>11:25:37.4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25M27.598S">
            <text:p>11:25:27.60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864">
            <text:p>10864</text:p>
          </table:table-cell>
          <table:table-cell office:value-type="string">
            <text:p>Success</text:p>
          </table:table-cell>
          <table:table-cell office:value-type="float" office:value="19287">
            <text:p>19287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25M37.463S">
            <text:p>11:25:37.4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25M21.739S">
            <text:p>11:25:21.7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761">
            <text:p>16761</text:p>
          </table:table-cell>
          <table:table-cell office:value-type="string">
            <text:p>Success</text:p>
          </table:table-cell>
          <table:table-cell office:value-type="float" office:value="57205">
            <text:p>57205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25M21.915S">
            <text:p>11:25:21.9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593">
            <text:p>16593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25M37.578S">
            <text:p>11:25:37.5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48578">
            <text:p>48578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25M38.476S">
            <text:p>11:25:38.4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25M31.225S">
            <text:p>11:25:31.2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207">
            <text:p>8207</text:p>
          </table:table-cell>
          <table:table-cell office:value-type="string">
            <text:p>Success</text:p>
          </table:table-cell>
          <table:table-cell office:value-type="float" office:value="42026">
            <text:p>42026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25M38.51S">
            <text:p>11:25:38.5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25M39.682S">
            <text:p>11:25:39.6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25M39.692S">
            <text:p>11:25:39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25M39.719S">
            <text:p>11:25:39.7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25M39.743S">
            <text:p>11:25:39.7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25M20.509S">
            <text:p>11:25:20.5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9689">
            <text:p>1968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25M28.132S">
            <text:p>11:25:28.1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093">
            <text:p>12093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25M38.502S">
            <text:p>11:25:38.5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25M21.91S">
            <text:p>11:25:21.9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8324">
            <text:p>18324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25M15.687S">
            <text:p>11:25:15.6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560">
            <text:p>24560</text:p>
          </table:table-cell>
          <table:table-cell office:value-type="string">
            <text:p>Success</text:p>
          </table:table-cell>
          <table:table-cell office:value-type="float" office:value="76911">
            <text:p>76911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25M19.311S">
            <text:p>11:25:19.3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0947">
            <text:p>20947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25M40.249S">
            <text:p>11:25:40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25M40.259S">
            <text:p>11:25:40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25M21.698S">
            <text:p>11:25:21.7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603">
            <text:p>18603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25M28.5S">
            <text:p>11:25:28.5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830">
            <text:p>11830</text:p>
          </table:table-cell>
          <table:table-cell office:value-type="string">
            <text:p>Success</text:p>
          </table:table-cell>
          <table:table-cell office:value-type="float" office:value="45721">
            <text:p>45721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25M25.209S">
            <text:p>11:25:25.21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124">
            <text:p>15124</text:p>
          </table:table-cell>
          <table:table-cell office:value-type="string">
            <text:p>Success</text:p>
          </table:table-cell>
          <table:table-cell office:value-type="float" office:value="57171">
            <text:p>57171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25M21.638S">
            <text:p>11:25:21.6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8706">
            <text:p>18706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25M16.754S">
            <text:p>11:25:16.7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3601">
            <text:p>23601</text:p>
          </table:table-cell>
          <table:table-cell office:value-type="string">
            <text:p>Success</text:p>
          </table:table-cell>
          <table:table-cell office:value-type="float" office:value="44415">
            <text:p>44415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25M40.331S">
            <text:p>11:25:40.3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25M40.276S">
            <text:p>11:25:40.2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25M40.357S">
            <text:p>11:25:40.3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25M40.296S">
            <text:p>11:25:40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25M40.345S">
            <text:p>11:25:40.3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25M40.42S">
            <text:p>11:25:40.4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25M40.422S">
            <text:p>11:25:40.4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25M40.403S">
            <text:p>11:25:40.4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25M40.455S">
            <text:p>11:25:40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25M40.464S">
            <text:p>11:25:40.4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25M40.521S">
            <text:p>11:25:40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25M40.515S">
            <text:p>11:25:40.5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25M40.528S">
            <text:p>11:25:40.5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25M40.565S">
            <text:p>11:25:40.5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25M40.581S">
            <text:p>11:25:40.58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25M40.61S">
            <text:p>11:25:40.6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25M40.636S">
            <text:p>11:25:40.64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25M40.304S">
            <text:p>11:25:40.3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25M40.237S">
            <text:p>11:25:40.2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25M40.733S">
            <text:p>11:25:40.7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25M40.751S">
            <text:p>11:25:40.7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25M40.751S">
            <text:p>11:25:40.7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25M40.8S">
            <text:p>11:25:40.8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25M40.824S">
            <text:p>11:25:40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25M40.841S">
            <text:p>11:25:40.8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25M40.854S">
            <text:p>11:25:40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25M40.87S">
            <text:p>11:25:40.8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25M31.348S">
            <text:p>11:25:31.3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688">
            <text:p>9688</text:p>
          </table:table-cell>
          <table:table-cell office:value-type="string">
            <text:p>Success</text:p>
          </table:table-cell>
          <table:table-cell office:value-type="float" office:value="43013">
            <text:p>43013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25M41.038S">
            <text:p>11:25:41.0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25M41.051S">
            <text:p>11:25:41.0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25M40.199S">
            <text:p>11:25:40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25M41.063S">
            <text:p>11:25:41.06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25M41.24S">
            <text:p>11:25:41.24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25M41.253S">
            <text:p>11:25:41.25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25M41.258S">
            <text:p>11:25:41.26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25M31.211S">
            <text:p>11:25:31.2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172">
            <text:p>10172</text:p>
          </table:table-cell>
          <table:table-cell office:value-type="string">
            <text:p>Success</text:p>
          </table:table-cell>
          <table:table-cell office:value-type="float" office:value="41937">
            <text:p>41937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25M40.623S">
            <text:p>11:25:40.6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25M40.701S">
            <text:p>11:25:40.7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25M40.657S">
            <text:p>11:25:40.6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25M40.681S">
            <text:p>11:25:40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25M31.012S">
            <text:p>11:25:31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625">
            <text:p>10625</text:p>
          </table:table-cell>
          <table:table-cell office:value-type="string">
            <text:p>Success</text:p>
          </table:table-cell>
          <table:table-cell office:value-type="float" office:value="42033">
            <text:p>42033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25M41.244S">
            <text:p>11:25:41.24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25M21.806S">
            <text:p>11:25:21.8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419">
            <text:p>21419</text:p>
          </table:table-cell>
          <table:table-cell office:value-type="string">
            <text:p>Success</text:p>
          </table:table-cell>
          <table:table-cell office:value-type="float" office:value="67840">
            <text:p>67840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25M31.154S">
            <text:p>11:25:31.1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084">
            <text:p>12084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25M22.084S">
            <text:p>11:25:22.0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1157">
            <text:p>21157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25M27.333S">
            <text:p>11:25:27.3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910">
            <text:p>15910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25M37.39S">
            <text:p>11:25:37.3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25M32.245S">
            <text:p>11:25:32.2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030">
            <text:p>1103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25M33.653S">
            <text:p>11:25:33.6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624">
            <text:p>9624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25M31.135S">
            <text:p>11:25:31.1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144">
            <text:p>12144</text:p>
          </table:table-cell>
          <table:table-cell office:value-type="string">
            <text:p>Success</text:p>
          </table:table-cell>
          <table:table-cell office:value-type="float" office:value="20461">
            <text:p>20461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25M43.224S">
            <text:p>11:25:43.2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25M31.006S">
            <text:p>11:25:31.0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286">
            <text:p>12286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25M21.524S">
            <text:p>11:25:21.5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820">
            <text:p>21820</text:p>
          </table:table-cell>
          <table:table-cell office:value-type="string">
            <text:p>Success</text:p>
          </table:table-cell>
          <table:table-cell office:value-type="float" office:value="44414">
            <text:p>44414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25M43.243S">
            <text:p>11:25:43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25M43.283S">
            <text:p>11:25:43.2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25M31.162S">
            <text:p>11:25:31.1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223">
            <text:p>12223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25M31.142S">
            <text:p>11:25:31.1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251">
            <text:p>1225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25M31.178S">
            <text:p>11:25:31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225">
            <text:p>12225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25M43.364S">
            <text:p>11:25:43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25M37.374S">
            <text:p>11:25:37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039">
            <text:p>6039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25M31.226S">
            <text:p>11:25:31.2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197">
            <text:p>12197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25M43.241S">
            <text:p>11:25:43.2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25M43.426S">
            <text:p>11:25:43.4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25M43.353S">
            <text:p>11:25:43.3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25M31.045S">
            <text:p>11:25:31.0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407">
            <text:p>12407</text:p>
          </table:table-cell>
          <table:table-cell office:value-type="string">
            <text:p>Success</text:p>
          </table:table-cell>
          <table:table-cell office:value-type="float" office:value="53520">
            <text:p>5352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25M43.406S">
            <text:p>11:25:43.4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25M43.443S">
            <text:p>11:25:43.4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25M43.445S">
            <text:p>11:25:43.4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25M43.495S">
            <text:p>11:25:43.5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25M43.501S">
            <text:p>11:25:43.5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25M43.539S">
            <text:p>11:25:43.5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25M34S">
            <text:p>11:25:34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696">
            <text:p>9696</text:p>
          </table:table-cell>
          <table:table-cell office:value-type="string">
            <text:p>Success</text:p>
          </table:table-cell>
          <table:table-cell office:value-type="float" office:value="47311">
            <text:p>47311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25M35.552S">
            <text:p>11:25:35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158">
            <text:p>8158</text:p>
          </table:table-cell>
          <table:table-cell office:value-type="string">
            <text:p>Success</text:p>
          </table:table-cell>
          <table:table-cell office:value-type="float" office:value="48544">
            <text:p>48544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25M34.557S">
            <text:p>11:25:34.5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158">
            <text:p>9158</text:p>
          </table:table-cell>
          <table:table-cell office:value-type="string">
            <text:p>Success</text:p>
          </table:table-cell>
          <table:table-cell office:value-type="float" office:value="46239">
            <text:p>46239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25M43.695S">
            <text:p>11:25:43.7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25M43.717S">
            <text:p>11:25:43.7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25M43.711S">
            <text:p>11:25:43.7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25M43.737S">
            <text:p>11:25:43.7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25M43.758S">
            <text:p>11:25:43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25M43.751S">
            <text:p>11:25:43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25M43.781S">
            <text:p>11:25:43.7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25M43.799S">
            <text:p>11:25:43.8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25M43.805S">
            <text:p>11:25:43.81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25M43.813S">
            <text:p>11:25:43.8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25M34.502S">
            <text:p>11:25:34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727">
            <text:p>9727</text:p>
          </table:table-cell>
          <table:table-cell office:value-type="string">
            <text:p>Success</text:p>
          </table:table-cell>
          <table:table-cell office:value-type="float" office:value="46240">
            <text:p>4624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25M44.229S">
            <text:p>11:25:44.2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25M44.244S">
            <text:p>11:25:44.2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25M44.28S">
            <text:p>11:25:44.2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25M31.223S">
            <text:p>11:25:31.2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250">
            <text:p>13250</text:p>
          </table:table-cell>
          <table:table-cell office:value-type="string">
            <text:p>Success</text:p>
          </table:table-cell>
          <table:table-cell office:value-type="float" office:value="42720">
            <text:p>4272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25M33.95S">
            <text:p>11:25:33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900">
            <text:p>10900</text:p>
          </table:table-cell>
          <table:table-cell office:value-type="string">
            <text:p>Success</text:p>
          </table:table-cell>
          <table:table-cell office:value-type="float" office:value="48392">
            <text:p>48392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25M44.852S">
            <text:p>11:25:44.8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25M44.863S">
            <text:p>11:25:44.8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25M44.92S">
            <text:p>11:25:44.9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25M44.934S">
            <text:p>11:25:44.9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25M43.343S">
            <text:p>11:25:43.3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79">
            <text:p>2179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25M45.524S">
            <text:p>11:25:45.5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25M45.537S">
            <text:p>11:25:45.5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25M45.574S">
            <text:p>11:25:45.5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25M45.639S">
            <text:p>11:25:45.6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25M34.582S">
            <text:p>11:25:34.5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418">
            <text:p>11418</text:p>
          </table:table-cell>
          <table:table-cell office:value-type="string">
            <text:p>Success</text:p>
          </table:table-cell>
          <table:table-cell office:value-type="float" office:value="46148">
            <text:p>46148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25M46.001S">
            <text:p>11:25:46.0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25M46.014S">
            <text:p>11:25:46.0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25M46.042S">
            <text:p>11:25:46.0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25M33.739S">
            <text:p>11:25:33.7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854">
            <text:p>12854</text:p>
          </table:table-cell>
          <table:table-cell office:value-type="string">
            <text:p>Success</text:p>
          </table:table-cell>
          <table:table-cell office:value-type="float" office:value="47124">
            <text:p>47124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25M35.523S">
            <text:p>11:25:35.5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087">
            <text:p>11087</text:p>
          </table:table-cell>
          <table:table-cell office:value-type="string">
            <text:p>Success</text:p>
          </table:table-cell>
          <table:table-cell office:value-type="float" office:value="49333">
            <text:p>4933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25M46.611S">
            <text:p>11:25:46.6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25M46.625S">
            <text:p>11:25:46.6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25M46.659S">
            <text:p>11:25:46.66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25M33.727S">
            <text:p>11:25:33.7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194">
            <text:p>1419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25M34.604S">
            <text:p>11:25:34.6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318">
            <text:p>1331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25M35.521S">
            <text:p>11:25:35.5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416">
            <text:p>12416</text:p>
          </table:table-cell>
          <table:table-cell office:value-type="string">
            <text:p>Success</text:p>
          </table:table-cell>
          <table:table-cell office:value-type="float" office:value="20665">
            <text:p>20665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25M31.601S">
            <text:p>11:25:31.60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350">
            <text:p>16350</text:p>
          </table:table-cell>
          <table:table-cell office:value-type="string">
            <text:p>Success</text:p>
          </table:table-cell>
          <table:table-cell office:value-type="float" office:value="57147">
            <text:p>57147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25M43.844S">
            <text:p>11:25:43.8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114">
            <text:p>411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25M43.874S">
            <text:p>11:25:43.8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084">
            <text:p>408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25M46.696S">
            <text:p>11:25:46.7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25M44.31S">
            <text:p>11:25:44.3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655">
            <text:p>365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25M31.178S">
            <text:p>11:25:31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801">
            <text:p>1680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25M34.627S">
            <text:p>11:25:34.6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358">
            <text:p>1335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25M36.332S">
            <text:p>11:25:36.3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656">
            <text:p>11656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25M29.536S">
            <text:p>11:25:29.54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471">
            <text:p>18471</text:p>
          </table:table-cell>
          <table:table-cell office:value-type="string">
            <text:p>Success</text:p>
          </table:table-cell>
          <table:table-cell office:value-type="float" office:value="57169">
            <text:p>57169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25M21.966S">
            <text:p>11:25:21.9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6050">
            <text:p>26050</text:p>
          </table:table-cell>
          <table:table-cell office:value-type="string">
            <text:p>Success</text:p>
          </table:table-cell>
          <table:table-cell office:value-type="float" office:value="57169">
            <text:p>57169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25M34.401S">
            <text:p>11:25:34.40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618">
            <text:p>13618</text:p>
          </table:table-cell>
          <table:table-cell office:value-type="string">
            <text:p>Success</text:p>
          </table:table-cell>
          <table:table-cell office:value-type="float" office:value="60256">
            <text:p>60256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25M37.432S">
            <text:p>11:25:37.4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591">
            <text:p>10591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25M37.151S">
            <text:p>11:25:37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874">
            <text:p>1087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25M21.96S">
            <text:p>11:25:21.96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6067">
            <text:p>26067</text:p>
          </table:table-cell>
          <table:table-cell office:value-type="string">
            <text:p>Success</text:p>
          </table:table-cell>
          <table:table-cell office:value-type="float" office:value="57169">
            <text:p>57169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25M31.224S">
            <text:p>11:25:31.2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808">
            <text:p>16808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25M43.54S">
            <text:p>11:25:43.5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525">
            <text:p>4525</text:p>
          </table:table-cell>
          <table:table-cell office:value-type="string">
            <text:p>Success</text:p>
          </table:table-cell>
          <table:table-cell office:value-type="float" office:value="47101">
            <text:p>4710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25M28.935S">
            <text:p>11:25:28.94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129">
            <text:p>19129</text:p>
          </table:table-cell>
          <table:table-cell office:value-type="string">
            <text:p>Success</text:p>
          </table:table-cell>
          <table:table-cell office:value-type="float" office:value="60256">
            <text:p>60256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25M34.493S">
            <text:p>11:25:34.4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948">
            <text:p>13948</text:p>
          </table:table-cell>
          <table:table-cell office:value-type="string">
            <text:p>Success</text:p>
          </table:table-cell>
          <table:table-cell office:value-type="float" office:value="46927">
            <text:p>46927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25M48.443S">
            <text:p>11:25:48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25M48.456S">
            <text:p>11:25:48.4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25M48.487S">
            <text:p>11:25:48.4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25M37.378S">
            <text:p>11:25:37.3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1164">
            <text:p>11164</text:p>
          </table:table-cell>
          <table:table-cell office:value-type="string">
            <text:p>Success</text:p>
          </table:table-cell>
          <table:table-cell office:value-type="float" office:value="48002">
            <text:p>48002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25M37.428S">
            <text:p>11:25:37.4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463">
            <text:p>12463</text:p>
          </table:table-cell>
          <table:table-cell office:value-type="string">
            <text:p>Success</text:p>
          </table:table-cell>
          <table:table-cell office:value-type="float" office:value="48106">
            <text:p>48106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25M38.534S">
            <text:p>11:25:38.5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745">
            <text:p>11745</text:p>
          </table:table-cell>
          <table:table-cell office:value-type="string">
            <text:p>Success</text:p>
          </table:table-cell>
          <table:table-cell office:value-type="float" office:value="48012">
            <text:p>48012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25M50.279S">
            <text:p>11:25:50.2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25M34.043S">
            <text:p>11:25:34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900">
            <text:p>16900</text:p>
          </table:table-cell>
          <table:table-cell office:value-type="string">
            <text:p>Success</text:p>
          </table:table-cell>
          <table:table-cell office:value-type="float" office:value="47811">
            <text:p>47811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25M50.944S">
            <text:p>11:25:50.9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25M50.956S">
            <text:p>11:25:50.9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25M50.986S">
            <text:p>11:25:50.9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25M50.998S">
            <text:p>11:25:51.0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25M38.415S">
            <text:p>11:25:38.4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042">
            <text:p>13042</text:p>
          </table:table-cell>
          <table:table-cell office:value-type="string">
            <text:p>Success</text:p>
          </table:table-cell>
          <table:table-cell office:value-type="float" office:value="48050">
            <text:p>48050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25M43.414S">
            <text:p>11:25:43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50">
            <text:p>8050</text:p>
          </table:table-cell>
          <table:table-cell office:value-type="string">
            <text:p>Success</text:p>
          </table:table-cell>
          <table:table-cell office:value-type="float" office:value="51633">
            <text:p>51633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25M51.465S">
            <text:p>11:25:51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25M51.483S">
            <text:p>11:25:51.4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25M47.924S">
            <text:p>11:25:47.9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043">
            <text:p>40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25M51.497S">
            <text:p>11:25:51.50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25M43.839S">
            <text:p>11:25:43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145">
            <text:p>814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25M51.968S">
            <text:p>11:25:51.97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25M51.992S">
            <text:p>11:25:51.99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25M51.998S">
            <text:p>11:25:52.00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25M34.039S">
            <text:p>11:25:34.0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020">
            <text:p>18020</text:p>
          </table:table-cell>
          <table:table-cell office:value-type="string">
            <text:p>Success</text:p>
          </table:table-cell>
          <table:table-cell office:value-type="float" office:value="47811">
            <text:p>47811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25M52.059S">
            <text:p>11:25:52.0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25M52.079S">
            <text:p>11:25:52.0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25M52.115S">
            <text:p>11:25:52.1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25M40.893S">
            <text:p>11:25:40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288">
            <text:p>11288</text:p>
          </table:table-cell>
          <table:table-cell office:value-type="string">
            <text:p>Success</text:p>
          </table:table-cell>
          <table:table-cell office:value-type="float" office:value="51242">
            <text:p>51242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25M41.554S">
            <text:p>11:25:41.5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639">
            <text:p>10639</text:p>
          </table:table-cell>
          <table:table-cell office:value-type="string">
            <text:p>Success</text:p>
          </table:table-cell>
          <table:table-cell office:value-type="float" office:value="53396">
            <text:p>53396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25M52.182S">
            <text:p>11:25:52.1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25M41.537S">
            <text:p>11:25:41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667">
            <text:p>10667</text:p>
          </table:table-cell>
          <table:table-cell office:value-type="string">
            <text:p>Success</text:p>
          </table:table-cell>
          <table:table-cell office:value-type="float" office:value="54472">
            <text:p>54472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25M38.451S">
            <text:p>11:25:38.4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768">
            <text:p>13768</text:p>
          </table:table-cell>
          <table:table-cell office:value-type="string">
            <text:p>Success</text:p>
          </table:table-cell>
          <table:table-cell office:value-type="float" office:value="49964">
            <text:p>49964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25M52.195S">
            <text:p>11:25:52.2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25M52.131S">
            <text:p>11:25:52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32080">
            <text:p>32080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25M52.219S">
            <text:p>11:25:52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25M52.206S">
            <text:p>11:25:52.2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25M52.206S">
            <text:p>11:25:52.2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25M52.25S">
            <text:p>11:25:52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25M52.273S">
            <text:p>11:25:52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25M52.271S">
            <text:p>11:25:52.2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25M52.226S">
            <text:p>11:25:52.2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25M52.275S">
            <text:p>11:25:52.2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25M40.899S">
            <text:p>11:25:40.9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499">
            <text:p>11499</text:p>
          </table:table-cell>
          <table:table-cell office:value-type="string">
            <text:p>Success</text:p>
          </table:table-cell>
          <table:table-cell office:value-type="float" office:value="53290">
            <text:p>53290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25M52.315S">
            <text:p>11:25:52.3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25M52.4S">
            <text:p>11:25:52.4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25M52.307S">
            <text:p>11:25:52.3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32080">
            <text:p>32080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25M52.417S">
            <text:p>11:25:52.42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25M52.353S">
            <text:p>11:25:52.35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25M52.463S">
            <text:p>11:25:52.4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25M52.486S">
            <text:p>11:25:52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2080">
            <text:p>32080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25M41.557S">
            <text:p>11:25:41.5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366">
            <text:p>11366</text:p>
          </table:table-cell>
          <table:table-cell office:value-type="string">
            <text:p>Success</text:p>
          </table:table-cell>
          <table:table-cell office:value-type="float" office:value="53491">
            <text:p>53491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25M52.924S">
            <text:p>11:25:52.9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25M52.941S">
            <text:p>11:25:52.9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25M44.972S">
            <text:p>11:25:44.9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067">
            <text:p>806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25M46.07S">
            <text:p>11:25:46.0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977">
            <text:p>697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25M52.531S">
            <text:p>11:25:52.5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25M52.98S">
            <text:p>11:25:52.98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25M43.424S">
            <text:p>11:25:43.4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751">
            <text:p>9751</text:p>
          </table:table-cell>
          <table:table-cell office:value-type="string">
            <text:p>Success</text:p>
          </table:table-cell>
          <table:table-cell office:value-type="float" office:value="52414">
            <text:p>5241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25M53.176S">
            <text:p>11:25:53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25M53.19S">
            <text:p>11:25:53.1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25M53.208S">
            <text:p>11:25:53.2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25M52.462S">
            <text:p>11:25:52.4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25M30.722S">
            <text:p>11:25:30.7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17">
            <text:p>22817</text:p>
          </table:table-cell>
          <table:table-cell office:value-type="string">
            <text:p>Success</text:p>
          </table:table-cell>
          <table:table-cell office:value-type="float" office:value="57164">
            <text:p>57164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25M52.473S">
            <text:p>11:25:52.4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25M21.706S">
            <text:p>11:25:21.7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1865">
            <text:p>31865</text:p>
          </table:table-cell>
          <table:table-cell office:value-type="string">
            <text:p>Success</text:p>
          </table:table-cell>
          <table:table-cell office:value-type="float" office:value="67818">
            <text:p>6781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25M37.358S">
            <text:p>11:25:37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226">
            <text:p>16226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25M21.714S">
            <text:p>11:25:21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1876">
            <text:p>31876</text:p>
          </table:table-cell>
          <table:table-cell office:value-type="string">
            <text:p>Success</text:p>
          </table:table-cell>
          <table:table-cell office:value-type="float" office:value="49810">
            <text:p>4981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25M53.573S">
            <text:p>11:25:53.5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25M53.605S">
            <text:p>11:25:53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25M53.639S">
            <text:p>11:25:53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25M53.659S">
            <text:p>11:25:53.6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25M53.59S">
            <text:p>11:25:53.5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41">
            <text:p>741</text:p>
          </table:table-cell>
          <table:table-cell office:value-type="string">
            <text:p>Success</text:p>
          </table:table-cell>
          <table:table-cell office:value-type="float" office:value="47920">
            <text:p>4792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25M54.333S">
            <text:p>11:25:54.3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25M54.349S">
            <text:p>11:25:54.3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25M54.384S">
            <text:p>11:25:54.3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25M54.418S">
            <text:p>11:25:54.4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25M38.38S">
            <text:p>11:25:38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590">
            <text:p>16590</text:p>
          </table:table-cell>
          <table:table-cell office:value-type="string">
            <text:p>Success</text:p>
          </table:table-cell>
          <table:table-cell office:value-type="float" office:value="52038">
            <text:p>52038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25M40.335S">
            <text:p>11:25:40.3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791">
            <text:p>1479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25M38.464S">
            <text:p>11:25:38.4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6679">
            <text:p>16679</text:p>
          </table:table-cell>
          <table:table-cell office:value-type="string">
            <text:p>Success</text:p>
          </table:table-cell>
          <table:table-cell office:value-type="float" office:value="39958">
            <text:p>39958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25M38.447S">
            <text:p>11:25:38.4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703">
            <text:p>16703</text:p>
          </table:table-cell>
          <table:table-cell office:value-type="string">
            <text:p>Success</text:p>
          </table:table-cell>
          <table:table-cell office:value-type="float" office:value="78985">
            <text:p>78985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25M41.575S">
            <text:p>11:25:41.5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266">
            <text:p>14266</text:p>
          </table:table-cell>
          <table:table-cell office:value-type="string">
            <text:p>Success</text:p>
          </table:table-cell>
          <table:table-cell office:value-type="float" office:value="53296">
            <text:p>53296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25M55.842S">
            <text:p>11:25:55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25M55.857S">
            <text:p>11:25:55.8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25M55.89S">
            <text:p>11:25:55.8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25M55.144S">
            <text:p>11:25:55.1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25M53.541S">
            <text:p>11:25:53.5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27">
            <text:p>2427</text:p>
          </table:table-cell>
          <table:table-cell office:value-type="string">
            <text:p>Success</text:p>
          </table:table-cell>
          <table:table-cell office:value-type="float" office:value="20461">
            <text:p>20461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25M53.525S">
            <text:p>11:25:53.5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25M55.955S">
            <text:p>11:25:55.96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25M40.467S">
            <text:p>11:25:40.4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591">
            <text:p>1559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25M56.049S">
            <text:p>11:25:56.05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25M56.063S">
            <text:p>11:25:56.06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25M43.167S">
            <text:p>11:25:43.1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914">
            <text:p>12914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25M43.28S">
            <text:p>11:25:43.2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821">
            <text:p>12821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25M31.091S">
            <text:p>11:25:31.0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5020">
            <text:p>25020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25M38.444S">
            <text:p>11:25:38.4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7674">
            <text:p>17674</text:p>
          </table:table-cell>
          <table:table-cell office:value-type="string">
            <text:p>Success</text:p>
          </table:table-cell>
          <table:table-cell office:value-type="float" office:value="78989">
            <text:p>78989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25M32.175S">
            <text:p>11:25:32.1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3953">
            <text:p>23953</text:p>
          </table:table-cell>
          <table:table-cell office:value-type="string">
            <text:p>Success</text:p>
          </table:table-cell>
          <table:table-cell office:value-type="float" office:value="76911">
            <text:p>76911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25M56.129S">
            <text:p>11:25:56.1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25M56.145S">
            <text:p>11:25:56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25M56.172S">
            <text:p>11:25:56.1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25M43.279S">
            <text:p>11:25:43.2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624">
            <text:p>13624</text:p>
          </table:table-cell>
          <table:table-cell office:value-type="string">
            <text:p>Success</text:p>
          </table:table-cell>
          <table:table-cell office:value-type="float" office:value="49190">
            <text:p>49190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25M56.083S">
            <text:p>11:25:56.0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60">
            <text:p>18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25M36.696S">
            <text:p>11:25:36.7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1256">
            <text:p>21256</text:p>
          </table:table-cell>
          <table:table-cell office:value-type="string">
            <text:p>Success</text:p>
          </table:table-cell>
          <table:table-cell office:value-type="float" office:value="39957">
            <text:p>39957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25M57.944S">
            <text:p>11:25:57.94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25M57.954S">
            <text:p>11:25:57.95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25M57.96S">
            <text:p>11:25:57.96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25M47.925S">
            <text:p>11:25:47.9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430">
            <text:p>10430</text:p>
          </table:table-cell>
          <table:table-cell office:value-type="string">
            <text:p>Success</text:p>
          </table:table-cell>
          <table:table-cell office:value-type="float" office:value="48312">
            <text:p>48312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25M43.293S">
            <text:p>11:25:43.2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109">
            <text:p>15109</text:p>
          </table:table-cell>
          <table:table-cell office:value-type="string">
            <text:p>Success</text:p>
          </table:table-cell>
          <table:table-cell office:value-type="float" office:value="48150">
            <text:p>4815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25M58.405S">
            <text:p>11:25:58.4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25M58.42S">
            <text:p>11:25:58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25M57.955S">
            <text:p>11:25:57.9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25M31.575S">
            <text:p>11:25:31.5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968">
            <text:p>26968</text:p>
          </table:table-cell>
          <table:table-cell office:value-type="string">
            <text:p>Success</text:p>
          </table:table-cell>
          <table:table-cell office:value-type="float" office:value="76912">
            <text:p>76912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25M58.529S">
            <text:p>11:25:58.53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25M58.545S">
            <text:p>11:25:58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25M58.554S">
            <text:p>11:25:58.55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25M41.639S">
            <text:p>11:25:41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939">
            <text:p>16939</text:p>
          </table:table-cell>
          <table:table-cell office:value-type="string">
            <text:p>Success</text:p>
          </table:table-cell>
          <table:table-cell office:value-type="float" office:value="76893">
            <text:p>76893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25M58.579S">
            <text:p>11:25:58.58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25M58.577S">
            <text:p>11:25:58.5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25M58.58S">
            <text:p>11:25:58.5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25M58.597S">
            <text:p>11:25:58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25M58.609S">
            <text:p>11:25:58.6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25M58.63S">
            <text:p>11:25:58.6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25M58.436S">
            <text:p>11:25:58.4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25M52.359S">
            <text:p>11:25:52.36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548">
            <text:p>6548</text:p>
          </table:table-cell>
          <table:table-cell office:value-type="string">
            <text:p>Success</text:p>
          </table:table-cell>
          <table:table-cell office:value-type="float" office:value="27320">
            <text:p>2732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25M51.972S">
            <text:p>11:25:51.9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945">
            <text:p>6945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25M38.006S">
            <text:p>11:25:38.0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0919">
            <text:p>20919</text:p>
          </table:table-cell>
          <table:table-cell office:value-type="string">
            <text:p>Success</text:p>
          </table:table-cell>
          <table:table-cell office:value-type="float" office:value="76889">
            <text:p>76889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25M37.405S">
            <text:p>11:25:37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522">
            <text:p>21522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25M53.039S">
            <text:p>11:25:53.0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904">
            <text:p>5904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25M58.927S">
            <text:p>11:25:58.9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25M58.95S">
            <text:p>11:25:58.9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25M58.968S">
            <text:p>11:25:58.9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25M38.509S">
            <text:p>11:25:38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896">
            <text:p>20896</text:p>
          </table:table-cell>
          <table:table-cell office:value-type="string">
            <text:p>Success</text:p>
          </table:table-cell>
          <table:table-cell office:value-type="float" office:value="51041">
            <text:p>51041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25M59.407S">
            <text:p>11:25:59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25M59.42S">
            <text:p>11:25:59.4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25M39.772S">
            <text:p>11:25:39.7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690">
            <text:p>19690</text:p>
          </table:table-cell>
          <table:table-cell office:value-type="string">
            <text:p>Success</text:p>
          </table:table-cell>
          <table:table-cell office:value-type="float" office:value="48587">
            <text:p>48587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25M59.463S">
            <text:p>11:25:59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25M43.571S">
            <text:p>11:25:43.5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930">
            <text:p>15930</text:p>
          </table:table-cell>
          <table:table-cell office:value-type="string">
            <text:p>Success</text:p>
          </table:table-cell>
          <table:table-cell office:value-type="float" office:value="49082">
            <text:p>49082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25M59.478S">
            <text:p>11:25:59.4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25M59.503S">
            <text:p>11:25:59.5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25M59.531S">
            <text:p>11:25:59.5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25M59.538S">
            <text:p>11:25:59.54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25M59.58S">
            <text:p>11:25:59.5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25M59.553S">
            <text:p>11:25:59.5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2907">
            <text:p>32907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25M59.601S">
            <text:p>11:25:59.6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2907">
            <text:p>32907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25M43.467S">
            <text:p>11:25:43.4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204">
            <text:p>16204</text:p>
          </table:table-cell>
          <table:table-cell office:value-type="string">
            <text:p>Success</text:p>
          </table:table-cell>
          <table:table-cell office:value-type="float" office:value="46092">
            <text:p>46092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25M59.673S">
            <text:p>11:25:59.6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25M59.687S">
            <text:p>11:25:59.6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25M59.702S">
            <text:p>11:25:59.7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25M59.717S">
            <text:p>11:25:59.7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25M59.734S">
            <text:p>11:25:59.7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25M48.517S">
            <text:p>11:25:48.5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328">
            <text:p>11328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25M48.065S">
            <text:p>11:25:48.0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785">
            <text:p>11785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25M48.027S">
            <text:p>11:25:48.0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117">
            <text:p>12117</text:p>
          </table:table-cell>
          <table:table-cell office:value-type="string">
            <text:p>Success</text:p>
          </table:table-cell>
          <table:table-cell office:value-type="float" office:value="51429">
            <text:p>51429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25M43.266S">
            <text:p>11:25:43.2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994">
            <text:p>16994</text:p>
          </table:table-cell>
          <table:table-cell office:value-type="string">
            <text:p>Success</text:p>
          </table:table-cell>
          <table:table-cell office:value-type="float" office:value="49119">
            <text:p>49119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26M00.263S">
            <text:p>11:26:00.2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26M00.279S">
            <text:p>11:26:00.2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25M47.959S">
            <text:p>11:25:47.9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384">
            <text:p>12384</text:p>
          </table:table-cell>
          <table:table-cell office:value-type="string">
            <text:p>Success</text:p>
          </table:table-cell>
          <table:table-cell office:value-type="float" office:value="51338">
            <text:p>51338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25M59.435S">
            <text:p>11:25:59.4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34496">
            <text:p>34496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26M00.292S">
            <text:p>11:26:00.29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25M48.02S">
            <text:p>11:25:48.0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027">
            <text:p>13027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25M51.46S">
            <text:p>11:25:51.4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736">
            <text:p>9736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25M48.018S">
            <text:p>11:25:48.0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206">
            <text:p>13206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25M48.009S">
            <text:p>11:25:48.0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232">
            <text:p>13232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25M48.029S">
            <text:p>11:25:48.0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3216">
            <text:p>13216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25M34.444S">
            <text:p>11:25:34.4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6805">
            <text:p>26805</text:p>
          </table:table-cell>
          <table:table-cell office:value-type="string">
            <text:p>Success</text:p>
          </table:table-cell>
          <table:table-cell office:value-type="float" office:value="60260">
            <text:p>6026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26M01.195S">
            <text:p>11:26:01.2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25M44.475S">
            <text:p>11:25:44.4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801">
            <text:p>16801</text:p>
          </table:table-cell>
          <table:table-cell office:value-type="string">
            <text:p>Success</text:p>
          </table:table-cell>
          <table:table-cell office:value-type="float" office:value="76890">
            <text:p>76890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25M47.99S">
            <text:p>11:25:47.9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289">
            <text:p>13289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25M47.952S">
            <text:p>11:25:47.9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329">
            <text:p>13329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26M01.261S">
            <text:p>11:26:01.26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25M47.959S">
            <text:p>11:25:47.9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323">
            <text:p>13323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26M01.282S">
            <text:p>11:26:01.28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26M01.297S">
            <text:p>11:26:01.30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26M01.276S">
            <text:p>11:26:01.2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26M01.314S">
            <text:p>11:26:01.3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26M01.354S">
            <text:p>11:26:01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25M47.987S">
            <text:p>11:25:47.9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520">
            <text:p>13520</text:p>
          </table:table-cell>
          <table:table-cell office:value-type="string">
            <text:p>Success</text:p>
          </table:table-cell>
          <table:table-cell office:value-type="float" office:value="51441">
            <text:p>51441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25M45.673S">
            <text:p>11:25:45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867">
            <text:p>15867</text:p>
          </table:table-cell>
          <table:table-cell office:value-type="string">
            <text:p>Success</text:p>
          </table:table-cell>
          <table:table-cell office:value-type="float" office:value="49091">
            <text:p>4909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26M01.542S">
            <text:p>11:26:01.5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26M01.558S">
            <text:p>11:26:01.56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25M48.065S">
            <text:p>11:25:48.0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535">
            <text:p>13535</text:p>
          </table:table-cell>
          <table:table-cell office:value-type="string">
            <text:p>Success</text:p>
          </table:table-cell>
          <table:table-cell office:value-type="float" office:value="51440">
            <text:p>5144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26M01.602S">
            <text:p>11:26:01.6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26M01.599S">
            <text:p>11:26:01.6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26M01.618S">
            <text:p>11:26:01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26M01.619S">
            <text:p>11:26:01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2907">
            <text:p>3290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26M01.658S">
            <text:p>11:26:01.6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25M43.453S">
            <text:p>11:25:43.4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491">
            <text:p>18491</text:p>
          </table:table-cell>
          <table:table-cell office:value-type="string">
            <text:p>Success</text:p>
          </table:table-cell>
          <table:table-cell office:value-type="float" office:value="48891">
            <text:p>4889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26M01.946S">
            <text:p>11:26:01.9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26M01.96S">
            <text:p>11:26:01.9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26M01.973S">
            <text:p>11:26:01.97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25M51.051S">
            <text:p>11:25:51.0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150">
            <text:p>1115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26M01.252S">
            <text:p>11:26:01.2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25M47.938S">
            <text:p>11:25:47.9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267">
            <text:p>14267</text:p>
          </table:table-cell>
          <table:table-cell office:value-type="string">
            <text:p>Success</text:p>
          </table:table-cell>
          <table:table-cell office:value-type="float" office:value="40122">
            <text:p>40122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26M02.206S">
            <text:p>11:26:02.2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26M02.682S">
            <text:p>11:26:02.68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26M02.697S">
            <text:p>11:26:02.70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26M02.703S">
            <text:p>11:26:02.70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26M00.586S">
            <text:p>11:26:00.59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17">
            <text:p>2217</text:p>
          </table:table-cell>
          <table:table-cell office:value-type="string">
            <text:p>Success</text:p>
          </table:table-cell>
          <table:table-cell office:value-type="float" office:value="18686">
            <text:p>1868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25M58.984S">
            <text:p>11:25:58.98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822">
            <text:p>382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26M01.409S">
            <text:p>11:26:01.4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25M59.644S">
            <text:p>11:25:59.6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08">
            <text:p>320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25M59.603S">
            <text:p>11:25:59.6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275">
            <text:p>327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25M56.203S">
            <text:p>11:25:56.2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685">
            <text:p>668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25M52.245S">
            <text:p>11:25:52.2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658">
            <text:p>1065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25M37.309S">
            <text:p>11:25:37.3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5622">
            <text:p>25622</text:p>
          </table:table-cell>
          <table:table-cell office:value-type="string">
            <text:p>Success</text:p>
          </table:table-cell>
          <table:table-cell office:value-type="float" office:value="78971">
            <text:p>78971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26M02.202S">
            <text:p>11:26:02.2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25M43.277S">
            <text:p>11:25:43.2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9675">
            <text:p>19675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25M43.395S">
            <text:p>11:25:43.4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555">
            <text:p>19555</text:p>
          </table:table-cell>
          <table:table-cell office:value-type="string">
            <text:p>Success</text:p>
          </table:table-cell>
          <table:table-cell office:value-type="float" office:value="78989">
            <text:p>78989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25M47.965S">
            <text:p>11:25:47.9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053">
            <text:p>15053</text:p>
          </table:table-cell>
          <table:table-cell office:value-type="string">
            <text:p>Success</text:p>
          </table:table-cell>
          <table:table-cell office:value-type="float" office:value="51142">
            <text:p>51142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25M48.024S">
            <text:p>11:25:48.0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5154">
            <text:p>15154</text:p>
          </table:table-cell>
          <table:table-cell office:value-type="string">
            <text:p>Success</text:p>
          </table:table-cell>
          <table:table-cell office:value-type="float" office:value="50201">
            <text:p>50201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25M47.967S">
            <text:p>11:25:47.9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227">
            <text:p>15227</text:p>
          </table:table-cell>
          <table:table-cell office:value-type="string">
            <text:p>Success</text:p>
          </table:table-cell>
          <table:table-cell office:value-type="float" office:value="51242">
            <text:p>51242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26M03.179S">
            <text:p>11:26:03.1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26M03.196S">
            <text:p>11:26:03.2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25M53.676S">
            <text:p>11:25:53.6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318">
            <text:p>10318</text:p>
          </table:table-cell>
          <table:table-cell office:value-type="string">
            <text:p>Success</text:p>
          </table:table-cell>
          <table:table-cell office:value-type="float" office:value="47654">
            <text:p>47654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26M03.996S">
            <text:p>11:26:04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26M04.009S">
            <text:p>11:26:04.0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25M53.564S">
            <text:p>11:25:53.5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480">
            <text:p>10480</text:p>
          </table:table-cell>
          <table:table-cell office:value-type="string">
            <text:p>Success</text:p>
          </table:table-cell>
          <table:table-cell office:value-type="float" office:value="47814">
            <text:p>47814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25M53.585S">
            <text:p>11:25:53.5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463">
            <text:p>10463</text:p>
          </table:table-cell>
          <table:table-cell office:value-type="string">
            <text:p>Success</text:p>
          </table:table-cell>
          <table:table-cell office:value-type="float" office:value="50003">
            <text:p>50003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26M04.024S">
            <text:p>11:26:04.0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26M04.05S">
            <text:p>11:26:04.0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26M04.061S">
            <text:p>11:26:04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26M04.074S">
            <text:p>11:26:04.0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26M04.078S">
            <text:p>11:26:04.0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1H25M53.07S">
            <text:p>11:25:53.0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283">
            <text:p>1128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1H25M52.412S">
            <text:p>11:25:52.4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944">
            <text:p>1194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1H26M04.091S">
            <text:p>11:26:04.0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1H26M03.245S">
            <text:p>11:26:03.25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1H25M56.102S">
            <text:p>11:25:56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008">
            <text:p>9008</text:p>
          </table:table-cell>
          <table:table-cell office:value-type="string">
            <text:p>Success</text:p>
          </table:table-cell>
          <table:table-cell office:value-type="float" office:value="46926">
            <text:p>46926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1H26M05.111S">
            <text:p>11:26:05.1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1H26M05.127S">
            <text:p>11:26:05.1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1H26M05.153S">
            <text:p>11:26:05.1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1H26M05.174S">
            <text:p>11:26:05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1H25M48.034S">
            <text:p>11:25:48.0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223">
            <text:p>17223</text:p>
          </table:table-cell>
          <table:table-cell office:value-type="string">
            <text:p>Success</text:p>
          </table:table-cell>
          <table:table-cell office:value-type="float" office:value="47517">
            <text:p>47517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1H26M05.259S">
            <text:p>11:26:05.2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1H25M54.973S">
            <text:p>11:25:54.9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306">
            <text:p>10306</text:p>
          </table:table-cell>
          <table:table-cell office:value-type="string">
            <text:p>Success</text:p>
          </table:table-cell>
          <table:table-cell office:value-type="float" office:value="50002">
            <text:p>500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1H26M05.272S">
            <text:p>11:26:05.2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1H26M05.289S">
            <text:p>11:26:05.2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1H26M05.279S">
            <text:p>11:26:05.2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1H26M05.301S">
            <text:p>11:26:05.3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1H26M05.307S">
            <text:p>11:26:05.3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1H26M05.322S">
            <text:p>11:26:05.3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1H25M53.06S">
            <text:p>11:25:53.0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563">
            <text:p>12563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1H25M51.986S">
            <text:p>11:25:51.9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944">
            <text:p>13944</text:p>
          </table:table-cell>
          <table:table-cell office:value-type="string">
            <text:p>Success</text:p>
          </table:table-cell>
          <table:table-cell office:value-type="float" office:value="47715">
            <text:p>4771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1H25M56.031S">
            <text:p>11:25:56.0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260">
            <text:p>10260</text:p>
          </table:table-cell>
          <table:table-cell office:value-type="string">
            <text:p>Success</text:p>
          </table:table-cell>
          <table:table-cell office:value-type="float" office:value="40125">
            <text:p>4012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1H25M55.938S">
            <text:p>11:25:55.9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366">
            <text:p>10366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1H25M40.225S">
            <text:p>11:25:40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111">
            <text:p>26111</text:p>
          </table:table-cell>
          <table:table-cell office:value-type="string">
            <text:p>Success</text:p>
          </table:table-cell>
          <table:table-cell office:value-type="float" office:value="39958">
            <text:p>3995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1H25M38.461S">
            <text:p>11:25:38.4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7903">
            <text:p>27903</text:p>
          </table:table-cell>
          <table:table-cell office:value-type="string">
            <text:p>Success</text:p>
          </table:table-cell>
          <table:table-cell office:value-type="float" office:value="78989">
            <text:p>7898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1H25M46.594S">
            <text:p>11:25:46.5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9774">
            <text:p>19774</text:p>
          </table:table-cell>
          <table:table-cell office:value-type="string">
            <text:p>Success</text:p>
          </table:table-cell>
          <table:table-cell office:value-type="float" office:value="76889">
            <text:p>76889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1H25M38.428S">
            <text:p>11:25:38.4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7945">
            <text:p>27945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1H26M05.588S">
            <text:p>11:26:05.5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19287">
            <text:p>1928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1H25M39.433S">
            <text:p>11:25:39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950">
            <text:p>26950</text:p>
          </table:table-cell>
          <table:table-cell office:value-type="string">
            <text:p>Success</text:p>
          </table:table-cell>
          <table:table-cell office:value-type="float" office:value="67844">
            <text:p>6784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1H25M41.385S">
            <text:p>11:25:41.3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5003">
            <text:p>25003</text:p>
          </table:table-cell>
          <table:table-cell office:value-type="string">
            <text:p>Success</text:p>
          </table:table-cell>
          <table:table-cell office:value-type="float" office:value="67840">
            <text:p>6784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1H25M40.235S">
            <text:p>11:25:40.2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6153">
            <text:p>26153</text:p>
          </table:table-cell>
          <table:table-cell office:value-type="string">
            <text:p>Success</text:p>
          </table:table-cell>
          <table:table-cell office:value-type="float" office:value="78971">
            <text:p>7897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1H26M06.385S">
            <text:p>11:26:06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1H26M06.388S">
            <text:p>11:26:06.3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1H26M06.414S">
            <text:p>11:26:06.4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1H26M06.404S">
            <text:p>11:26:06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1H26M06.37S">
            <text:p>11:26:06.3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1H26M06.461S">
            <text:p>11:26:06.4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1H26M06.461S">
            <text:p>11:26:06.4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1H26M06.484S">
            <text:p>11:26:06.4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1H26M06.481S">
            <text:p>11:26:06.4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1H26M06.481S">
            <text:p>11:26:06.4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1H26M06.52S">
            <text:p>11:26:06.5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1H25M55.15S">
            <text:p>11:25:55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876">
            <text:p>11876</text:p>
          </table:table-cell>
          <table:table-cell office:value-type="string">
            <text:p>Success</text:p>
          </table:table-cell>
          <table:table-cell office:value-type="float" office:value="45850">
            <text:p>4585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1H26M07.028S">
            <text:p>11:26:07.0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1H26M07.05S">
            <text:p>11:26:07.0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1H26M07.063S">
            <text:p>11:26:07.0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1H26M07.082S">
            <text:p>11:26:07.0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1H25M54.448S">
            <text:p>11:25:54.4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361">
            <text:p>13361</text:p>
          </table:table-cell>
          <table:table-cell office:value-type="string">
            <text:p>Success</text:p>
          </table:table-cell>
          <table:table-cell office:value-type="float" office:value="48785">
            <text:p>4878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1H26M07.811S">
            <text:p>11:26:07.8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1H26M07.826S">
            <text:p>11:26:07.83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1H26M07.865S">
            <text:p>11:26:07.8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1H26M07.882S">
            <text:p>11:26:07.8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2907">
            <text:p>329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1H25M56.12S">
            <text:p>11:25:56.1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545">
            <text:p>12545</text:p>
          </table:table-cell>
          <table:table-cell office:value-type="string">
            <text:p>Success</text:p>
          </table:table-cell>
          <table:table-cell office:value-type="float" office:value="46829">
            <text:p>46829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1H26M08.666S">
            <text:p>11:26:08.6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1H26M08.715S">
            <text:p>11:26:08.7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1H26M08.725S">
            <text:p>11:26:08.7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1H26M08.743S">
            <text:p>11:26:08.7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1H26M06.338S">
            <text:p>11:26:06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35">
            <text:p>29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1H26M09.274S">
            <text:p>11:26:09.27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1H26M09.283S">
            <text:p>11:26:09.28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1H26M09.288S">
            <text:p>11:26:09.29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1H26M06.292S">
            <text:p>11:26:06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030">
            <text:p>30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1H26M04.736S">
            <text:p>11:26:04.7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597">
            <text:p>4597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1H26M09.322S">
            <text:p>11:26:09.32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1H25M59.847S">
            <text:p>11:25:59.8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499">
            <text:p>9499</text:p>
          </table:table-cell>
          <table:table-cell office:value-type="string">
            <text:p>Success</text:p>
          </table:table-cell>
          <table:table-cell office:value-type="float" office:value="43004">
            <text:p>43004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1H26M09.344S">
            <text:p>11:26:09.3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1H26M09.352S">
            <text:p>11:26:09.3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1H26M01.28S">
            <text:p>11:26:01.2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270">
            <text:p>8270</text:p>
          </table:table-cell>
          <table:table-cell office:value-type="string">
            <text:p>Success</text:p>
          </table:table-cell>
          <table:table-cell office:value-type="float" office:value="46239">
            <text:p>46239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1H26M02.953S">
            <text:p>11:26:02.9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611">
            <text:p>6611</text:p>
          </table:table-cell>
          <table:table-cell office:value-type="string">
            <text:p>Success</text:p>
          </table:table-cell>
          <table:table-cell office:value-type="float" office:value="45845">
            <text:p>45845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1H26M09.551S">
            <text:p>11:26:09.5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1H26M09.565S">
            <text:p>11:26:09.5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1H26M09.593S">
            <text:p>11:26:09.5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1H26M09.596S">
            <text:p>11:26:09.6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1H26M02.827S">
            <text:p>11:26:02.8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816">
            <text:p>6816</text:p>
          </table:table-cell>
          <table:table-cell office:value-type="string">
            <text:p>Success</text:p>
          </table:table-cell>
          <table:table-cell office:value-type="float" office:value="47155">
            <text:p>47155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1H26M09.644S">
            <text:p>11:26:09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1H26M09.66S">
            <text:p>11:26:09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1H26M09.614S">
            <text:p>11:26:09.61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1H26M09.607S">
            <text:p>11:26:09.6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1H26M09.777S">
            <text:p>11:26:09.78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1H26M04.788S">
            <text:p>11:26:04.79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202">
            <text:p>5202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1H25M50.292S">
            <text:p>11:25:50.2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698">
            <text:p>19698</text:p>
          </table:table-cell>
          <table:table-cell office:value-type="string">
            <text:p>Success</text:p>
          </table:table-cell>
          <table:table-cell office:value-type="float" office:value="57168">
            <text:p>57168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1H26M02.803S">
            <text:p>11:26:02.8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188">
            <text:p>7188</text:p>
          </table:table-cell>
          <table:table-cell office:value-type="string">
            <text:p>Success</text:p>
          </table:table-cell>
          <table:table-cell office:value-type="float" office:value="40122">
            <text:p>40122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1H25M48.543S">
            <text:p>11:25:48.5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522">
            <text:p>21522</text:p>
          </table:table-cell>
          <table:table-cell office:value-type="string">
            <text:p>Success</text:p>
          </table:table-cell>
          <table:table-cell office:value-type="float" office:value="67840">
            <text:p>67840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1H26M00.345S">
            <text:p>11:26:00.3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742">
            <text:p>9742</text:p>
          </table:table-cell>
          <table:table-cell office:value-type="string">
            <text:p>Success</text:p>
          </table:table-cell>
          <table:table-cell office:value-type="float" office:value="77626">
            <text:p>77626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1H25M56.904S">
            <text:p>11:25:56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189">
            <text:p>13189</text:p>
          </table:table-cell>
          <table:table-cell office:value-type="string">
            <text:p>Success</text:p>
          </table:table-cell>
          <table:table-cell office:value-type="float" office:value="76914">
            <text:p>76914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1H26M02.854S">
            <text:p>11:26:02.8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245">
            <text:p>7245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1H26M10.064S">
            <text:p>11:26:10.0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1H25M37.371S">
            <text:p>11:25:37.3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759">
            <text:p>32759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1H26M02.904S">
            <text:p>11:26:02.9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238">
            <text:p>7238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1H26M10.094S">
            <text:p>11:26:10.0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1H26M10.088S">
            <text:p>11:26:10.0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1H26M10.115S">
            <text:p>11:26:10.1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1H26M10.174S">
            <text:p>11:26:10.1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1H26M10.146S">
            <text:p>11:26:10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1H26M10.201S">
            <text:p>11:26:10.2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1H26M10.154S">
            <text:p>11:26:10.1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1H26M10.236S">
            <text:p>11:26:10.2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1H26M10.206S">
            <text:p>11:26:10.2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1H25M58.946S">
            <text:p>11:25:58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366">
            <text:p>11366</text:p>
          </table:table-cell>
          <table:table-cell office:value-type="string">
            <text:p>Success</text:p>
          </table:table-cell>
          <table:table-cell office:value-type="float" office:value="44907">
            <text:p>44907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1H26M10.313S">
            <text:p>11:26:10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1H26M10.326S">
            <text:p>11:26:10.3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1H25M56.059S">
            <text:p>11:25:56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385">
            <text:p>14385</text:p>
          </table:table-cell>
          <table:table-cell office:value-type="string">
            <text:p>Success</text:p>
          </table:table-cell>
          <table:table-cell office:value-type="float" office:value="46870">
            <text:p>46870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1H26M10.446S">
            <text:p>11:26:10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1H26M10.46S">
            <text:p>11:26:10.4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1H26M09.993S">
            <text:p>11:26:09.9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1H26M10.51S">
            <text:p>11:26:10.51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1H26M10.522S">
            <text:p>11:26:10.52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1H26M10.528S">
            <text:p>11:26:10.53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1H26M10.343S">
            <text:p>11:26:10.3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1H26M05.623S">
            <text:p>11:26:05.6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965">
            <text:p>4965</text:p>
          </table:table-cell>
          <table:table-cell office:value-type="string">
            <text:p>Success</text:p>
          </table:table-cell>
          <table:table-cell office:value-type="float" office:value="47638">
            <text:p>47638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1H26M10.59S">
            <text:p>11:26:10.5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1H26M10.605S">
            <text:p>11:26:10.6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1H26M04.096S">
            <text:p>11:26:04.1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34">
            <text:p>6734</text:p>
          </table:table-cell>
          <table:table-cell office:value-type="string">
            <text:p>Success</text:p>
          </table:table-cell>
          <table:table-cell office:value-type="float" office:value="46280">
            <text:p>46280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1H26M01.283S">
            <text:p>11:26:01.2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558">
            <text:p>9558</text:p>
          </table:table-cell>
          <table:table-cell office:value-type="string">
            <text:p>Success</text:p>
          </table:table-cell>
          <table:table-cell office:value-type="float" office:value="43142">
            <text:p>43142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1H26M02.806S">
            <text:p>11:26:02.8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038">
            <text:p>8038</text:p>
          </table:table-cell>
          <table:table-cell office:value-type="string">
            <text:p>Success</text:p>
          </table:table-cell>
          <table:table-cell office:value-type="float" office:value="46185">
            <text:p>46185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1H26M02.932S">
            <text:p>11:26:02.9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920">
            <text:p>7920</text:p>
          </table:table-cell>
          <table:table-cell office:value-type="string">
            <text:p>Success</text:p>
          </table:table-cell>
          <table:table-cell office:value-type="float" office:value="47216">
            <text:p>47216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1H26M10.841S">
            <text:p>11:26:10.8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1H26M10.846S">
            <text:p>11:26:10.8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1H26M02.89S">
            <text:p>11:26:02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017">
            <text:p>8017</text:p>
          </table:table-cell>
          <table:table-cell office:value-type="string">
            <text:p>Success</text:p>
          </table:table-cell>
          <table:table-cell office:value-type="float" office:value="46178">
            <text:p>46178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1H26M10.884S">
            <text:p>11:26:10.8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1H26M10.853S">
            <text:p>11:26:10.8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1H26M10.908S">
            <text:p>11:26:10.9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1H25M56.112S">
            <text:p>11:25:56.1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4837">
            <text:p>14837</text:p>
          </table:table-cell>
          <table:table-cell office:value-type="string">
            <text:p>Success</text:p>
          </table:table-cell>
          <table:table-cell office:value-type="float" office:value="46730">
            <text:p>46730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1H26M10.896S">
            <text:p>11:26:10.9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1H26M04.357S">
            <text:p>11:26:04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612">
            <text:p>6612</text:p>
          </table:table-cell>
          <table:table-cell office:value-type="string">
            <text:p>Success</text:p>
          </table:table-cell>
          <table:table-cell office:value-type="float" office:value="46429">
            <text:p>46429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1H26M10.944S">
            <text:p>11:26:10.9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1H26M02.954S">
            <text:p>11:26:02.9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026">
            <text:p>8026</text:p>
          </table:table-cell>
          <table:table-cell office:value-type="string">
            <text:p>Success</text:p>
          </table:table-cell>
          <table:table-cell office:value-type="float" office:value="47316">
            <text:p>47316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1H26M10.95S">
            <text:p>11:26:10.9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1H25M53.047S">
            <text:p>11:25:53.0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948">
            <text:p>17948</text:p>
          </table:table-cell>
          <table:table-cell office:value-type="string">
            <text:p>Success</text:p>
          </table:table-cell>
          <table:table-cell office:value-type="float" office:value="42327">
            <text:p>42327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1H26M06.516S">
            <text:p>11:26:06.5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480">
            <text:p>4480</text:p>
          </table:table-cell>
          <table:table-cell office:value-type="string">
            <text:p>Success</text:p>
          </table:table-cell>
          <table:table-cell office:value-type="float" office:value="48823">
            <text:p>48823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1H26M10.984S">
            <text:p>11:26:10.9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1H26M10.932S">
            <text:p>11:26:10.9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1H26M10.998S">
            <text:p>11:26:11.0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1H26M10.981S">
            <text:p>11:26:10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1H26M04.356S">
            <text:p>11:26:04.3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672">
            <text:p>6672</text:p>
          </table:table-cell>
          <table:table-cell office:value-type="string">
            <text:p>Success</text:p>
          </table:table-cell>
          <table:table-cell office:value-type="float" office:value="46429">
            <text:p>46429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1H26M11.012S">
            <text:p>11:26:11.0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1H26M06.305S">
            <text:p>11:26:06.3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37">
            <text:p>4737</text:p>
          </table:table-cell>
          <table:table-cell office:value-type="string">
            <text:p>Success</text:p>
          </table:table-cell>
          <table:table-cell office:value-type="float" office:value="47604">
            <text:p>47604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1H26M11.021S">
            <text:p>11:26:11.0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1H26M02.952S">
            <text:p>11:26:02.9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100">
            <text:p>8100</text:p>
          </table:table-cell>
          <table:table-cell office:value-type="string">
            <text:p>Success</text:p>
          </table:table-cell>
          <table:table-cell office:value-type="float" office:value="47995">
            <text:p>47995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1H26M11.046S">
            <text:p>11:26:11.0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1H26M11.004S">
            <text:p>11:26:11.0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1H26M11.02S">
            <text:p>11:26:11.0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1H26M11.031S">
            <text:p>11:26:11.0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1H26M11.065S">
            <text:p>11:26:11.0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1H26M11.075S">
            <text:p>11:26:11.0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1H26M11.054S">
            <text:p>11:26:11.0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1H26M11.086S">
            <text:p>11:26:11.09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1H26M11.116S">
            <text:p>11:26:11.1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1H26M11.127S">
            <text:p>11:26:11.1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1H26M11.144S">
            <text:p>11:26:11.1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1H25M58.646S">
            <text:p>11:25:58.6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742">
            <text:p>1274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1H25M58.909S">
            <text:p>11:25:58.9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482">
            <text:p>12482</text:p>
          </table:table-cell>
          <table:table-cell office:value-type="string">
            <text:p>Success</text:p>
          </table:table-cell>
          <table:table-cell office:value-type="float" office:value="40116">
            <text:p>4011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1H26M11.136S">
            <text:p>11:26:11.1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1H25M58.929S">
            <text:p>11:25:58.9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827">
            <text:p>12827</text:p>
          </table:table-cell>
          <table:table-cell office:value-type="string">
            <text:p>Success</text:p>
          </table:table-cell>
          <table:table-cell office:value-type="float" office:value="45853">
            <text:p>45853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1H26M10.92S">
            <text:p>11:26:10.9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1H26M11.758S">
            <text:p>11:26:11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1H26M11.842S">
            <text:p>11:26:11.8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1H26M11.857S">
            <text:p>11:26:11.8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1H26M11.872S">
            <text:p>11:26:11.8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1H26M10.619S">
            <text:p>11:26:10.62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1H26M11.392S">
            <text:p>11:26:11.3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1H26M12.408S">
            <text:p>11:26:12.41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1H26M12.415S">
            <text:p>11:26:12.42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1H26M12.422S">
            <text:p>11:26:12.42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1H26M11.48S">
            <text:p>11:26:11.4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1H25M58.614S">
            <text:p>11:25:58.6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939">
            <text:p>13939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1H25M58.874S">
            <text:p>11:25:58.8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699">
            <text:p>13699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1H25M58.919S">
            <text:p>11:25:58.9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665">
            <text:p>13665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1H26M00.515S">
            <text:p>11:26:00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088">
            <text:p>12088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1H26M12.586S">
            <text:p>11:26:12.5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1H26M01.719S">
            <text:p>11:26:01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543">
            <text:p>1154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1H26M01.675S">
            <text:p>11:26:01.6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597">
            <text:p>1159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1H25M43.239S">
            <text:p>11:25:43.2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0048">
            <text:p>30048</text:p>
          </table:table-cell>
          <table:table-cell office:value-type="string">
            <text:p>Success</text:p>
          </table:table-cell>
          <table:table-cell office:value-type="float" office:value="78988">
            <text:p>78988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1H25M43.405S">
            <text:p>11:25:43.4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888">
            <text:p>29888</text:p>
          </table:table-cell>
          <table:table-cell office:value-type="string">
            <text:p>Success</text:p>
          </table:table-cell>
          <table:table-cell office:value-type="float" office:value="78989">
            <text:p>78989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1H26M13.223S">
            <text:p>11:26:13.22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1H25M49.892S">
            <text:p>11:25:49.8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3415">
            <text:p>23415</text:p>
          </table:table-cell>
          <table:table-cell office:value-type="string">
            <text:p>Success</text:p>
          </table:table-cell>
          <table:table-cell office:value-type="float" office:value="67818">
            <text:p>67818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1H26M13.309S">
            <text:p>11:26:13.31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1H26M13.319S">
            <text:p>11:26:13.32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1H26M13.308S">
            <text:p>11:26:13.3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1H26M13.329S">
            <text:p>11:26:13.3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1H26M13.349S">
            <text:p>11:26:13.3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1H26M13.374S">
            <text:p>11:26:13.37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1H25M59.748S">
            <text:p>11:25:59.7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362">
            <text:p>14362</text:p>
          </table:table-cell>
          <table:table-cell office:value-type="string">
            <text:p>Success</text:p>
          </table:table-cell>
          <table:table-cell office:value-type="float" office:value="39135">
            <text:p>39135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1H26M10.83S">
            <text:p>11:26:10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31">
            <text:p>3431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1H26M02.191S">
            <text:p>11:26:02.1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089">
            <text:p>12089</text:p>
          </table:table-cell>
          <table:table-cell office:value-type="string">
            <text:p>Success</text:p>
          </table:table-cell>
          <table:table-cell office:value-type="float" office:value="20665">
            <text:p>20665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1H26M14.264S">
            <text:p>11:26:14.2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1H26M09.992S">
            <text:p>11:26:09.9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329">
            <text:p>4329</text:p>
          </table:table-cell>
          <table:table-cell office:value-type="string">
            <text:p>Success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1H26M07.944S">
            <text:p>11:26:07.9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410">
            <text:p>641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1H26M09.781S">
            <text:p>11:26:09.78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579">
            <text:p>4579</text:p>
          </table:table-cell>
          <table:table-cell office:value-type="string">
            <text:p>Success</text:p>
          </table:table-cell>
          <table:table-cell office:value-type="float" office:value="29273">
            <text:p>29273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1H26M02.204S">
            <text:p>11:26:02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167">
            <text:p>12167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1H26M14.321S">
            <text:p>11:26:14.32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1H26M09.674S">
            <text:p>11:26:09.6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711">
            <text:p>4711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1H26M11.89S">
            <text:p>11:26:11.8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509">
            <text:p>250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1H26M02.878S">
            <text:p>11:26:02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522">
            <text:p>11522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1H26M14.387S">
            <text:p>11:26:14.39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1H26M14.407S">
            <text:p>11:26:14.41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1H26M14.388S">
            <text:p>11:26:14.3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1H25M58.355S">
            <text:p>11:25:58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071">
            <text:p>16071</text:p>
          </table:table-cell>
          <table:table-cell office:value-type="string">
            <text:p>Success</text:p>
          </table:table-cell>
          <table:table-cell office:value-type="float" office:value="76915">
            <text:p>76915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1H26M14.428S">
            <text:p>11:26:14.4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1H26M14.469S">
            <text:p>11:26:14.4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1H26M14.534S">
            <text:p>11:26:14.5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1H25M38.437S">
            <text:p>11:25:38.4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567">
            <text:p>36567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1H26M14.413S">
            <text:p>11:26:14.4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1H25M38.439S">
            <text:p>11:25:38.4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7119">
            <text:p>37119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1H25M55.127S">
            <text:p>11:25:55.1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448">
            <text:p>20448</text:p>
          </table:table-cell>
          <table:table-cell office:value-type="string">
            <text:p>Success</text:p>
          </table:table-cell>
          <table:table-cell office:value-type="float" office:value="78971">
            <text:p>78971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1H25M53.527S">
            <text:p>11:25:53.5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052">
            <text:p>22052</text:p>
          </table:table-cell>
          <table:table-cell office:value-type="string">
            <text:p>Success</text:p>
          </table:table-cell>
          <table:table-cell office:value-type="float" office:value="51395">
            <text:p>51395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1H25M43.386S">
            <text:p>11:25:43.3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198">
            <text:p>32198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1H26M10.101S">
            <text:p>11:26:10.1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150">
            <text:p>6150</text:p>
          </table:table-cell>
          <table:table-cell office:value-type="string">
            <text:p>Success</text:p>
          </table:table-cell>
          <table:table-cell office:value-type="float" office:value="48522">
            <text:p>48522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1H26M16.253S">
            <text:p>11:26:16.2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1H26M16.271S">
            <text:p>11:26:16.2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1H26M10.233S">
            <text:p>11:26:10.2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337">
            <text:p>6337</text:p>
          </table:table-cell>
          <table:table-cell office:value-type="string">
            <text:p>Success</text:p>
          </table:table-cell>
          <table:table-cell office:value-type="float" office:value="48535">
            <text:p>48535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1H26M16.57S">
            <text:p>11:26:16.5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1H26M10.129S">
            <text:p>11:26:10.1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469">
            <text:p>6469</text:p>
          </table:table-cell>
          <table:table-cell office:value-type="string">
            <text:p>Success</text:p>
          </table:table-cell>
          <table:table-cell office:value-type="float" office:value="48524">
            <text:p>48524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1H26M06.366S">
            <text:p>11:26:06.3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235">
            <text:p>10235</text:p>
          </table:table-cell>
          <table:table-cell office:value-type="string">
            <text:p>Success</text:p>
          </table:table-cell>
          <table:table-cell office:value-type="float" office:value="49076">
            <text:p>49076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1H26M16.593S">
            <text:p>11:26:16.5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1H26M16.602S">
            <text:p>11:26:16.6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1H26M16.625S">
            <text:p>11:26:16.63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1H26M16.627S">
            <text:p>11:26:16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1H26M16.602S">
            <text:p>11:26:16.6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1H26M16.646S">
            <text:p>11:26:16.6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1H26M16.665S">
            <text:p>11:26:16.6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1H26M16.669S">
            <text:p>11:26:16.67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1H26M16.68S">
            <text:p>11:26:16.6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1H26M16.705S">
            <text:p>11:26:16.7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1H26M04.045S">
            <text:p>11:26:04.0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199">
            <text:p>13199</text:p>
          </table:table-cell>
          <table:table-cell office:value-type="string">
            <text:p>Success</text:p>
          </table:table-cell>
          <table:table-cell office:value-type="float" office:value="76914">
            <text:p>76914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1H26M17.246S">
            <text:p>11:26:17.2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1H26M17.264S">
            <text:p>11:26:17.2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1H26M17.293S">
            <text:p>11:26:17.2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1H26M16.661S">
            <text:p>11:26:16.66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1H26M16.287S">
            <text:p>11:26:16.2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1H26M07.101S">
            <text:p>11:26:07.10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602">
            <text:p>10602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1H26M03.02S">
            <text:p>11:26:03.0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702">
            <text:p>14702</text:p>
          </table:table-cell>
          <table:table-cell office:value-type="string">
            <text:p>Success</text:p>
          </table:table-cell>
          <table:table-cell office:value-type="float" office:value="76889">
            <text:p>76889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1H26M17.725S">
            <text:p>11:26:17.7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1H26M17.743S">
            <text:p>11:26:17.7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1H26M17.776S">
            <text:p>11:26:17.7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1H26M08.767S">
            <text:p>11:26:08.77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154">
            <text:p>915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1H26M17.658S">
            <text:p>11:26:17.66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1H26M17.658S">
            <text:p>11:26:17.66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1H26M06.538S">
            <text:p>11:26:06.5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431">
            <text:p>1143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1H26M11.108S">
            <text:p>11:26:11.11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898">
            <text:p>689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1H26M10.258S">
            <text:p>11:26:10.2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749">
            <text:p>774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1H26M14.111S">
            <text:p>11:26:14.1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97">
            <text:p>3897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1H25M55.97S">
            <text:p>11:25:55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041">
            <text:p>22041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1H26M09.95S">
            <text:p>11:26:09.9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086">
            <text:p>8086</text:p>
          </table:table-cell>
          <table:table-cell office:value-type="string">
            <text:p>Success</text:p>
          </table:table-cell>
          <table:table-cell office:value-type="float" office:value="39940">
            <text:p>39940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1H26M10.264S">
            <text:p>11:26:10.2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787">
            <text:p>778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1H26M09.348S">
            <text:p>11:26:09.3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710">
            <text:p>8710</text:p>
          </table:table-cell>
          <table:table-cell office:value-type="string">
            <text:p>Success</text:p>
          </table:table-cell>
          <table:table-cell office:value-type="float" office:value="77645">
            <text:p>77645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1H26M06.376S">
            <text:p>11:26:06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683">
            <text:p>11683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1H26M11.795S">
            <text:p>11:26:11.8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274">
            <text:p>6274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1H26M09.333S">
            <text:p>11:26:09.3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741">
            <text:p>8741</text:p>
          </table:table-cell>
          <table:table-cell office:value-type="string">
            <text:p>Success</text:p>
          </table:table-cell>
          <table:table-cell office:value-type="float" office:value="39961">
            <text:p>39961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1H26M03.196S">
            <text:p>11:26:03.2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884">
            <text:p>14884</text:p>
          </table:table-cell>
          <table:table-cell office:value-type="string">
            <text:p>Success</text:p>
          </table:table-cell>
          <table:table-cell office:value-type="float" office:value="76910">
            <text:p>76910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1H26M09.991S">
            <text:p>11:26:09.9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091">
            <text:p>8091</text:p>
          </table:table-cell>
          <table:table-cell office:value-type="string">
            <text:p>Success</text:p>
          </table:table-cell>
          <table:table-cell office:value-type="float" office:value="39958">
            <text:p>39958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1H26M05.931S">
            <text:p>11:26:05.9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154">
            <text:p>12154</text:p>
          </table:table-cell>
          <table:table-cell office:value-type="string">
            <text:p>Success</text:p>
          </table:table-cell>
          <table:table-cell office:value-type="float" office:value="76893">
            <text:p>76893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1H26M18.009S">
            <text:p>11:26:18.0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1H26M18.06S">
            <text:p>11:26:18.0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1H26M18.085S">
            <text:p>11:26:18.0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1H26M10.557S">
            <text:p>11:26:10.5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575">
            <text:p>7575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1H26M18.082S">
            <text:p>11:26:18.0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1H26M18.087S">
            <text:p>11:26:18.09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1H26M18.155S">
            <text:p>11:26:18.16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1H26M18.167S">
            <text:p>11:26:18.17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1H26M18.119S">
            <text:p>11:26:18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1H26M18.151S">
            <text:p>11:26:18.1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1H26M18.101S">
            <text:p>11:26:18.1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1H26M18.175S">
            <text:p>11:26:18.1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1H26M18.183S">
            <text:p>11:26:18.1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1H26M18.188S">
            <text:p>11:26:18.1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1H26M06.506S">
            <text:p>11:26:06.5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837">
            <text:p>12837</text:p>
          </table:table-cell>
          <table:table-cell office:value-type="string">
            <text:p>Success</text:p>
          </table:table-cell>
          <table:table-cell office:value-type="float" office:value="49128">
            <text:p>49128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1H26M10.145S">
            <text:p>11:26:10.1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221">
            <text:p>9221</text:p>
          </table:table-cell>
          <table:table-cell office:value-type="string">
            <text:p>Success</text:p>
          </table:table-cell>
          <table:table-cell office:value-type="float" office:value="48297">
            <text:p>48297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1H26M19.344S">
            <text:p>11:26:19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1H26M19.37S">
            <text:p>11:26:19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1H26M19.368S">
            <text:p>11:26:19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1H26M19.384S">
            <text:p>11:26:19.3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1H26M19.394S">
            <text:p>11:26:19.3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1H26M19.41S">
            <text:p>11:26:19.4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1H26M19.425S">
            <text:p>11:26:19.4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1H26M18.084S">
            <text:p>11:26:18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05">
            <text:p>14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1H26M19.492S">
            <text:p>11:26:19.49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1H26M19.5S">
            <text:p>11:26:19.50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1H26M19.508S">
            <text:p>11:26:19.51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1H26M18.077S">
            <text:p>11:26:18.0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1H26M18.06S">
            <text:p>11:26:18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1H26M19.583S">
            <text:p>11:26:19.58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1H26M19.583S">
            <text:p>11:26:19.58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1H26M19.594S">
            <text:p>11:26:19.59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1H26M19.598S">
            <text:p>11:26:19.60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1H26M19.606S">
            <text:p>11:26:19.6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1H26M19.608S">
            <text:p>11:26:19.6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1H26M12.554S">
            <text:p>11:26:12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301">
            <text:p>7301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1H26M06.39S">
            <text:p>11:26:06.3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479">
            <text:p>13479</text:p>
          </table:table-cell>
          <table:table-cell office:value-type="string">
            <text:p>Success</text:p>
          </table:table-cell>
          <table:table-cell office:value-type="float" office:value="48691">
            <text:p>48691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1H26M19.857S">
            <text:p>11:26:19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1H26M11.39S">
            <text:p>11:26:11.3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494">
            <text:p>8494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1H26M19.874S">
            <text:p>11:26:19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1H26M19.885S">
            <text:p>11:26:19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1H26M19.902S">
            <text:p>11:26:19.9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1H26M19.87S">
            <text:p>11:26:19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1H26M19.927S">
            <text:p>11:26:19.9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1H26M19.943S">
            <text:p>11:26:19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1H26M19.982S">
            <text:p>11:26:19.9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1H26M18.039S">
            <text:p>11:26:18.0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056">
            <text:p>20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1H26M20.096S">
            <text:p>11:26:20.10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1H26M20.128S">
            <text:p>11:26:20.13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1H26M20.135S">
            <text:p>11:26:20.14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1H26M19.411S">
            <text:p>11:26:19.41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1H26M10.981S">
            <text:p>11:26:10.9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437">
            <text:p>1043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1H26M21.42S">
            <text:p>11:26:21.4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1H26M00.146S">
            <text:p>11:26:00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451">
            <text:p>21451</text:p>
          </table:table-cell>
          <table:table-cell office:value-type="string">
            <text:p>Success</text:p>
          </table:table-cell>
          <table:table-cell office:value-type="float" office:value="76915">
            <text:p>76915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1H26M11.93S">
            <text:p>11:26:11.93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683">
            <text:p>9683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1H26M10.959S">
            <text:p>11:26:10.9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666">
            <text:p>1066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1H26M10.474S">
            <text:p>11:26:10.4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152">
            <text:p>1115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1H26M21.598S">
            <text:p>11:26:21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1H26M01.241S">
            <text:p>11:26:01.2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402">
            <text:p>20402</text:p>
          </table:table-cell>
          <table:table-cell office:value-type="string">
            <text:p>Success</text:p>
          </table:table-cell>
          <table:table-cell office:value-type="float" office:value="78971">
            <text:p>78971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1H26M01.049S">
            <text:p>11:26:01.0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0602">
            <text:p>20602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1H25M59.851S">
            <text:p>11:25:59.8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1801">
            <text:p>21801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1H26M21.628S">
            <text:p>11:26:21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1H26M21.628S">
            <text:p>11:26:21.6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1H25M47.979S">
            <text:p>11:25:47.9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3691">
            <text:p>33691</text:p>
          </table:table-cell>
          <table:table-cell office:value-type="string">
            <text:p>Success</text:p>
          </table:table-cell>
          <table:table-cell office:value-type="float" office:value="78967">
            <text:p>78967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1H26M21.633S">
            <text:p>11:26:21.6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1H26M21.74S">
            <text:p>11:26:21.7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1H26M13.397S">
            <text:p>11:26:13.4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415">
            <text:p>8415</text:p>
          </table:table-cell>
          <table:table-cell office:value-type="string">
            <text:p>Success</text:p>
          </table:table-cell>
          <table:table-cell office:value-type="float" office:value="49023">
            <text:p>49023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1H26M21.814S">
            <text:p>11:26:21.8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1H26M21.829S">
            <text:p>11:26:21.8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1H26M21.849S">
            <text:p>11:26:21.8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1H26M21.864S">
            <text:p>11:26:21.8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1H26M21.879S">
            <text:p>11:26:21.8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1H26M11.162S">
            <text:p>11:26:11.1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977">
            <text:p>10977</text:p>
          </table:table-cell>
          <table:table-cell office:value-type="string">
            <text:p>Success</text:p>
          </table:table-cell>
          <table:table-cell office:value-type="float" office:value="47851">
            <text:p>47851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1H26M15.548S">
            <text:p>11:26:15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599">
            <text:p>6599</text:p>
          </table:table-cell>
          <table:table-cell office:value-type="string">
            <text:p>Success</text:p>
          </table:table-cell>
          <table:table-cell office:value-type="float" office:value="48231">
            <text:p>48231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1H26M13.294S">
            <text:p>11:26:13.2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854">
            <text:p>8854</text:p>
          </table:table-cell>
          <table:table-cell office:value-type="string">
            <text:p>Success</text:p>
          </table:table-cell>
          <table:table-cell office:value-type="float" office:value="50050">
            <text:p>50050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1H26M22.15S">
            <text:p>11:26:22.1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1H26M22.188S">
            <text:p>11:26:22.1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1H26M22.228S">
            <text:p>11:26:22.2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1H26M22.245S">
            <text:p>11:26:22.2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1H26M13.269S">
            <text:p>11:26:13.2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130">
            <text:p>9130</text:p>
          </table:table-cell>
          <table:table-cell office:value-type="string">
            <text:p>Success</text:p>
          </table:table-cell>
          <table:table-cell office:value-type="float" office:value="46922">
            <text:p>46922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1H26M16.684S">
            <text:p>11:26:16.6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582">
            <text:p>6582</text:p>
          </table:table-cell>
          <table:table-cell office:value-type="string">
            <text:p>Success</text:p>
          </table:table-cell>
          <table:table-cell office:value-type="float" office:value="49509">
            <text:p>49509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1H26M11.11S">
            <text:p>11:26:11.11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456">
            <text:p>12456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1H26M11.101S">
            <text:p>11:26:11.10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513">
            <text:p>1251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1H26M14.559S">
            <text:p>11:26:14.5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070">
            <text:p>907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1H26M05.193S">
            <text:p>11:26:05.1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440">
            <text:p>18440</text:p>
          </table:table-cell>
          <table:table-cell office:value-type="string">
            <text:p>Success</text:p>
          </table:table-cell>
          <table:table-cell office:value-type="float" office:value="32059">
            <text:p>32059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1H26M14.4S">
            <text:p>11:26:14.4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236">
            <text:p>923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1H26M10.971S">
            <text:p>11:26:10.9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687">
            <text:p>12687</text:p>
          </table:table-cell>
          <table:table-cell office:value-type="string">
            <text:p>Success</text:p>
          </table:table-cell>
          <table:table-cell office:value-type="float" office:value="77648">
            <text:p>77648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1H26M05.314S">
            <text:p>11:26:05.31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346">
            <text:p>18346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1H26M18.133S">
            <text:p>11:26:18.1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39957">
            <text:p>39957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1H26M22.139S">
            <text:p>11:26:22.1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1H26M17.923S">
            <text:p>11:26:17.9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761">
            <text:p>576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1H26M14.281S">
            <text:p>11:26:14.2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410">
            <text:p>9410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1H26M17.792S">
            <text:p>11:26:17.79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910">
            <text:p>591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1H26M18.007S">
            <text:p>11:26:18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700">
            <text:p>570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1H26M11.029S">
            <text:p>11:26:11.0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686">
            <text:p>12686</text:p>
          </table:table-cell>
          <table:table-cell office:value-type="string">
            <text:p>Success</text:p>
          </table:table-cell>
          <table:table-cell office:value-type="float" office:value="77648">
            <text:p>77648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1H26M23.667S">
            <text:p>11:26:23.6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1H26M17.326S">
            <text:p>11:26:17.33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401">
            <text:p>640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1H26M18.071S">
            <text:p>11:26:18.0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661">
            <text:p>5661</text:p>
          </table:table-cell>
          <table:table-cell office:value-type="string">
            <text:p>Success</text:p>
          </table:table-cell>
          <table:table-cell office:value-type="float" office:value="40126">
            <text:p>40126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1H26M17.705S">
            <text:p>11:26:17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032">
            <text:p>6032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1H26M14.362S">
            <text:p>11:26:14.3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379">
            <text:p>9379</text:p>
          </table:table-cell>
          <table:table-cell office:value-type="string">
            <text:p>Success</text:p>
          </table:table-cell>
          <table:table-cell office:value-type="float" office:value="40185">
            <text:p>40185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1H26M17.93S">
            <text:p>11:26:17.9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13">
            <text:p>5813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1H26M18.221S">
            <text:p>11:26:18.2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1H26M19.898S">
            <text:p>11:26:19.9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1H26M16.745S">
            <text:p>11:26:16.7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060">
            <text:p>706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1H26M23.756S">
            <text:p>11:26:23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1H26M23.66S">
            <text:p>11:26:23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1H26M14.323S">
            <text:p>11:26:14.3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490">
            <text:p>9490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1H26M23.73S">
            <text:p>11:26:23.73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1H26M23.82S">
            <text:p>11:26:23.82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1H26M23.826S">
            <text:p>11:26:23.83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1H26M23.717S">
            <text:p>11:26:23.7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1H26M23.857S">
            <text:p>11:26:23.8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1H26M23.81S">
            <text:p>11:26:23.8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1H26M23.871S">
            <text:p>11:26:23.8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1H26M23.88S">
            <text:p>11:26:23.8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1H26M23.746S">
            <text:p>11:26:23.7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1H26M24.844S">
            <text:p>11:26:24.84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1H26M24.852S">
            <text:p>11:26:24.85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1H26M24.856S">
            <text:p>11:26:24.86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1H26M23.743S">
            <text:p>11:26:23.7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1H26M23.739S">
            <text:p>11:26:23.7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1H26M24.886S">
            <text:p>11:26:24.89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1H26M24.886S">
            <text:p>11:26:24.89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1H26M24.895S">
            <text:p>11:26:24.90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1H26M24.895S">
            <text:p>11:26:24.90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1H26M24.901S">
            <text:p>11:26:24.90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1H26M24.904S">
            <text:p>11:26:24.90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1H26M23.709S">
            <text:p>11:26:23.7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408">
            <text:p>14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1H26M23.733S">
            <text:p>11:26:23.7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86">
            <text:p>13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1H26M25.12S">
            <text:p>11:26:25.12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1H26M25.117S">
            <text:p>11:26:25.12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1H26M25.134S">
            <text:p>11:26:25.1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1H26M25.134S">
            <text:p>11:26:25.1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1H26M25.141S">
            <text:p>11:26:25.14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1H26M25.139S">
            <text:p>11:26:25.1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1H26M23.694S">
            <text:p>11:26:23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092">
            <text:p>20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1H26M25.788S">
            <text:p>11:26:25.79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1H26M25.797S">
            <text:p>11:26:25.80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1H26M25.802S">
            <text:p>11:26:25.8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1H26M06.375S">
            <text:p>11:26:06.3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455">
            <text:p>19455</text:p>
          </table:table-cell>
          <table:table-cell office:value-type="string">
            <text:p>Success</text:p>
          </table:table-cell>
          <table:table-cell office:value-type="float" office:value="48877">
            <text:p>48877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1H26M25.832S">
            <text:p>11:26:25.8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1H26M25.887S">
            <text:p>11:26:25.8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1H26M25.899S">
            <text:p>11:26:25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1H26M25.929S">
            <text:p>11:26:25.9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1H26M23.685S">
            <text:p>11:26:23.6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460">
            <text:p>24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1H26M26.146S">
            <text:p>11:26:26.15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1H26M26.153S">
            <text:p>11:26:26.15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1H26M26.158S">
            <text:p>11:26:26.16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1H26M23.664S">
            <text:p>11:26:23.6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1H26M23.637S">
            <text:p>11:26:23.6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568">
            <text:p>25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1H26M26.206S">
            <text:p>11:26:26.21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1H26M26.206S">
            <text:p>11:26:26.21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1H26M26.219S">
            <text:p>11:26:26.22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1H26M26.219S">
            <text:p>11:26:26.22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1H26M26.225S">
            <text:p>11:26:26.23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1H26M26.226S">
            <text:p>11:26:26.23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1H26M13.289S">
            <text:p>11:26:13.2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036">
            <text:p>13036</text:p>
          </table:table-cell>
          <table:table-cell office:value-type="string">
            <text:p>Success</text:p>
          </table:table-cell>
          <table:table-cell office:value-type="float" office:value="49270">
            <text:p>49270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1H26M14.403S">
            <text:p>11:26:14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984">
            <text:p>11984</text:p>
          </table:table-cell>
          <table:table-cell office:value-type="string">
            <text:p>Success</text:p>
          </table:table-cell>
          <table:table-cell office:value-type="float" office:value="49666">
            <text:p>49666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1H26M26.325S">
            <text:p>11:26:26.3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1H26M26.388S">
            <text:p>11:26:26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1H26M26.433S">
            <text:p>11:26:26.4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1H26M26.392S">
            <text:p>11:26:26.3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1H26M26.449S">
            <text:p>11:26:26.4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1H26M26.486S">
            <text:p>11:26:26.4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1H26M26.45S">
            <text:p>11:26:26.4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1H26M20.031S">
            <text:p>11:26:20.0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713">
            <text:p>671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1H26M26.508S">
            <text:p>11:26:26.5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1H26M17.962S">
            <text:p>11:26:17.9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804">
            <text:p>8804</text:p>
          </table:table-cell>
          <table:table-cell office:value-type="string">
            <text:p>Success</text:p>
          </table:table-cell>
          <table:table-cell office:value-type="float" office:value="39958">
            <text:p>39958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1H26M21.439S">
            <text:p>11:26:21.4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329">
            <text:p>532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1H26M11.044S">
            <text:p>11:26:11.0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736">
            <text:p>15736</text:p>
          </table:table-cell>
          <table:table-cell office:value-type="string">
            <text:p>Success</text:p>
          </table:table-cell>
          <table:table-cell office:value-type="float" office:value="77645">
            <text:p>77645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1H26M21.615S">
            <text:p>11:26:21.6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72">
            <text:p>5172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1H26M26.781S">
            <text:p>11:26:26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1H26M01.225S">
            <text:p>11:26:01.2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595">
            <text:p>25595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1H26M26.821S">
            <text:p>11:26:26.8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1H26M26.871S">
            <text:p>11:26:26.8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1H26M15.006S">
            <text:p>11:26:15.0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221">
            <text:p>12221</text:p>
          </table:table-cell>
          <table:table-cell office:value-type="string">
            <text:p>Success</text:p>
          </table:table-cell>
          <table:table-cell office:value-type="float" office:value="47801">
            <text:p>47801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1H26M27.229S">
            <text:p>11:26:27.2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1H26M27.272S">
            <text:p>11:26:27.2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1H26M27.288S">
            <text:p>11:26:27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1H26M27.305S">
            <text:p>11:26:27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1H26M26.788S">
            <text:p>11:26:26.7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42">
            <text:p>6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1H26M27.432S">
            <text:p>11:26:27.43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1H26M27.442S">
            <text:p>11:26:27.44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1H26M27.449S">
            <text:p>11:26:27.45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1H26M12.605S">
            <text:p>11:26:12.6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871">
            <text:p>14871</text:p>
          </table:table-cell>
          <table:table-cell office:value-type="string">
            <text:p>Success</text:p>
          </table:table-cell>
          <table:table-cell office:value-type="float" office:value="48097">
            <text:p>48097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1H26M14.384S">
            <text:p>11:26:14.3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313">
            <text:p>13313</text:p>
          </table:table-cell>
          <table:table-cell office:value-type="string">
            <text:p>Success</text:p>
          </table:table-cell>
          <table:table-cell office:value-type="float" office:value="48393">
            <text:p>48393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1H26M27.698S">
            <text:p>11:26:27.7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1H26M27.719S">
            <text:p>11:26:27.7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1H26M18.008S">
            <text:p>11:26:18.0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773">
            <text:p>9773</text:p>
          </table:table-cell>
          <table:table-cell office:value-type="string">
            <text:p>Success</text:p>
          </table:table-cell>
          <table:table-cell office:value-type="float" office:value="44817">
            <text:p>44817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1H26M27.782S">
            <text:p>11:26:27.7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1H26M21.654S">
            <text:p>11:26:21.6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161">
            <text:p>6161</text:p>
          </table:table-cell>
          <table:table-cell office:value-type="string">
            <text:p>Success</text:p>
          </table:table-cell>
          <table:table-cell office:value-type="float" office:value="42321">
            <text:p>42321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1H26M21.897S">
            <text:p>11:26:21.9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935">
            <text:p>5935</text:p>
          </table:table-cell>
          <table:table-cell office:value-type="string">
            <text:p>Success</text:p>
          </table:table-cell>
          <table:table-cell office:value-type="float" office:value="49029">
            <text:p>49029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1H26M21.645S">
            <text:p>11:26:21.6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195">
            <text:p>6195</text:p>
          </table:table-cell>
          <table:table-cell office:value-type="string">
            <text:p>Success</text:p>
          </table:table-cell>
          <table:table-cell office:value-type="float" office:value="44085">
            <text:p>44085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1H26M17.971S">
            <text:p>11:26:17.9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876">
            <text:p>9876</text:p>
          </table:table-cell>
          <table:table-cell office:value-type="string">
            <text:p>Success</text:p>
          </table:table-cell>
          <table:table-cell office:value-type="float" office:value="48927">
            <text:p>48927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1H26M21.652S">
            <text:p>11:26:21.6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201">
            <text:p>6201</text:p>
          </table:table-cell>
          <table:table-cell office:value-type="string">
            <text:p>Success</text:p>
          </table:table-cell>
          <table:table-cell office:value-type="float" office:value="46728">
            <text:p>46728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1H26M23.754S">
            <text:p>11:26:23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106">
            <text:p>4106</text:p>
          </table:table-cell>
          <table:table-cell office:value-type="string">
            <text:p>Success</text:p>
          </table:table-cell>
          <table:table-cell office:value-type="float" office:value="45298">
            <text:p>45298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1H26M27.855S">
            <text:p>11:26:27.8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1H26M27.841S">
            <text:p>11:26:27.8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1H26M27.817S">
            <text:p>11:26:27.8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1H26M27.737S">
            <text:p>11:26:27.7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1H26M27.861S">
            <text:p>11:26:27.8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1H26M23.631S">
            <text:p>11:26:23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297">
            <text:p>4297</text:p>
          </table:table-cell>
          <table:table-cell office:value-type="string">
            <text:p>Success</text:p>
          </table:table-cell>
          <table:table-cell office:value-type="float" office:value="43437">
            <text:p>43437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1H26M27.811S">
            <text:p>11:26:27.8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1H26M23.704S">
            <text:p>11:26:23.7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44516">
            <text:p>44516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1H26M27.848S">
            <text:p>11:26:27.8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1H26M19.458S">
            <text:p>11:26:19.4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486">
            <text:p>848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1H26M27.909S">
            <text:p>11:26:27.9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1H26M27.928S">
            <text:p>11:26:27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1H26M27.904S">
            <text:p>11:26:27.9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1H26M27.929S">
            <text:p>11:26:27.9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1H26M27.94S">
            <text:p>11:26:27.9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1H26M27.944S">
            <text:p>11:26:27.9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1H26M27.893S">
            <text:p>11:26:27.8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1H26M27.965S">
            <text:p>11:26:27.9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1H26M27.982S">
            <text:p>11:26:27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1H26M27.985S">
            <text:p>11:26:27.9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1H26M27.995S">
            <text:p>11:26:28.0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1H26M27.925S">
            <text:p>11:26:27.9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1H26M27.98S">
            <text:p>11:26:27.9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1H26M28.031S">
            <text:p>11:26:28.0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1H26M28.051S">
            <text:p>11:26:28.0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1H26M28.051S">
            <text:p>11:26:28.0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1H26M26.768S">
            <text:p>11:26:26.7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1H26M18.212S">
            <text:p>11:26:18.21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150">
            <text:p>1015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1H26M28.352S">
            <text:p>11:26:28.35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1H26M01.248S">
            <text:p>11:26:01.2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7139">
            <text:p>27139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1H26M28.38S">
            <text:p>11:26:28.38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1H26M28.394S">
            <text:p>11:26:28.39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1H26M15.559S">
            <text:p>11:26:15.5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535">
            <text:p>13535</text:p>
          </table:table-cell>
          <table:table-cell office:value-type="string">
            <text:p>Success</text:p>
          </table:table-cell>
          <table:table-cell office:value-type="float" office:value="47712">
            <text:p>47712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1H26M15.578S">
            <text:p>11:26:15.5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537">
            <text:p>13537</text:p>
          </table:table-cell>
          <table:table-cell office:value-type="string">
            <text:p>Success</text:p>
          </table:table-cell>
          <table:table-cell office:value-type="float" office:value="48789">
            <text:p>48789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1H26M18.012S">
            <text:p>11:26:18.0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103">
            <text:p>11103</text:p>
          </table:table-cell>
          <table:table-cell office:value-type="string">
            <text:p>Success</text:p>
          </table:table-cell>
          <table:table-cell office:value-type="float" office:value="48003">
            <text:p>48003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1H26M15.586S">
            <text:p>11:26:15.5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529">
            <text:p>13529</text:p>
          </table:table-cell>
          <table:table-cell office:value-type="string">
            <text:p>Success</text:p>
          </table:table-cell>
          <table:table-cell office:value-type="float" office:value="49573">
            <text:p>49573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1H26M23.815S">
            <text:p>11:26:23.8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360">
            <text:p>5360</text:p>
          </table:table-cell>
          <table:table-cell office:value-type="string">
            <text:p>Success</text:p>
          </table:table-cell>
          <table:table-cell office:value-type="float" office:value="46335">
            <text:p>46335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1H26M29.118S">
            <text:p>11:26:29.1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1H26M29.117S">
            <text:p>11:26:29.1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1H26M29.096S">
            <text:p>11:26:29.1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1H26M29.118S">
            <text:p>11:26:29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1H26M29.267S">
            <text:p>11:26:29.2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1H26M29.257S">
            <text:p>11:26:29.2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1H26M29.177S">
            <text:p>11:26:29.1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1H26M29.284S">
            <text:p>11:26:29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1H26M29.272S">
            <text:p>11:26:29.2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1H26M29.277S">
            <text:p>11:26:29.2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1H26M29.288S">
            <text:p>11:26:29.2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1H26M29.298S">
            <text:p>11:26:29.3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1H26M29.311S">
            <text:p>11:26:29.3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1H26M29.316S">
            <text:p>11:26:29.3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1H26M29.318S">
            <text:p>11:26:29.3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1H26M29.345S">
            <text:p>11:26:29.3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1H26M29.312S">
            <text:p>11:26:29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1H26M29.356S">
            <text:p>11:26:29.3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1H26M29.361S">
            <text:p>11:26:29.3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1H26M29.38S">
            <text:p>11:26:29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1H26M21.276S">
            <text:p>11:26:21.2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592">
            <text:p>859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1H26M01.281S">
            <text:p>11:26:01.2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8601">
            <text:p>28601</text:p>
          </table:table-cell>
          <table:table-cell office:value-type="string">
            <text:p>Success</text:p>
          </table:table-cell>
          <table:table-cell office:value-type="float" office:value="78993">
            <text:p>78993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1H26M12.575S">
            <text:p>11:26:12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308">
            <text:p>17308</text:p>
          </table:table-cell>
          <table:table-cell office:value-type="string">
            <text:p>Success</text:p>
          </table:table-cell>
          <table:table-cell office:value-type="float" office:value="39399">
            <text:p>39399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1H26M01.509S">
            <text:p>11:26:01.5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8400">
            <text:p>28400</text:p>
          </table:table-cell>
          <table:table-cell office:value-type="string">
            <text:p>Success</text:p>
          </table:table-cell>
          <table:table-cell office:value-type="float" office:value="67822">
            <text:p>67822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1H26M29.91S">
            <text:p>11:26:29.9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1H26M29.927S">
            <text:p>11:26:29.9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1H26M29.94S">
            <text:p>11:26:29.9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1H26M29.956S">
            <text:p>11:26:29.96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1H26M29.886S">
            <text:p>11:26:29.8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1H26M30.518S">
            <text:p>11:26:30.52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1H26M30.525S">
            <text:p>11:26:30.5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1H26M18.223S">
            <text:p>11:26:18.2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346">
            <text:p>12346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1H26M30.564S">
            <text:p>11:26:30.56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1H26M19.918S">
            <text:p>11:26:19.9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665">
            <text:p>1066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1H26M12.554S">
            <text:p>11:26:12.5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031">
            <text:p>18031</text:p>
          </table:table-cell>
          <table:table-cell office:value-type="string">
            <text:p>Success</text:p>
          </table:table-cell>
          <table:table-cell office:value-type="float" office:value="40104">
            <text:p>40104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1H26M30.585S">
            <text:p>11:26:30.5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1H26M15.58S">
            <text:p>11:26:15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456">
            <text:p>15456</text:p>
          </table:table-cell>
          <table:table-cell office:value-type="string">
            <text:p>Success</text:p>
          </table:table-cell>
          <table:table-cell office:value-type="float" office:value="48438">
            <text:p>48438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1H26M31.037S">
            <text:p>11:26:31.0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1H26M31.055S">
            <text:p>11:26:31.0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1H26M18.052S">
            <text:p>11:26:18.0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035">
            <text:p>13035</text:p>
          </table:table-cell>
          <table:table-cell office:value-type="string">
            <text:p>Success</text:p>
          </table:table-cell>
          <table:table-cell office:value-type="float" office:value="48052">
            <text:p>48052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1H26M30.586S">
            <text:p>11:26:30.5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1H26M31.086S">
            <text:p>11:26:31.0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1H26M31.069S">
            <text:p>11:26:31.0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1H26M31.1S">
            <text:p>11:26:31.10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1H26M31.11S">
            <text:p>11:26:31.1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1H26M31.124S">
            <text:p>11:26:31.12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1H26M31.133S">
            <text:p>11:26:31.13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1H26M26.745S">
            <text:p>11:26:26.7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537">
            <text:p>4537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1H26M27.974S">
            <text:p>11:26:27.9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1H26M31.289S">
            <text:p>11:26:31.2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1H26M31.283S">
            <text:p>11:26:31.2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1H26M28.032S">
            <text:p>11:26:28.03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429">
            <text:p>342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1H26M31.446S">
            <text:p>11:26:31.45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1H26M31.465S">
            <text:p>11:26:31.47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1H26M31.476S">
            <text:p>11:26:31.48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1H26M31.464S">
            <text:p>11:26:31.4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1H26M27.946S">
            <text:p>11:26:27.9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713">
            <text:p>3713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1H26M27.833S">
            <text:p>11:26:27.8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837">
            <text:p>3837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1H26M23.567S">
            <text:p>11:26:23.5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119">
            <text:p>811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1H26M23.921S">
            <text:p>11:26:23.9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767">
            <text:p>776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1H26M29.418S">
            <text:p>11:26:29.4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299">
            <text:p>229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1H26M23.268S">
            <text:p>11:26:23.2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452">
            <text:p>8452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1H26M27.333S">
            <text:p>11:26:27.3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390">
            <text:p>439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1H26M22.15S">
            <text:p>11:26:22.1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580">
            <text:p>9580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1H26M31.671S">
            <text:p>11:26:31.6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1H26M31.129S">
            <text:p>11:26:31.1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1H26M25.963S">
            <text:p>11:26:25.9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01">
            <text:p>580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1H26M23.807S">
            <text:p>11:26:23.8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956">
            <text:p>7956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1H26M21.79S">
            <text:p>11:26:21.7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980">
            <text:p>998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1H26M31.754S">
            <text:p>11:26:31.7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1H26M13.273S">
            <text:p>11:26:13.2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516">
            <text:p>18516</text:p>
          </table:table-cell>
          <table:table-cell office:value-type="string">
            <text:p>Success</text:p>
          </table:table-cell>
          <table:table-cell office:value-type="float" office:value="52889">
            <text:p>52889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1H26M31.721S">
            <text:p>11:26:31.7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1H26M31.731S">
            <text:p>11:26:31.7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1H26M31.658S">
            <text:p>11:26:31.6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1H26M31.742S">
            <text:p>11:26:31.74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1H26M31.798S">
            <text:p>11:26:31.80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1H26M31.818S">
            <text:p>11:26:31.82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1H26M31.82S">
            <text:p>11:26:31.82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1H26M31.809S">
            <text:p>11:26:31.81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1H26M31.831S">
            <text:p>11:26:31.83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1H26M31.828S">
            <text:p>11:26:31.83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1H26M31.814S">
            <text:p>11:26:31.81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1H26M31.834S">
            <text:p>11:26:31.83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1H26M31.85S">
            <text:p>11:26:31.85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1H26M31.846S">
            <text:p>11:26:31.85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1H26M31.856S">
            <text:p>11:26:31.8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1H26M23.729S">
            <text:p>11:26:23.7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007">
            <text:p>9007</text:p>
          </table:table-cell>
          <table:table-cell office:value-type="string">
            <text:p>Success</text:p>
          </table:table-cell>
          <table:table-cell office:value-type="float" office:value="44425">
            <text:p>44425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1H26M32.738S">
            <text:p>11:26:32.7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1H26M32.753S">
            <text:p>11:26:32.7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1H26M31.687S">
            <text:p>11:26:31.6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563">
            <text:p>15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1H26M33.252S">
            <text:p>11:26:33.25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1H26M10.997S">
            <text:p>11:26:11.0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2283">
            <text:p>22283</text:p>
          </table:table-cell>
          <table:table-cell office:value-type="string">
            <text:p>Success</text:p>
          </table:table-cell>
          <table:table-cell office:value-type="float" office:value="67840">
            <text:p>67840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1H26M33.274S">
            <text:p>11:26:33.27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1H26M33.282S">
            <text:p>11:26:33.2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1H26M33.286S">
            <text:p>11:26:33.29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1H26M21.673S">
            <text:p>11:26:21.6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650">
            <text:p>11650</text:p>
          </table:table-cell>
          <table:table-cell office:value-type="string">
            <text:p>Success</text:p>
          </table:table-cell>
          <table:table-cell office:value-type="float" office:value="45657">
            <text:p>45657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1H26M33.304S">
            <text:p>11:26:33.3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1H26M33.335S">
            <text:p>11:26:33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1H26M33.362S">
            <text:p>11:26:33.3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1H26M33.324S">
            <text:p>11:26:33.3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1H26M33.453S">
            <text:p>11:26:33.4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1H26M33.471S">
            <text:p>11:26:33.4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1H26M33.49S">
            <text:p>11:26:33.4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1H26M30.603S">
            <text:p>11:26:30.6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58">
            <text:p>295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1H26M23.665S">
            <text:p>11:26:23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904">
            <text:p>9904</text:p>
          </table:table-cell>
          <table:table-cell office:value-type="string">
            <text:p>Success</text:p>
          </table:table-cell>
          <table:table-cell office:value-type="float" office:value="16313">
            <text:p>16313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1H26M31.311S">
            <text:p>11:26:31.3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59">
            <text:p>225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1H26M23.913S">
            <text:p>11:26:23.9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665">
            <text:p>96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1H26M27.478S">
            <text:p>11:26:27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107">
            <text:p>6107</text:p>
          </table:table-cell>
          <table:table-cell office:value-type="string">
            <text:p>Success</text:p>
          </table:table-cell>
          <table:table-cell office:value-type="float" office:value="76914">
            <text:p>76914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1H26M33.586S">
            <text:p>11:26:33.5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1H26M33.608S">
            <text:p>11:26:33.6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1H26M33.641S">
            <text:p>11:26:33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1H26M26.77S">
            <text:p>11:26:26.7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921">
            <text:p>6921</text:p>
          </table:table-cell>
          <table:table-cell office:value-type="string">
            <text:p>Success</text:p>
          </table:table-cell>
          <table:table-cell office:value-type="float" office:value="44129">
            <text:p>44129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1H26M33.57S">
            <text:p>11:26:33.5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1H26M34.034S">
            <text:p>11:26:34.03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1H26M34.044S">
            <text:p>11:26:34.04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1H26M34.049S">
            <text:p>11:26:34.05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1H26M23.808S">
            <text:p>11:26:23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273">
            <text:p>1027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1H26M27.987S">
            <text:p>11:26:27.99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096">
            <text:p>609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1H26M21.656S">
            <text:p>11:26:21.6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438">
            <text:p>1243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1H26M23.634S">
            <text:p>11:26:23.6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469">
            <text:p>10469</text:p>
          </table:table-cell>
          <table:table-cell office:value-type="string">
            <text:p>Success</text:p>
          </table:table-cell>
          <table:table-cell office:value-type="float" office:value="16312">
            <text:p>16312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1H26M26.763S">
            <text:p>11:26:26.7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7355">
            <text:p>735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1H26M31.486S">
            <text:p>11:26:31.49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1H26M34.085S">
            <text:p>11:26:34.0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1H26M26.717S">
            <text:p>11:26:26.7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422">
            <text:p>742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1H26M28.049S">
            <text:p>11:26:28.05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098">
            <text:p>609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1H26M22.401S">
            <text:p>11:26:22.4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752">
            <text:p>11752</text:p>
          </table:table-cell>
          <table:table-cell office:value-type="string">
            <text:p>Success</text:p>
          </table:table-cell>
          <table:table-cell office:value-type="float" office:value="76911">
            <text:p>7691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1H26M23.613S">
            <text:p>11:26:23.6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542">
            <text:p>1054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1H26M34.155S">
            <text:p>11:26:34.1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1H26M34.175S">
            <text:p>11:26:34.1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1H26M34.194S">
            <text:p>11:26:34.1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1H26M34.083S">
            <text:p>11:26:34.0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1H26M34.336S">
            <text:p>11:26:34.34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1H26M34.345S">
            <text:p>11:26:34.35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1H26M34.351S">
            <text:p>11:26:34.35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1H26M34.158S">
            <text:p>11:26:34.1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1H26M34.721S">
            <text:p>11:26:34.72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1H26M34.729S">
            <text:p>11:26:34.73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1H26M34.735S">
            <text:p>11:26:34.74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1H26M34.119S">
            <text:p>11:26:34.1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1H26M35.2S">
            <text:p>11:26:35.20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1H26M35.208S">
            <text:p>11:26:35.2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1H26M35.219S">
            <text:p>11:26:35.22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1H26M28.363S">
            <text:p>11:26:28.3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902">
            <text:p>6902</text:p>
          </table:table-cell>
          <table:table-cell office:value-type="string">
            <text:p>Success</text:p>
          </table:table-cell>
          <table:table-cell office:value-type="float" office:value="43344">
            <text:p>43344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1H26M35.266S">
            <text:p>11:26:35.2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1H26M35.279S">
            <text:p>11:26:35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1H26M34.105S">
            <text:p>11:26:34.1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1H26M35.546S">
            <text:p>11:26:35.55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1H26M35.564S">
            <text:p>11:26:35.56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1H26M35.57S">
            <text:p>11:26:35.5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1H26M26.891S">
            <text:p>11:26:26.8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785">
            <text:p>8785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1H26M28.075S">
            <text:p>11:26:28.08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613">
            <text:p>761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1H26M29.395S">
            <text:p>11:26:29.40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01">
            <text:p>630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1H26M31.725S">
            <text:p>11:26:31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990">
            <text:p>399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1H26M34.149S">
            <text:p>11:26:34.1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76">
            <text:p>157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1H26M29.372S">
            <text:p>11:26:29.3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62">
            <text:p>636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1H26M28.072S">
            <text:p>11:26:28.0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670">
            <text:p>76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1H26M33.511S">
            <text:p>11:26:33.5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239">
            <text:p>223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1H26M29.868S">
            <text:p>11:26:29.8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895">
            <text:p>5895</text:p>
          </table:table-cell>
          <table:table-cell office:value-type="string">
            <text:p>Success</text:p>
          </table:table-cell>
          <table:table-cell office:value-type="float" office:value="40125">
            <text:p>40125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1H26M28.388S">
            <text:p>11:26:28.3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562">
            <text:p>7562</text:p>
          </table:table-cell>
          <table:table-cell office:value-type="string">
            <text:p>Success</text:p>
          </table:table-cell>
          <table:table-cell office:value-type="float" office:value="43303">
            <text:p>43303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1H26M35.952S">
            <text:p>11:26:35.9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1H26M35.985S">
            <text:p>11:26:35.9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1H26M35.999S">
            <text:p>11:26:36.0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1H26M36.041S">
            <text:p>11:26:36.0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1H26M35.765S">
            <text:p>11:26:35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1H26M36.233S">
            <text:p>11:26:36.23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1H26M36.249S">
            <text:p>11:26:36.25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1H26M36.256S">
            <text:p>11:26:36.26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1H26M35.726S">
            <text:p>11:26:35.7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1H26M36.359S">
            <text:p>11:26:36.36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1H26M26.822S">
            <text:p>11:26:26.8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554">
            <text:p>9554</text:p>
          </table:table-cell>
          <table:table-cell office:value-type="string">
            <text:p>Success</text:p>
          </table:table-cell>
          <table:table-cell office:value-type="float" office:value="42026">
            <text:p>42026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1H26M36.372S">
            <text:p>11:26:36.37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1H26M36.381S">
            <text:p>11:26:36.38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1H26M36.378S">
            <text:p>11:26:36.3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1H26M36.405S">
            <text:p>11:26:36.4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1H26M36.421S">
            <text:p>11:26:36.4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1H26M36.437S">
            <text:p>11:26:36.4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1H26M35.717S">
            <text:p>11:26:35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30">
            <text:p>8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1H26M21.672S">
            <text:p>11:26:21.67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894">
            <text:p>1489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1H26M22.275S">
            <text:p>11:26:22.28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4294">
            <text:p>14294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1H26M36.547S">
            <text:p>11:26:36.55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1H26M14.354S">
            <text:p>11:26:14.3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2231">
            <text:p>22231</text:p>
          </table:table-cell>
          <table:table-cell office:value-type="string">
            <text:p>Success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1H26M36.58S">
            <text:p>11:26:36.58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1H26M36.59S">
            <text:p>11:26:36.59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1H26M31.788S">
            <text:p>11:26:31.7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426">
            <text:p>542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1H26M33.693S">
            <text:p>11:26:33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1H26M34.142S">
            <text:p>11:26:34.1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112">
            <text:p>3112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1H26M35.751S">
            <text:p>11:26:35.7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29">
            <text:p>152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1H26M35.737S">
            <text:p>11:26:35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1H26M33.667S">
            <text:p>11:26:33.6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36">
            <text:p>363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1H26M28.066S">
            <text:p>11:26:28.0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237">
            <text:p>923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1H26M34.134S">
            <text:p>11:26:34.13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170">
            <text:p>317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1H26M31.717S">
            <text:p>11:26:31.7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591">
            <text:p>5591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1H26M29.38S">
            <text:p>11:26:29.3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932">
            <text:p>7932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1H26M31.111S">
            <text:p>11:26:31.1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205">
            <text:p>6205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1H26M37.253S">
            <text:p>11:26:37.2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1H26M27.938S">
            <text:p>11:26:27.94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388">
            <text:p>938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1H26M28.028S">
            <text:p>11:26:28.0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299">
            <text:p>929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1H26M35.296S">
            <text:p>11:26:35.3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1H26M32.768S">
            <text:p>11:26:32.7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563">
            <text:p>456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1H26M29.411S">
            <text:p>11:26:29.41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922">
            <text:p>7922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1H26M37.332S">
            <text:p>11:26:37.3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1H26M37.33S">
            <text:p>11:26:37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1H26M37.329S">
            <text:p>11:26:37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1H26M37.326S">
            <text:p>11:26:37.33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1H26M37.38S">
            <text:p>11:26:37.38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1H26M37.389S">
            <text:p>11:26:37.39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1H26M37.327S">
            <text:p>11:26:37.3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1H26M37.254S">
            <text:p>11:26:37.2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1H26M37.732S">
            <text:p>11:26:37.73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1H26M37.745S">
            <text:p>11:26:37.75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1H26M37.755S">
            <text:p>11:26:37.76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1H26M29.971S">
            <text:p>11:26:29.9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813">
            <text:p>7813</text:p>
          </table:table-cell>
          <table:table-cell office:value-type="string">
            <text:p>Success</text:p>
          </table:table-cell>
          <table:table-cell office:value-type="float" office:value="45206">
            <text:p>45206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1H26M29.884S">
            <text:p>11:26:29.8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909">
            <text:p>7909</text:p>
          </table:table-cell>
          <table:table-cell office:value-type="string">
            <text:p>Success</text:p>
          </table:table-cell>
          <table:table-cell office:value-type="float" office:value="44961">
            <text:p>44961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1H26M37.786S">
            <text:p>11:26:37.7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1H26M37.807S">
            <text:p>11:26:37.8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1H26M37.829S">
            <text:p>11:26:37.83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1H26M37.795S">
            <text:p>11:26:37.8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1H26M37.852S">
            <text:p>11:26:37.8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1H26M37.862S">
            <text:p>11:26:37.8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1H26M37.869S">
            <text:p>11:26:37.87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1H26M37.885S">
            <text:p>11:26:37.8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1H26M37.907S">
            <text:p>11:26:37.9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1H26M37.311S">
            <text:p>11:26:37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1H26M38.463S">
            <text:p>11:26:38.46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1H26M38.473S">
            <text:p>11:26:38.47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1H26M38.481S">
            <text:p>11:26:38.48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1H26M37.292S">
            <text:p>11:26:37.2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1H26M38.688S">
            <text:p>11:26:38.69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1H26M38.697S">
            <text:p>11:26:38.70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1H26M37.282S">
            <text:p>11:26:37.2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1H26M38.702S">
            <text:p>11:26:38.70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1H26M38.748S">
            <text:p>11:26:38.75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1H26M31.765S">
            <text:p>11:26:31.7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003">
            <text:p>7003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1H26M38.761S">
            <text:p>11:26:38.76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1H26M38.777S">
            <text:p>11:26:38.78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1H26M31.687S">
            <text:p>11:26:31.6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867">
            <text:p>7867</text:p>
          </table:table-cell>
          <table:table-cell office:value-type="string">
            <text:p>Success</text:p>
          </table:table-cell>
          <table:table-cell office:value-type="float" office:value="44904">
            <text:p>44904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1H26M31.791S">
            <text:p>11:26:31.7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80">
            <text:p>7780</text:p>
          </table:table-cell>
          <table:table-cell office:value-type="string">
            <text:p>Success</text:p>
          </table:table-cell>
          <table:table-cell office:value-type="float" office:value="44763">
            <text:p>44763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1H26M39.557S">
            <text:p>11:26:39.5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1H26M33.58S">
            <text:p>11:26:33.5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998">
            <text:p>5998</text:p>
          </table:table-cell>
          <table:table-cell office:value-type="string">
            <text:p>Success</text:p>
          </table:table-cell>
          <table:table-cell office:value-type="float" office:value="43820">
            <text:p>43820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1H26M33.398S">
            <text:p>11:26:33.4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187">
            <text:p>6187</text:p>
          </table:table-cell>
          <table:table-cell office:value-type="string">
            <text:p>Success</text:p>
          </table:table-cell>
          <table:table-cell office:value-type="float" office:value="46281">
            <text:p>46281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1H26M33.561S">
            <text:p>11:26:33.5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028">
            <text:p>6028</text:p>
          </table:table-cell>
          <table:table-cell office:value-type="string">
            <text:p>Success</text:p>
          </table:table-cell>
          <table:table-cell office:value-type="float" office:value="44700">
            <text:p>44700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1H26M39.58S">
            <text:p>11:26:39.5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1H26M39.587S">
            <text:p>11:26:39.5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1H26M39.581S">
            <text:p>11:26:39.5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1H26M39.611S">
            <text:p>11:26:39.6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1H26M39.61S">
            <text:p>11:26:39.6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1H26M39.636S">
            <text:p>11:26:39.6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1H26M34.095S">
            <text:p>11:26:34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581">
            <text:p>5581</text:p>
          </table:table-cell>
          <table:table-cell office:value-type="string">
            <text:p>Success</text:p>
          </table:table-cell>
          <table:table-cell office:value-type="float" office:value="41863">
            <text:p>41863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1H26M38.769S">
            <text:p>11:26:38.7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27">
            <text:p>9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1H26M35.744S">
            <text:p>11:26:35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979">
            <text:p>397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1H26M35.69S">
            <text:p>11:26:35.6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1H26M37.214S">
            <text:p>11:26:37.2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529">
            <text:p>2529</text:p>
          </table:table-cell>
          <table:table-cell office:value-type="string">
            <text:p>Success</text:p>
          </table:table-cell>
          <table:table-cell office:value-type="float" office:value="39903">
            <text:p>39903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1H26M36.569S">
            <text:p>11:26:36.5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176">
            <text:p>317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1H26M36.566S">
            <text:p>11:26:36.5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183">
            <text:p>3183</text:p>
          </table:table-cell>
          <table:table-cell office:value-type="string">
            <text:p>Success</text:p>
          </table:table-cell>
          <table:table-cell office:value-type="float" office:value="39903">
            <text:p>39903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1H26M39.663S">
            <text:p>11:26:39.6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1H26M39.573S">
            <text:p>11:26:39.5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1H26M39.698S">
            <text:p>11:26:39.70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1H26M39.785S">
            <text:p>11:26:39.79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1H26M39.772S">
            <text:p>11:26:39.7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1H26M39.795S">
            <text:p>11:26:39.8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1H26M35.698S">
            <text:p>11:26:35.7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112">
            <text:p>411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1H26M34.212S">
            <text:p>11:26:34.2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599">
            <text:p>559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1H26M39.784S">
            <text:p>11:26:39.7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1H26M30.571S">
            <text:p>11:26:30.5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255">
            <text:p>9255</text:p>
          </table:table-cell>
          <table:table-cell office:value-type="string">
            <text:p>Success</text:p>
          </table:table-cell>
          <table:table-cell office:value-type="float" office:value="43526">
            <text:p>43526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1H26M35.677S">
            <text:p>11:26:35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147">
            <text:p>4147</text:p>
          </table:table-cell>
          <table:table-cell office:value-type="string">
            <text:p>Success</text:p>
          </table:table-cell>
          <table:table-cell office:value-type="float" office:value="41859">
            <text:p>41859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1H26M34.129S">
            <text:p>11:26:34.1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703">
            <text:p>5703</text:p>
          </table:table-cell>
          <table:table-cell office:value-type="string">
            <text:p>Success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1H26M39.827S">
            <text:p>11:26:39.8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1H26M37.887S">
            <text:p>11:26:37.8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981">
            <text:p>1981</text:p>
          </table:table-cell>
          <table:table-cell office:value-type="string">
            <text:p>Success</text:p>
          </table:table-cell>
          <table:table-cell office:value-type="float" office:value="38046">
            <text:p>38046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1H26M39.829S">
            <text:p>11:26:39.8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1H26M39.857S">
            <text:p>11:26:39.8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1H26M33.572S">
            <text:p>11:26:33.5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338">
            <text:p>6338</text:p>
          </table:table-cell>
          <table:table-cell office:value-type="string">
            <text:p>Success</text:p>
          </table:table-cell>
          <table:table-cell office:value-type="float" office:value="45006">
            <text:p>45006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1H26M39.88S">
            <text:p>11:26:39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1H26M31.766S">
            <text:p>11:26:31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158">
            <text:p>8158</text:p>
          </table:table-cell>
          <table:table-cell office:value-type="string">
            <text:p>Success</text:p>
          </table:table-cell>
          <table:table-cell office:value-type="float" office:value="45780">
            <text:p>45780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1H26M37.305S">
            <text:p>11:26:37.3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20">
            <text:p>2620</text:p>
          </table:table-cell>
          <table:table-cell office:value-type="string">
            <text:p>Success</text:p>
          </table:table-cell>
          <table:table-cell office:value-type="float" office:value="38041">
            <text:p>38041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1H26M37.306S">
            <text:p>11:26:37.3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38044">
            <text:p>38044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1H26M39.927S">
            <text:p>11:26:39.9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1H26M31.772S">
            <text:p>11:26:31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197">
            <text:p>8197</text:p>
          </table:table-cell>
          <table:table-cell office:value-type="string">
            <text:p>Success</text:p>
          </table:table-cell>
          <table:table-cell office:value-type="float" office:value="44706">
            <text:p>44706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1H26M39.949S">
            <text:p>11:26:39.9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1H26M36.588S">
            <text:p>11:26:36.5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40974">
            <text:p>40974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1H26M39.97S">
            <text:p>11:26:39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1H26M39.974S">
            <text:p>11:26:39.9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1H26M39.99S">
            <text:p>11:26:39.9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1H26M39.992S">
            <text:p>11:26:39.9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1H26M40.015S">
            <text:p>11:26:40.0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1H26M39.829S">
            <text:p>11:26:39.83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1H26M39.813S">
            <text:p>11:26:39.8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1H26M39.747S">
            <text:p>11:26:39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1H26M40.548S">
            <text:p>11:26:40.55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1H26M40.558S">
            <text:p>11:26:40.56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1H26M40.562S">
            <text:p>11:26:40.56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1H26M40.591S">
            <text:p>11:26:40.5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1H26M40.571S">
            <text:p>11:26:40.57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1H26M40.598S">
            <text:p>11:26:40.60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1H26M39.724S">
            <text:p>11:26:39.7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1H26M40.627S">
            <text:p>11:26:40.63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1H26M40.641S">
            <text:p>11:26:40.64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1H26M40.649S">
            <text:p>11:26:40.65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1H26M39.731S">
            <text:p>11:26:39.7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1H26M40.68S">
            <text:p>11:26:40.68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1H26M40.69S">
            <text:p>11:26:40.69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1H26M40.697S">
            <text:p>11:26:40.70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1H26M37.314S">
            <text:p>11:26:37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38">
            <text:p>373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1H26M40.013S">
            <text:p>11:26:40.0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1H26M39.912S">
            <text:p>11:26:39.9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1H26M36.079S">
            <text:p>11:26:36.08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02">
            <text:p>500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1H26M41.056S">
            <text:p>11:26:41.0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1H26M41.079S">
            <text:p>11:26:41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1H26M41.055S">
            <text:p>11:26:41.0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1H26M41.111S">
            <text:p>11:26:41.11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1H26M41.133S">
            <text:p>11:26:41.13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1H26M41.138S">
            <text:p>11:26:41.14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1H26M39.747S">
            <text:p>11:26:39.7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1H26M41.083S">
            <text:p>11:26:41.0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1H26M37.335S">
            <text:p>11:26:37.3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020">
            <text:p>4020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1H26M39.869S">
            <text:p>11:26:39.8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1H26M37.306S">
            <text:p>11:26:37.3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1H26M39.834S">
            <text:p>11:26:39.8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1H26M41.098S">
            <text:p>11:26:41.1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1H26M41.318S">
            <text:p>11:26:41.3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1H26M37.317S">
            <text:p>11:26:37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80">
            <text:p>4080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1H26M41.358S">
            <text:p>11:26:41.3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1H26M41.401S">
            <text:p>11:26:41.40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1H26M41.399S">
            <text:p>11:26:41.40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1H26M41.378S">
            <text:p>11:26:41.3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1H26M41.415S">
            <text:p>11:26:41.42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1H26M41.418S">
            <text:p>11:26:41.42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1H26M41.432S">
            <text:p>11:26:41.43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1H26M41.433S">
            <text:p>11:26:41.4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1H26M41.423S">
            <text:p>11:26:41.42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1H26M41.441S">
            <text:p>11:26:41.44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1H26M41.446S">
            <text:p>11:26:41.45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1H26M41.399S">
            <text:p>11:26:41.4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1H26M41.478S">
            <text:p>11:26:41.48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1H26M41.488S">
            <text:p>11:26:41.49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1H26M41.499S">
            <text:p>11:26:41.50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1H26M41.369S">
            <text:p>11:26:41.3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1H26M41.358S">
            <text:p>11:26:41.3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1H26M39.752S">
            <text:p>11:26:39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75">
            <text:p>1875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1H26M39.972S">
            <text:p>11:26:39.9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1H26M39.679S">
            <text:p>11:26:39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1H26M39.598S">
            <text:p>11:26:39.6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65">
            <text:p>206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1H26M37.378S">
            <text:p>11:26:37.3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289">
            <text:p>428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1H26M39.928S">
            <text:p>11:26:39.9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1H26M39.635S">
            <text:p>11:26:39.64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1H26M41.559S">
            <text:p>11:26:41.56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1H26M41.685S">
            <text:p>11:26:41.6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1H26M41.66S">
            <text:p>11:26:41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1H26M37.367S">
            <text:p>11:26:37.3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42">
            <text:p>434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1H26M36.451S">
            <text:p>11:26:36.4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267">
            <text:p>526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1H26M40.496S">
            <text:p>11:26:40.5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1H26M39.929S">
            <text:p>11:26:39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1H26M41.638S">
            <text:p>11:26:41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1H26M39.911S">
            <text:p>11:26:39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35">
            <text:p>1835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1H26M41.701S">
            <text:p>11:26:41.70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1H26M41.665S">
            <text:p>11:26:41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1H26M41.557S">
            <text:p>11:26:41.56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1H26M41.626S">
            <text:p>11:26:41.6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1H26M41.081S">
            <text:p>11:26:41.0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1H26M41.751S">
            <text:p>11:26:41.75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1H26M37.401S">
            <text:p>11:26:37.40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88">
            <text:p>438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1H26M39.59S">
            <text:p>11:26:39.5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99">
            <text:p>2199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1H26M39.892S">
            <text:p>11:26:39.8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99">
            <text:p>1899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1H26M37.37S">
            <text:p>11:26:37.3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428">
            <text:p>442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1H26M40.077S">
            <text:p>11:26:40.0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1H26M41.712S">
            <text:p>11:26:41.71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1H26M37.934S">
            <text:p>11:26:37.93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872">
            <text:p>387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1H26M41.741S">
            <text:p>11:26:41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1H26M41.762S">
            <text:p>11:26:41.76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1H26M41.802S">
            <text:p>11:26:41.80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1H26M41.672S">
            <text:p>11:26:41.6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1H26M41.766S">
            <text:p>11:26:41.77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1H26M41.793S">
            <text:p>11:26:41.7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1H26M41.818S">
            <text:p>11:26:41.82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1H26M41.816S">
            <text:p>11:26:41.82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1H26M41.747S">
            <text:p>11:26:41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1H26M41.808S">
            <text:p>11:26:41.81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1H26M41.841S">
            <text:p>11:26:41.84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1H26M41.791S">
            <text:p>11:26:41.7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1H26M41.825S">
            <text:p>11:26:41.83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1H26M41.827S">
            <text:p>11:26:41.83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1H26M41.852S">
            <text:p>11:26:41.85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1H26M41.863S">
            <text:p>11:26:41.86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1H26M41.874S">
            <text:p>11:26:41.87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1H26M41.864S">
            <text:p>11:26:41.86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1H26M41.864S">
            <text:p>11:26:41.86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1H26M41.864S">
            <text:p>11:26:41.86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1H26M41.863S">
            <text:p>11:26:41.86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1H26M41.882S">
            <text:p>11:26:41.88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1H26M41.884S">
            <text:p>11:26:41.88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1H26M41.889S">
            <text:p>11:26:41.89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1H26M41.769S">
            <text:p>11:26:41.7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1H26M41.925S">
            <text:p>11:26:41.93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1H26M41.941S">
            <text:p>11:26:41.94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1H26M41.966S">
            <text:p>11:26:41.97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1H26M39.797S">
            <text:p>11:26:39.8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35694">
            <text:p>35694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1H26M39.812S">
            <text:p>11:26:39.8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16">
            <text:p>2716</text:p>
          </table:table-cell>
          <table:table-cell office:value-type="string">
            <text:p>Success</text:p>
          </table:table-cell>
          <table:table-cell office:value-type="float" office:value="37747">
            <text:p>37747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1H26M42.53S">
            <text:p>11:26:42.5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1H26M42.546S">
            <text:p>11:26:42.5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1H26M41.713S">
            <text:p>11:26:41.7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32661">
            <text:p>32661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1H26M42.252S">
            <text:p>11:26:42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1H26M41.72S">
            <text:p>11:26:41.7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1H26M41.731S">
            <text:p>11:26:41.7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39962">
            <text:p>39962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1H26M41.758S">
            <text:p>11:26:41.7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1H26M41.806S">
            <text:p>11:26:41.8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1H26M43.124S">
            <text:p>11:26:43.1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1H26M41.708S">
            <text:p>11:26:41.7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89">
            <text:p>148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1H26M41.799S">
            <text:p>11:26:41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05">
            <text:p>1405</text:p>
          </table:table-cell>
          <table:table-cell office:value-type="string">
            <text:p>Success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1H26M41.801S">
            <text:p>11:26:41.8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39961">
            <text:p>3996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1H26M41.745S">
            <text:p>11:26:41.7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1H26M41.669S">
            <text:p>11:26:41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49">
            <text:p>1549</text:p>
          </table:table-cell>
          <table:table-cell office:value-type="string">
            <text:p>Success</text:p>
          </table:table-cell>
          <table:table-cell office:value-type="float" office:value="31586">
            <text:p>31586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1H26M41.348S">
            <text:p>11:26:41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74">
            <text:p>1874</text:p>
          </table:table-cell>
          <table:table-cell office:value-type="string">
            <text:p>Success</text:p>
          </table:table-cell>
          <table:table-cell office:value-type="float" office:value="34519">
            <text:p>34519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1H26M41.794S">
            <text:p>11:26:41.7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1H26M41.833S">
            <text:p>11:26:41.8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02">
            <text:p>1402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1H26M41.387S">
            <text:p>11:26:41.3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33505">
            <text:p>33505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1H26M43.195S">
            <text:p>11:26:43.20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1H26M42.562S">
            <text:p>11:26:42.5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1H26M43.245S">
            <text:p>11:26:43.2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1H26M43.167S">
            <text:p>11:26:43.1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1H26M43.243S">
            <text:p>11:26:43.24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1H26M43.271S">
            <text:p>11:26:43.27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1H26M43.271S">
            <text:p>11:26:43.27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1H26M43.289S">
            <text:p>11:26:43.2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1H26M43.298S">
            <text:p>11:26:43.30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1H26M43.21S">
            <text:p>11:26:43.2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1H26M43.327S">
            <text:p>11:26:43.33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1H26M43.338S">
            <text:p>11:26:43.34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1H26M43.347S">
            <text:p>11:26:43.3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1H26M43.193S">
            <text:p>11:26:43.1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1H26M43.401S">
            <text:p>11:26:43.40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1H26M43.409S">
            <text:p>11:26:43.41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1H26M43.424S">
            <text:p>11:26:43.42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1H26M43.15S">
            <text:p>11:26:43.1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1H26M43.432S">
            <text:p>11:26:43.43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1H26M43.447S">
            <text:p>11:26:43.4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1H26M43.453S">
            <text:p>11:26:43.4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1H26M43.223S">
            <text:p>11:26:43.2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1H26M43.071S">
            <text:p>11:26:43.0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1H26M43.205S">
            <text:p>11:26:43.2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1H26M43.674S">
            <text:p>11:26:43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1H26M43.219S">
            <text:p>11:26:43.2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1H26M43.235S">
            <text:p>11:26:43.2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1H26M43.241S">
            <text:p>11:26:43.2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1H26M43.264S">
            <text:p>11:26:43.2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1H26M43.723S">
            <text:p>11:26:43.72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1H26M43.756S">
            <text:p>11:26:43.76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1H26M43.762S">
            <text:p>11:26:43.7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1H26M43.711S">
            <text:p>11:26:43.7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1H26M43.734S">
            <text:p>11:26:43.7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1H26M43.769S">
            <text:p>11:26:43.77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1H26M43.697S">
            <text:p>11:26:43.7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1H26M43.78S">
            <text:p>11:26:43.78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1H26M43.74S">
            <text:p>11:26:43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1H26M43.786S">
            <text:p>11:26:43.79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1H26M43.816S">
            <text:p>11:26:43.82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1H26M43.789S">
            <text:p>11:26:43.79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1H26M43.796S">
            <text:p>11:26:43.80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1H26M43.737S">
            <text:p>11:26:43.7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1H26M43.825S">
            <text:p>11:26:43.8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1H26M43.823S">
            <text:p>11:26:43.82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1H26M43.839S">
            <text:p>11:26:43.84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1H26M43.826S">
            <text:p>11:26:43.83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1H26M43.808S">
            <text:p>11:26:43.81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1H26M43.847S">
            <text:p>11:26:43.85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1H26M43.848S">
            <text:p>11:26:43.85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1H26M43.854S">
            <text:p>11:26:43.85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1H26M43.855S">
            <text:p>11:26:43.8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1H26M43.174S">
            <text:p>11:26:43.1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8355">
            <text:p>28355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1H26M43.213S">
            <text:p>11:26:43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10">
            <text:p>1010</text:p>
          </table:table-cell>
          <table:table-cell office:value-type="string">
            <text:p>Success</text:p>
          </table:table-cell>
          <table:table-cell office:value-type="float" office:value="31290">
            <text:p>31290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1H26M43.746S">
            <text:p>11:26:43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8321">
            <text:p>2832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1H26M43.238S">
            <text:p>11:26:43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28353">
            <text:p>28353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1H26M43.199S">
            <text:p>11:26:43.2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8355">
            <text:p>28355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1H26M44.241S">
            <text:p>11:26:44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1H26M44.235S">
            <text:p>11:26:44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1H26M44.208S">
            <text:p>11:26:44.2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1H26M44.345S">
            <text:p>11:26:44.3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1H26M44.334S">
            <text:p>11:26:44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1H26M44.371S">
            <text:p>11:26:44.37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1H26M44.354S">
            <text:p>11:26:44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1H26M44.381S">
            <text:p>11:26:44.38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1H26M44.386S">
            <text:p>11:26:44.39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1H26M44.4S">
            <text:p>11:26:44.40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1H26M44.389S">
            <text:p>11:26:44.39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1H26M44.4S">
            <text:p>11:26:44.40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1H26M44.415S">
            <text:p>11:26:44.42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1H26M44.225S">
            <text:p>11:26:44.2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1H26M44.419S">
            <text:p>11:26:44.42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1H26M44.423S">
            <text:p>11:26:44.42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1H26M44.25S">
            <text:p>11:26:44.2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1H26M44.426S">
            <text:p>11:26:44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1H26M44.459S">
            <text:p>11:26:44.46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1H26M44.469S">
            <text:p>11:26:44.47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1H26M44.451S">
            <text:p>11:26:44.4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1H26M44.477S">
            <text:p>11:26:44.48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1H26M44.48S">
            <text:p>11:26:44.48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1H26M44.49S">
            <text:p>11:26:44.49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1H26M44.496S">
            <text:p>11:26:44.50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42:08.77</dc:date>
    <meta:document-statistic meta:table-count="1" meta:cell-count="20587" meta:object-count="0"/>
    <meta:generator>OpenOffice.org/3.2$Win32 OpenOffice.org_project/320m12$Build-9483</meta:generator>
  </office:meta>
</office:document-meta>
</file>